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 Calc" table:style-name="ta1">
        <table:shapes>
          <draw:frame draw:z-index="0" draw:style-name="gr1" draw:text-style-name="P1" svg:width="247.52mm" svg:height="74.38mm" svg:x="68.29mm" svg:y="71.45mm">
            <loext:p draw:notify-on-update-of-ranges="'Abrir Calc'.F12:'Abrir Calc'.N12 'Abrir Calc'.F3:'Abrir Calc'.N3 'Abrir Calc'.F4:'Abrir Calc'.N4 'Abrir Calc'.F5:'Abrir Calc'.N5 'Abrir Calc'.F6:'Abrir Calc'.N6 'Abrir Calc'.F7:'Abrir Calc'.N7 'Abrir Calc'.F8:'Abrir Calc'.N8 'Abrir Calc'.F9:'Abrir Calc'.N9 'Abrir Calc'.F10:'Abrir Calc'.N10 'Abrir Calc'.F11:'Abrir Calc'.N11 'Abrir Calc'.F12:'Abrir Calc'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1</text:p>
          </table:table-cell>
          <table:table-cell/>
          <table:table-cell office:value-type="float" office:value="0.0533665" calcext:value-type="float">
            <text:p>0,0533665</text:p>
          </table:table-cell>
          <table:table-cell office:value-type="float" office:value="0.0730779" calcext:value-type="float">
            <text:p>0,0730779</text:p>
          </table:table-cell>
          <table:table-cell office:value-type="float" office:value="0.178232" calcext:value-type="float">
            <text:p>0,178232</text:p>
          </table:table-cell>
          <table:table-cell office:value-type="float" office:value="0.211999" calcext:value-type="float">
            <text:p>0,211999</text:p>
          </table:table-cell>
          <table:table-cell office:value-type="float" office:value="0.259375" calcext:value-type="float">
            <text:p>0,259375</text:p>
          </table:table-cell>
          <table:table-cell office:value-type="float" office:value="0.377704" calcext:value-type="float">
            <text:p>0,377704</text:p>
          </table:table-cell>
          <table:table-cell office:value-type="float" office:value="0.397325" calcext:value-type="float">
            <text:p>0,397325</text:p>
          </table:table-cell>
          <table:table-cell office:value-type="float" office:value="0.420142" calcext:value-type="float">
            <text:p>0,420142</text:p>
          </table:table-cell>
          <table:table-cell office:value-type="float" office:value="0.582671" calcext:value-type="float">
            <text:p>0,5826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2</text:p>
          </table:table-cell>
          <table:table-cell/>
          <table:table-cell office:value-type="float" office:value="0.0521253" calcext:value-type="float">
            <text:p>0,0521253</text:p>
          </table:table-cell>
          <table:table-cell office:value-type="float" office:value="0.187088" calcext:value-type="float">
            <text:p>0,187088</text:p>
          </table:table-cell>
          <table:table-cell office:value-type="float" office:value="0.240998" calcext:value-type="float">
            <text:p>0,240998</text:p>
          </table:table-cell>
          <table:table-cell office:value-type="float" office:value="0.277746" calcext:value-type="float">
            <text:p>0,277746</text:p>
          </table:table-cell>
          <table:table-cell office:value-type="float" office:value="0.35935" calcext:value-type="float">
            <text:p>0,35935</text:p>
          </table:table-cell>
          <table:table-cell office:value-type="float" office:value="0.44419" calcext:value-type="float">
            <text:p>0,44419</text:p>
          </table:table-cell>
          <table:table-cell office:value-type="float" office:value="0.600218" calcext:value-type="float">
            <text:p>0,600218</text:p>
          </table:table-cell>
          <table:table-cell office:value-type="float" office:value="0.641332" calcext:value-type="float">
            <text:p>0,641332</text:p>
          </table:table-cell>
          <table:table-cell office:value-type="float" office:value="0.666154" calcext:value-type="float">
            <text:p>0,666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3</text:p>
          </table:table-cell>
          <table:table-cell/>
          <table:table-cell office:value-type="float" office:value="0.0821048" calcext:value-type="float">
            <text:p>0,0821048</text:p>
          </table:table-cell>
          <table:table-cell office:value-type="float" office:value="0.241608" calcext:value-type="float">
            <text:p>0,241608</text:p>
          </table:table-cell>
          <table:table-cell office:value-type="float" office:value="0.273796" calcext:value-type="float">
            <text:p>0,273796</text:p>
          </table:table-cell>
          <table:table-cell office:value-type="float" office:value="0.303017" calcext:value-type="float">
            <text:p>0,303017</text:p>
          </table:table-cell>
          <table:table-cell office:value-type="float" office:value="0.377863" calcext:value-type="float">
            <text:p>0,377863</text:p>
          </table:table-cell>
          <table:table-cell office:value-type="float" office:value="0.552676" calcext:value-type="float">
            <text:p>0,552676</text:p>
          </table:table-cell>
          <table:table-cell office:value-type="float" office:value="0.622363" calcext:value-type="float">
            <text:p>0,622363</text:p>
          </table:table-cell>
          <table:table-cell office:value-type="float" office:value="0.648976" calcext:value-type="float">
            <text:p>0,648976</text:p>
          </table:table-cell>
          <table:table-cell office:value-type="float" office:value="0.772492" calcext:value-type="float">
            <text:p>0,7724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4</text:p>
          </table:table-cell>
          <table:table-cell/>
          <table:table-cell office:value-type="float" office:value="0.0522507" calcext:value-type="float">
            <text:p>0,0522507</text:p>
          </table:table-cell>
          <table:table-cell office:value-type="float" office:value="0.179119" calcext:value-type="float">
            <text:p>0,179119</text:p>
          </table:table-cell>
          <table:table-cell office:value-type="float" office:value="0.215734" calcext:value-type="float">
            <text:p>0,215734</text:p>
          </table:table-cell>
          <table:table-cell office:value-type="float" office:value="0.253078" calcext:value-type="float">
            <text:p>0,253078</text:p>
          </table:table-cell>
          <table:table-cell office:value-type="float" office:value="0.36734" calcext:value-type="float">
            <text:p>0,36734</text:p>
          </table:table-cell>
          <table:table-cell office:value-type="float" office:value="0.396088" calcext:value-type="float">
            <text:p>0,396088</text:p>
          </table:table-cell>
          <table:table-cell office:value-type="float" office:value="0.421133" calcext:value-type="float">
            <text:p>0,421133</text:p>
          </table:table-cell>
          <table:table-cell office:value-type="float" office:value="0.575571" calcext:value-type="float">
            <text:p>0,575571</text:p>
          </table:table-cell>
          <table:table-cell office:value-type="float" office:value="0.637442" calcext:value-type="float">
            <text:p>0,637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5</text:p>
          </table:table-cell>
          <table:table-cell/>
          <table:table-cell office:value-type="float" office:value="0.149191" calcext:value-type="float">
            <text:p>0,149191</text:p>
          </table:table-cell>
          <table:table-cell office:value-type="float" office:value="0.173529" calcext:value-type="float">
            <text:p>0,173529</text:p>
          </table:table-cell>
          <table:table-cell office:value-type="float" office:value="0.194358" calcext:value-type="float">
            <text:p>0,194358</text:p>
          </table:table-cell>
          <table:table-cell office:value-type="float" office:value="0.219316" calcext:value-type="float">
            <text:p>0,219316</text:p>
          </table:table-cell>
          <table:table-cell office:value-type="float" office:value="0.262396" calcext:value-type="float">
            <text:p>0,262396</text:p>
          </table:table-cell>
          <table:table-cell office:value-type="float" office:value="0.353865" calcext:value-type="float">
            <text:p>0,353865</text:p>
          </table:table-cell>
          <table:table-cell office:value-type="float" office:value="0.534427" calcext:value-type="float">
            <text:p>0,534427</text:p>
          </table:table-cell>
          <table:table-cell office:value-type="float" office:value="0.625579" calcext:value-type="float">
            <text:p>0,625579</text:p>
          </table:table-cell>
          <table:table-cell office:value-type="float" office:value="0.70537" calcext:value-type="float">
            <text:p>0,705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6</text:p>
          </table:table-cell>
          <table:table-cell/>
          <table:table-cell office:value-type="float" office:value="0.0601355" calcext:value-type="float">
            <text:p>0,0601355</text:p>
          </table:table-cell>
          <table:table-cell office:value-type="float" office:value="0.18801" calcext:value-type="float">
            <text:p>0,18801</text:p>
          </table:table-cell>
          <table:table-cell office:value-type="float" office:value="0.212355" calcext:value-type="float">
            <text:p>0,212355</text:p>
          </table:table-cell>
          <table:table-cell office:value-type="float" office:value="0.226962" calcext:value-type="float">
            <text:p>0,226962</text:p>
          </table:table-cell>
          <table:table-cell office:value-type="float" office:value="0.244931" calcext:value-type="float">
            <text:p>0,244931</text:p>
          </table:table-cell>
          <table:table-cell office:value-type="float" office:value="0.273398" calcext:value-type="float">
            <text:p>0,273398</text:p>
          </table:table-cell>
          <table:table-cell office:value-type="float" office:value="0.408636" calcext:value-type="float">
            <text:p>0,408636</text:p>
          </table:table-cell>
          <table:table-cell office:value-type="float" office:value="0.560963" calcext:value-type="float">
            <text:p>0,560963</text:p>
          </table:table-cell>
          <table:table-cell office:value-type="float" office:value="0.715597" calcext:value-type="float">
            <text:p>0,7155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7</text:p>
          </table:table-cell>
          <table:table-cell/>
          <table:table-cell office:value-type="float" office:value="0.048206" calcext:value-type="float">
            <text:p>0,048206</text:p>
          </table:table-cell>
          <table:table-cell office:value-type="float" office:value="0.147585" calcext:value-type="float">
            <text:p>0,147585</text:p>
          </table:table-cell>
          <table:table-cell office:value-type="float" office:value="0.21346" calcext:value-type="float">
            <text:p>0,21346</text:p>
          </table:table-cell>
          <table:table-cell office:value-type="float" office:value="0.232417" calcext:value-type="float">
            <text:p>0,232417</text:p>
          </table:table-cell>
          <table:table-cell office:value-type="float" office:value="0.251679" calcext:value-type="float">
            <text:p>0,251679</text:p>
          </table:table-cell>
          <table:table-cell office:value-type="float" office:value="0.281691" calcext:value-type="float">
            <text:p>0,281691</text:p>
          </table:table-cell>
          <table:table-cell office:value-type="float" office:value="0.528452" calcext:value-type="float">
            <text:p>0,528452</text:p>
          </table:table-cell>
          <table:table-cell office:value-type="float" office:value="0.597616" calcext:value-type="float">
            <text:p>0,597616</text:p>
          </table:table-cell>
          <table:table-cell office:value-type="float" office:value="0.685991" calcext:value-type="float">
            <text:p>0,6859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8</text:p>
          </table:table-cell>
          <table:table-cell/>
          <table:table-cell office:value-type="float" office:value="0.0702877" calcext:value-type="float">
            <text:p>0,0702877</text:p>
          </table:table-cell>
          <table:table-cell office:value-type="float" office:value="0.202699" calcext:value-type="float">
            <text:p>0,202699</text:p>
          </table:table-cell>
          <table:table-cell office:value-type="float" office:value="0.219517" calcext:value-type="float">
            <text:p>0,219517</text:p>
          </table:table-cell>
          <table:table-cell office:value-type="float" office:value="0.234287" calcext:value-type="float">
            <text:p>0,234287</text:p>
          </table:table-cell>
          <table:table-cell office:value-type="float" office:value="0.251418" calcext:value-type="float">
            <text:p>0,251418</text:p>
          </table:table-cell>
          <table:table-cell office:value-type="float" office:value="0.343779" calcext:value-type="float">
            <text:p>0,343779</text:p>
          </table:table-cell>
          <table:table-cell office:value-type="float" office:value="0.378648" calcext:value-type="float">
            <text:p>0,378648</text:p>
          </table:table-cell>
          <table:table-cell office:value-type="float" office:value="0.523202" calcext:value-type="float">
            <text:p>0,523202</text:p>
          </table:table-cell>
          <table:table-cell office:value-type="float" office:value="0.587566" calcext:value-type="float">
            <text:p>0,5875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9</text:p>
          </table:table-cell>
          <table:table-cell/>
          <table:table-cell office:value-type="float" office:value="0.0468769" calcext:value-type="float">
            <text:p>0,0468769</text:p>
          </table:table-cell>
          <table:table-cell office:value-type="float" office:value="0.169424" calcext:value-type="float">
            <text:p>0,169424</text:p>
          </table:table-cell>
          <table:table-cell office:value-type="float" office:value="0.242511" calcext:value-type="float">
            <text:p>0,242511</text:p>
          </table:table-cell>
          <table:table-cell office:value-type="float" office:value="0.294435" calcext:value-type="float">
            <text:p>0,294435</text:p>
          </table:table-cell>
          <table:table-cell office:value-type="float" office:value="0.405006" calcext:value-type="float">
            <text:p>0,405006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58656" calcext:value-type="float">
            <text:p>0,58656</text:p>
          </table:table-cell>
          <table:table-cell office:value-type="float" office:value="0.664283" calcext:value-type="float">
            <text:p>0,664283</text:p>
          </table:table-cell>
          <table:table-cell office:value-type="float" office:value="0.803288" calcext:value-type="float">
            <text:p>0,8032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10</text:p>
          </table:table-cell>
          <table:table-cell/>
          <table:table-cell office:value-type="float" office:value="0.0446005" calcext:value-type="float">
            <text:p>0,0446005</text:p>
          </table:table-cell>
          <table:table-cell office:value-type="float" office:value="0.0732257" calcext:value-type="float">
            <text:p>0,0732257</text:p>
          </table:table-cell>
          <table:table-cell office:value-type="float" office:value="0.172404" calcext:value-type="float">
            <text:p>0,172404</text:p>
          </table:table-cell>
          <table:table-cell office:value-type="float" office:value="0.232203" calcext:value-type="float">
            <text:p>0,232203</text:p>
          </table:table-cell>
          <table:table-cell office:value-type="float" office:value="0.275948" calcext:value-type="float">
            <text:p>0,275948</text:p>
          </table:table-cell>
          <table:table-cell office:value-type="float" office:value="0.323579" calcext:value-type="float">
            <text:p>0,323579</text:p>
          </table:table-cell>
          <table:table-cell office:value-type="float" office:value="0.488399" calcext:value-type="float">
            <text:p>0,488399</text:p>
          </table:table-cell>
          <table:table-cell office:value-type="float" office:value="0.666584" calcext:value-type="float">
            <text:p>0,666584</text:p>
          </table:table-cell>
          <table:table-cell office:value-type="float" office:value="0.778007" calcext:value-type="float">
            <text:p>0,77800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</table:table>
      <table:table table:name="Alarme" table:style-name="ta1">
        <table:shapes>
          <draw:frame draw:z-index="0" draw:style-name="gr1" draw:text-style-name="P1" svg:width="223.57mm" svg:height="90.04mm" svg:x="23.68mm" svg:y="64.81mm">
            <loext:p draw:notify-on-update-of-ranges="Alarme.C12:Alarme.K12 Alarme.C3:Alarme.K3 Alarme.C4:Alarme.K4 Alarme.C5:Alarme.K5 Alarme.C6:Alarme.K6 Alarme.C7:Alarme.K7 Alarme.C8:Alarme.K8 Alarme.C9:Alarme.K9 Alarme.C10:Alarme.K10 Alarme.C11:Alarme.K11 Alarme.C12:Alarme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arme1</text:p>
          </table:table-cell>
          <table:table-cell office:value-type="float" office:value="0.0924405" calcext:value-type="float">
            <text:p>0,0924405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167044" calcext:value-type="float">
            <text:p>0,167044</text:p>
          </table:table-cell>
          <table:table-cell office:value-type="float" office:value="0.244564" calcext:value-type="float">
            <text:p>0,244564</text:p>
          </table:table-cell>
          <table:table-cell office:value-type="float" office:value="0.29932" calcext:value-type="float">
            <text:p>0,29932</text:p>
          </table:table-cell>
          <table:table-cell office:value-type="float" office:value="0.328029" calcext:value-type="float">
            <text:p>0,328029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40889" calcext:value-type="float">
            <text:p>0,40889</text:p>
          </table:table-cell>
          <table:table-cell office:value-type="float" office:value="0.450708" calcext:value-type="float">
            <text:p>0,450708</text:p>
          </table:table-cell>
        </table:table-row>
        <table:table-row table:style-name="ro1">
          <table:table-cell/>
          <table:table-cell office:value-type="string" calcext:value-type="string">
            <text:p>Alarme2</text:p>
          </table:table-cell>
          <table:table-cell office:value-type="float" office:value="0.0732086" calcext:value-type="float">
            <text:p>0,0732086</text:p>
          </table:table-cell>
          <table:table-cell office:value-type="float" office:value="0.101147" calcext:value-type="float">
            <text:p>0,101147</text:p>
          </table:table-cell>
          <table:table-cell office:value-type="float" office:value="0.133627" calcext:value-type="float">
            <text:p>0,133627</text:p>
          </table:table-cell>
          <table:table-cell office:value-type="float" office:value="0.181397" calcext:value-type="float">
            <text:p>0,181397</text:p>
          </table:table-cell>
          <table:table-cell office:value-type="float" office:value="0.254434" calcext:value-type="float">
            <text:p>0,254434</text:p>
          </table:table-cell>
          <table:table-cell office:value-type="float" office:value="0.316116" calcext:value-type="float">
            <text:p>0,316116</text:p>
          </table:table-cell>
          <table:table-cell office:value-type="float" office:value="0.371792" calcext:value-type="float">
            <text:p>0,371792</text:p>
          </table:table-cell>
          <table:table-cell office:value-type="float" office:value="0.411342" calcext:value-type="float">
            <text:p>0,411342</text:p>
          </table:table-cell>
          <table:table-cell office:value-type="float" office:value="0.469001" calcext:value-type="float">
            <text:p>0,469001</text:p>
          </table:table-cell>
        </table:table-row>
        <table:table-row table:style-name="ro1">
          <table:table-cell/>
          <table:table-cell office:value-type="string" calcext:value-type="string">
            <text:p>Alarme3</text:p>
          </table:table-cell>
          <table:table-cell office:value-type="float" office:value="0.0993454" calcext:value-type="float">
            <text:p>0,0993454</text:p>
          </table:table-cell>
          <table:table-cell office:value-type="float" office:value="0.124088" calcext:value-type="float">
            <text:p>0,124088</text:p>
          </table:table-cell>
          <table:table-cell office:value-type="float" office:value="0.149119" calcext:value-type="float">
            <text:p>0,149119</text:p>
          </table:table-cell>
          <table:table-cell office:value-type="float" office:value="0.201805" calcext:value-type="float">
            <text:p>0,201805</text:p>
          </table:table-cell>
          <table:table-cell office:value-type="float" office:value="0.263431" calcext:value-type="float">
            <text:p>0,263431</text:p>
          </table:table-cell>
          <table:table-cell office:value-type="float" office:value="0.296854" calcext:value-type="float">
            <text:p>0,296854</text:p>
          </table:table-cell>
          <table:table-cell office:value-type="float" office:value="0.346973" calcext:value-type="float">
            <text:p>0,346973</text:p>
          </table:table-cell>
          <table:table-cell office:value-type="float" office:value="0.388644" calcext:value-type="float">
            <text:p>0,388644</text:p>
          </table:table-cell>
          <table:table-cell office:value-type="float" office:value="0.424056" calcext:value-type="float">
            <text:p>0,424056</text:p>
          </table:table-cell>
        </table:table-row>
        <table:table-row table:style-name="ro1">
          <table:table-cell/>
          <table:table-cell office:value-type="string" calcext:value-type="string">
            <text:p>Alarme4</text:p>
          </table:table-cell>
          <table:table-cell office:value-type="float" office:value="0.0855381" calcext:value-type="float">
            <text:p>0,0855381</text:p>
          </table:table-cell>
          <table:table-cell office:value-type="float" office:value="0.12761" calcext:value-type="float">
            <text:p>0,12761</text:p>
          </table:table-cell>
          <table:table-cell office:value-type="float" office:value="0.17325" calcext:value-type="float">
            <text:p>0,17325</text:p>
          </table:table-cell>
          <table:table-cell office:value-type="float" office:value="0.214448" calcext:value-type="float">
            <text:p>0,214448</text:p>
          </table:table-cell>
          <table:table-cell office:value-type="float" office:value="0.237929" calcext:value-type="float">
            <text:p>0,237929</text:p>
          </table:table-cell>
          <table:table-cell office:value-type="float" office:value="0.258977" calcext:value-type="float">
            <text:p>0,258977</text:p>
          </table:table-cell>
          <table:table-cell office:value-type="float" office:value="0.298379" calcext:value-type="float">
            <text:p>0,298379</text:p>
          </table:table-cell>
          <table:table-cell office:value-type="float" office:value="0.35661" calcext:value-type="float">
            <text:p>0,35661</text:p>
          </table:table-cell>
          <table:table-cell office:value-type="float" office:value="0.419163" calcext:value-type="float">
            <text:p>0,419163</text:p>
          </table:table-cell>
        </table:table-row>
        <table:table-row table:style-name="ro1">
          <table:table-cell/>
          <table:table-cell office:value-type="string" calcext:value-type="string">
            <text:p>Alarme5</text:p>
          </table:table-cell>
          <table:table-cell office:value-type="float" office:value="0.150003" calcext:value-type="float">
            <text:p>0,150003</text:p>
          </table:table-cell>
          <table:table-cell office:value-type="float" office:value="0.195172" calcext:value-type="float">
            <text:p>0,195172</text:p>
          </table:table-cell>
          <table:table-cell office:value-type="float" office:value="0.249692" calcext:value-type="float">
            <text:p>0,249692</text:p>
          </table:table-cell>
          <table:table-cell office:value-type="float" office:value="0.293429" calcext:value-type="float">
            <text:p>0,293429</text:p>
          </table:table-cell>
          <table:table-cell office:value-type="float" office:value="0.317479" calcext:value-type="float">
            <text:p>0,317479</text:p>
          </table:table-cell>
          <table:table-cell office:value-type="float" office:value="0.35012" calcext:value-type="float">
            <text:p>0,35012</text:p>
          </table:table-cell>
          <table:table-cell office:value-type="float" office:value="0.383499" calcext:value-type="float">
            <text:p>0,383499</text:p>
          </table:table-cell>
          <table:table-cell office:value-type="float" office:value="0.421732" calcext:value-type="float">
            <text:p>0,421732</text:p>
          </table:table-cell>
          <table:table-cell office:value-type="float" office:value="0.545247" calcext:value-type="float">
            <text:p>0,545247</text:p>
          </table:table-cell>
        </table:table-row>
        <table:table-row table:style-name="ro1">
          <table:table-cell/>
          <table:table-cell office:value-type="string" calcext:value-type="string">
            <text:p>Alarme6</text:p>
          </table:table-cell>
          <table:table-cell office:value-type="float" office:value="0.219194" calcext:value-type="float">
            <text:p>0,219194</text:p>
          </table:table-cell>
          <table:table-cell office:value-type="float" office:value="0.296149" calcext:value-type="float">
            <text:p>0,296149</text:p>
          </table:table-cell>
          <table:table-cell office:value-type="float" office:value="0.321776" calcext:value-type="float">
            <text:p>0,321776</text:p>
          </table:table-cell>
          <table:table-cell office:value-type="float" office:value="0.348862" calcext:value-type="float">
            <text:p>0,348862</text:p>
          </table:table-cell>
          <table:table-cell office:value-type="float" office:value="0.374198" calcext:value-type="float">
            <text:p>0,374198</text:p>
          </table:table-cell>
          <table:table-cell office:value-type="float" office:value="0.397564" calcext:value-type="float">
            <text:p>0,397564</text:p>
          </table:table-cell>
          <table:table-cell office:value-type="float" office:value="0.416456" calcext:value-type="float">
            <text:p>0,416456</text:p>
          </table:table-cell>
          <table:table-cell office:value-type="float" office:value="0.442472" calcext:value-type="float">
            <text:p>0,442472</text:p>
          </table:table-cell>
          <table:table-cell office:value-type="float" office:value="0.489885" calcext:value-type="float">
            <text:p>0,489885</text:p>
          </table:table-cell>
        </table:table-row>
        <table:table-row table:style-name="ro1">
          <table:table-cell/>
          <table:table-cell office:value-type="string" calcext:value-type="string">
            <text:p>Alarme7</text:p>
          </table:table-cell>
          <table:table-cell office:value-type="float" office:value="0.160395" calcext:value-type="float">
            <text:p>0,160395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268567" calcext:value-type="float">
            <text:p>0,268567</text:p>
          </table:table-cell>
          <table:table-cell office:value-type="float" office:value="0.312701" calcext:value-type="float">
            <text:p>0,312701</text:p>
          </table:table-cell>
          <table:table-cell office:value-type="float" office:value="0.358222" calcext:value-type="float">
            <text:p>0,358222</text:p>
          </table:table-cell>
          <table:table-cell office:value-type="float" office:value="0.394346" calcext:value-type="float">
            <text:p>0,394346</text:p>
          </table:table-cell>
          <table:table-cell office:value-type="float" office:value="0.430152" calcext:value-type="float">
            <text:p>0,430152</text:p>
          </table:table-cell>
          <table:table-cell office:value-type="float" office:value="0.472104" calcext:value-type="float">
            <text:p>0,472104</text:p>
          </table:table-cell>
          <table:table-cell office:value-type="float" office:value="0.571514" calcext:value-type="float">
            <text:p>0,571514</text:p>
          </table:table-cell>
        </table:table-row>
        <table:table-row table:style-name="ro1">
          <table:table-cell/>
          <table:table-cell office:value-type="string" calcext:value-type="string">
            <text:p>Alarme8</text:p>
          </table:table-cell>
          <table:table-cell office:value-type="float" office:value="0.123124" calcext:value-type="float">
            <text:p>0,123124</text:p>
          </table:table-cell>
          <table:table-cell office:value-type="float" office:value="0.149092" calcext:value-type="float">
            <text:p>0,149092</text:p>
          </table:table-cell>
          <table:table-cell office:value-type="float" office:value="0.174441" calcext:value-type="float">
            <text:p>0,174441</text:p>
          </table:table-cell>
          <table:table-cell office:value-type="float" office:value="0.191773" calcext:value-type="float">
            <text:p>0,191773</text:p>
          </table:table-cell>
          <table:table-cell office:value-type="float" office:value="0.225634" calcext:value-type="float">
            <text:p>0,225634</text:p>
          </table:table-cell>
          <table:table-cell office:value-type="float" office:value="0.327184" calcext:value-type="float">
            <text:p>0,327184</text:p>
          </table:table-cell>
          <table:table-cell office:value-type="float" office:value="0.389087" calcext:value-type="float">
            <text:p>0,389087</text:p>
          </table:table-cell>
          <table:table-cell office:value-type="float" office:value="0.420719" calcext:value-type="float">
            <text:p>0,420719</text:p>
          </table:table-cell>
          <table:table-cell office:value-type="float" office:value="0.471293" calcext:value-type="float">
            <text:p>0,471293</text:p>
          </table:table-cell>
        </table:table-row>
        <table:table-row table:style-name="ro1">
          <table:table-cell/>
          <table:table-cell office:value-type="string" calcext:value-type="string">
            <text:p>Alarme9</text:p>
          </table:table-cell>
          <table:table-cell office:value-type="float" office:value="0.0969456" calcext:value-type="float">
            <text:p>0,0969456</text:p>
          </table:table-cell>
          <table:table-cell office:value-type="float" office:value="0.20973" calcext:value-type="float">
            <text:p>0,20973</text:p>
          </table:table-cell>
          <table:table-cell office:value-type="float" office:value="0.288375" calcext:value-type="float">
            <text:p>0,288375</text:p>
          </table:table-cell>
          <table:table-cell office:value-type="float" office:value="0.316717" calcext:value-type="float">
            <text:p>0,316717</text:p>
          </table:table-cell>
          <table:table-cell office:value-type="float" office:value="0.344379" calcext:value-type="float">
            <text:p>0,344379</text:p>
          </table:table-cell>
          <table:table-cell office:value-type="float" office:value="0.375344" calcext:value-type="float">
            <text:p>0,375344</text:p>
          </table:table-cell>
          <table:table-cell office:value-type="float" office:value="0.411654" calcext:value-type="float">
            <text:p>0,411654</text:p>
          </table:table-cell>
          <table:table-cell office:value-type="float" office:value="0.454928" calcext:value-type="float">
            <text:p>0,454928</text:p>
          </table:table-cell>
          <table:table-cell office:value-type="float" office:value="0.531468" calcext:value-type="float">
            <text:p>0,531468</text:p>
          </table:table-cell>
        </table:table-row>
        <table:table-row table:style-name="ro1">
          <table:table-cell/>
          <table:table-cell office:value-type="string" calcext:value-type="string">
            <text:p>Alarme10</text:p>
          </table:table-cell>
          <table:table-cell office:value-type="float" office:value="0.111534" calcext:value-type="float">
            <text:p>0,111534</text:p>
          </table:table-cell>
          <table:table-cell office:value-type="float" office:value="0.143087" calcext:value-type="float">
            <text:p>0,143087</text:p>
          </table:table-cell>
          <table:table-cell office:value-type="float" office:value="0.201479" calcext:value-type="float">
            <text:p>0,201479</text:p>
          </table:table-cell>
          <table:table-cell office:value-type="float" office:value="0.262354" calcext:value-type="float">
            <text:p>0,262354</text:p>
          </table:table-cell>
          <table:table-cell office:value-type="float" office:value="0.310276" calcext:value-type="float">
            <text:p>0,310276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0.499196" calcext:value-type="float">
            <text:p>0,499196</text:p>
          </table:table-cell>
          <table:table-cell office:value-type="float" office:value="0.672734" calcext:value-type="float">
            <text:p>0,672734</text:p>
          </table:table-cell>
        </table:table-row>
      </table:table>
      <table:table table:name="Boa noite logan" table:style-name="ta1">
        <table:shapes>
          <draw:frame draw:z-index="0" draw:style-name="gr1" draw:text-style-name="P1" svg:width="232.35mm" svg:height="90.04mm" svg:x="23.95mm" svg:y="64.81mm">
            <loext:p draw:notify-on-update-of-ranges="'Boa noite logan'.C8:'Boa noite logan'.K8 'Boa noite logan'.C3:'Boa noite logan'.K3 'Boa noite logan'.C4:'Boa noite logan'.K4 'Boa noite logan'.C5:'Boa noite logan'.K5 'Boa noite logan'.C6:'Boa noite logan'.K6 'Boa noite logan'.C7:'Boa noite logan'.K7 'Boa noite logan'.C8:'Boa noite logan'.K8 'Boa noite logan'.C9:'Boa noite logan'.K9 'Boa noite logan'.C10:'Boa noite logan'.K10 'Boa noite logan'.C11:'Boa noite logan'.K11 'Boa noite logan'.C12:'Boa noite logan'.K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a_noite_Logan1</text:p>
          </table:table-cell>
          <table:table-cell office:value-type="float" office:value="0.103563" calcext:value-type="float">
            <text:p>0,103563</text:p>
          </table:table-cell>
          <table:table-cell office:value-type="float" office:value="0.1138" calcext:value-type="float">
            <text:p>0,1138</text:p>
          </table:table-cell>
          <table:table-cell office:value-type="float" office:value="0.121263" calcext:value-type="float">
            <text:p>0,121263</text:p>
          </table:table-cell>
          <table:table-cell office:value-type="float" office:value="0.130626" calcext:value-type="float">
            <text:p>0,130626</text:p>
          </table:table-cell>
          <table:table-cell office:value-type="float" office:value="0.146472" calcext:value-type="float">
            <text:p>0,146472</text:p>
          </table:table-cell>
          <table:table-cell office:value-type="float" office:value="0.237974" calcext:value-type="float">
            <text:p>0,237974</text:p>
          </table:table-cell>
          <table:table-cell office:value-type="float" office:value="0.261083" calcext:value-type="float">
            <text:p>0,261083</text:p>
          </table:table-cell>
          <table:table-cell office:value-type="float" office:value="0.376615" calcext:value-type="float">
            <text:p>0,376615</text:p>
          </table:table-cell>
          <table:table-cell office:value-type="float" office:value="0.598345" calcext:value-type="float">
            <text:p>0,598345</text:p>
          </table:table-cell>
        </table:table-row>
        <table:table-row table:style-name="ro1">
          <table:table-cell/>
          <table:table-cell office:value-type="string" calcext:value-type="string">
            <text:p>Boa_noite_Logan2</text:p>
          </table:table-cell>
          <table:table-cell office:value-type="float" office:value="0.12131" calcext:value-type="float">
            <text:p>0,12131</text:p>
          </table:table-cell>
          <table:table-cell office:value-type="float" office:value="0.146081" calcext:value-type="float">
            <text:p>0,146081</text:p>
          </table:table-cell>
          <table:table-cell office:value-type="float" office:value="0.211169" calcext:value-type="float">
            <text:p>0,211169</text:p>
          </table:table-cell>
          <table:table-cell office:value-type="float" office:value="0.272023" calcext:value-type="float">
            <text:p>0,272023</text:p>
          </table:table-cell>
          <table:table-cell office:value-type="float" office:value="0.293472" calcext:value-type="float">
            <text:p>0,293472</text:p>
          </table:table-cell>
          <table:table-cell office:value-type="float" office:value="0.308012" calcext:value-type="float">
            <text:p>0,308012</text:p>
          </table:table-cell>
          <table:table-cell office:value-type="float" office:value="0.319894" calcext:value-type="float">
            <text:p>0,319894</text:p>
          </table:table-cell>
          <table:table-cell office:value-type="float" office:value="0.340964" calcext:value-type="float">
            <text:p>0,340964</text:p>
          </table:table-cell>
          <table:table-cell office:value-type="float" office:value="0.587248" calcext:value-type="float">
            <text:p>0,587248</text:p>
          </table:table-cell>
        </table:table-row>
        <table:table-row table:style-name="ro1">
          <table:table-cell/>
          <table:table-cell office:value-type="string" calcext:value-type="string">
            <text:p>Boa_noite_Logan3</text:p>
          </table:table-cell>
          <table:table-cell office:value-type="float" office:value="0.0949511" calcext:value-type="float">
            <text:p>0,0949511</text:p>
          </table:table-cell>
          <table:table-cell office:value-type="float" office:value="0.12526" calcext:value-type="float">
            <text:p>0,12526</text:p>
          </table:table-cell>
          <table:table-cell office:value-type="float" office:value="0.16108" calcext:value-type="float">
            <text:p>0,16108</text:p>
          </table:table-cell>
          <table:table-cell office:value-type="float" office:value="0.249053" calcext:value-type="float">
            <text:p>0,249053</text:p>
          </table:table-cell>
          <table:table-cell office:value-type="float" office:value="0.272722" calcext:value-type="float">
            <text:p>0,272722</text:p>
          </table:table-cell>
          <table:table-cell office:value-type="float" office:value="0.293278" calcext:value-type="float">
            <text:p>0,293278</text:p>
          </table:table-cell>
          <table:table-cell office:value-type="float" office:value="0.327889" calcext:value-type="float">
            <text:p>0,327889</text:p>
          </table:table-cell>
          <table:table-cell office:value-type="float" office:value="0.515293" calcext:value-type="float">
            <text:p>0,515293</text:p>
          </table:table-cell>
          <table:table-cell office:value-type="float" office:value="0.632367" calcext:value-type="float">
            <text:p>0,632367</text:p>
          </table:table-cell>
        </table:table-row>
        <table:table-row table:style-name="ro1">
          <table:table-cell/>
          <table:table-cell office:value-type="string" calcext:value-type="string">
            <text:p>Boa_noite_Logan4</text:p>
          </table:table-cell>
          <table:table-cell office:value-type="float" office:value="0.0889084" calcext:value-type="float">
            <text:p>0,0889084</text:p>
          </table:table-cell>
          <table:table-cell office:value-type="float" office:value="0.111215" calcext:value-type="float">
            <text:p>0,111215</text:p>
          </table:table-cell>
          <table:table-cell office:value-type="float" office:value="0.140372" calcext:value-type="float">
            <text:p>0,140372</text:p>
          </table:table-cell>
          <table:table-cell office:value-type="float" office:value="0.199125" calcext:value-type="float">
            <text:p>0,199125</text:p>
          </table:table-cell>
          <table:table-cell office:value-type="float" office:value="0.259236" calcext:value-type="float">
            <text:p>0,259236</text:p>
          </table:table-cell>
          <table:table-cell office:value-type="float" office:value="0.299237" calcext:value-type="float">
            <text:p>0,299237</text:p>
          </table:table-cell>
          <table:table-cell office:value-type="float" office:value="0.322782" calcext:value-type="float">
            <text:p>0,322782</text:p>
          </table:table-cell>
          <table:table-cell office:value-type="float" office:value="0.344211" calcext:value-type="float">
            <text:p>0,344211</text:p>
          </table:table-cell>
          <table:table-cell office:value-type="float" office:value="0.545932" calcext:value-type="float">
            <text:p>0,545932</text:p>
          </table:table-cell>
        </table:table-row>
        <table:table-row table:style-name="ro1">
          <table:table-cell/>
          <table:table-cell office:value-type="string" calcext:value-type="string">
            <text:p>Boa_noite_Logan5</text:p>
          </table:table-cell>
          <table:table-cell office:value-type="float" office:value="0.101455" calcext:value-type="float">
            <text:p>0,101455</text:p>
          </table:table-cell>
          <table:table-cell office:value-type="float" office:value="0.165582" calcext:value-type="float">
            <text:p>0,165582</text:p>
          </table:table-cell>
          <table:table-cell office:value-type="float" office:value="0.244675" calcext:value-type="float">
            <text:p>0,244675</text:p>
          </table:table-cell>
          <table:table-cell office:value-type="float" office:value="0.294255" calcext:value-type="float">
            <text:p>0,294255</text:p>
          </table:table-cell>
          <table:table-cell office:value-type="float" office:value="0.332796" calcext:value-type="float">
            <text:p>0,332796</text:p>
          </table:table-cell>
          <table:table-cell office:value-type="float" office:value="0.43903" calcext:value-type="float">
            <text:p>0,43903</text:p>
          </table:table-cell>
          <table:table-cell office:value-type="float" office:value="0.592986" calcext:value-type="float">
            <text:p>0,592986</text:p>
          </table:table-cell>
          <table:table-cell office:value-type="float" office:value="0.662652" calcext:value-type="float">
            <text:p>0,662652</text:p>
          </table:table-cell>
          <table:table-cell office:value-type="float" office:value="0.803065" calcext:value-type="float">
            <text:p>0,803065</text:p>
          </table:table-cell>
        </table:table-row>
        <table:table-row table:style-name="ro1">
          <table:table-cell/>
          <table:table-cell office:value-type="string" calcext:value-type="string">
            <text:p>Boa_noite_Logan6</text:p>
          </table:table-cell>
          <table:table-cell office:value-type="float" office:value="0.0609149" calcext:value-type="float">
            <text:p>0,0609149</text:p>
          </table:table-cell>
          <table:table-cell office:value-type="float" office:value="0.132097" calcext:value-type="float">
            <text:p>0,132097</text:p>
          </table:table-cell>
          <table:table-cell office:value-type="float" office:value="0.167803" calcext:value-type="float">
            <text:p>0,167803</text:p>
          </table:table-cell>
          <table:table-cell office:value-type="float" office:value="0.213834" calcext:value-type="float">
            <text:p>0,213834</text:p>
          </table:table-cell>
          <table:table-cell office:value-type="float" office:value="0.258199" calcext:value-type="float">
            <text:p>0,258199</text:p>
          </table:table-cell>
          <table:table-cell office:value-type="float" office:value="0.326584" calcext:value-type="float">
            <text:p>0,326584</text:p>
          </table:table-cell>
          <table:table-cell office:value-type="float" office:value="0.485921" calcext:value-type="float">
            <text:p>0,485921</text:p>
          </table:table-cell>
          <table:table-cell office:value-type="float" office:value="0.55126" calcext:value-type="float">
            <text:p>0,55126</text:p>
          </table:table-cell>
          <table:table-cell office:value-type="float" office:value="0.666635" calcext:value-type="float">
            <text:p>0,666635</text:p>
          </table:table-cell>
        </table:table-row>
        <table:table-row table:style-name="ro1">
          <table:table-cell/>
          <table:table-cell office:value-type="string" calcext:value-type="string">
            <text:p>Boa_noite_Logan7</text:p>
          </table:table-cell>
          <table:table-cell office:value-type="float" office:value="0.0663422" calcext:value-type="float">
            <text:p>0,0663422</text:p>
          </table:table-cell>
          <table:table-cell office:value-type="float" office:value="0.0848178" calcext:value-type="float">
            <text:p>0,0848178</text:p>
          </table:table-cell>
          <table:table-cell office:value-type="float" office:value="0.100647" calcext:value-type="float">
            <text:p>0,100647</text:p>
          </table:table-cell>
          <table:table-cell office:value-type="float" office:value="0.118154" calcext:value-type="float">
            <text:p>0,118154</text:p>
          </table:table-cell>
          <table:table-cell office:value-type="float" office:value="0.168005" calcext:value-type="float">
            <text:p>0,168005</text:p>
          </table:table-cell>
          <table:table-cell office:value-type="float" office:value="0.234253" calcext:value-type="float">
            <text:p>0,234253</text:p>
          </table:table-cell>
          <table:table-cell office:value-type="float" office:value="0.273449" calcext:value-type="float">
            <text:p>0,273449</text:p>
          </table:table-cell>
          <table:table-cell office:value-type="float" office:value="0.31385" calcext:value-type="float">
            <text:p>0,31385</text:p>
          </table:table-cell>
          <table:table-cell office:value-type="float" office:value="0.594268" calcext:value-type="float">
            <text:p>0,594268</text:p>
          </table:table-cell>
        </table:table-row>
        <table:table-row table:style-name="ro1">
          <table:table-cell/>
          <table:table-cell office:value-type="string" calcext:value-type="string">
            <text:p>Boa_noite_Logan8</text:p>
          </table:table-cell>
          <table:table-cell office:value-type="float" office:value="0.0990875" calcext:value-type="float">
            <text:p>0,0990875</text:p>
          </table:table-cell>
          <table:table-cell office:value-type="float" office:value="0.125538" calcext:value-type="float">
            <text:p>0,125538</text:p>
          </table:table-cell>
          <table:table-cell office:value-type="float" office:value="0.154442" calcext:value-type="float">
            <text:p>0,154442</text:p>
          </table:table-cell>
          <table:table-cell office:value-type="float" office:value="0.243091" calcext:value-type="float">
            <text:p>0,243091</text:p>
          </table:table-cell>
          <table:table-cell office:value-type="float" office:value="0.288503" calcext:value-type="float">
            <text:p>0,288503</text:p>
          </table:table-cell>
          <table:table-cell office:value-type="float" office:value="0.319667" calcext:value-type="float">
            <text:p>0,319667</text:p>
          </table:table-cell>
          <table:table-cell office:value-type="float" office:value="0.336045" calcext:value-type="float">
            <text:p>0,336045</text:p>
          </table:table-cell>
          <table:table-cell office:value-type="float" office:value="0.552987" calcext:value-type="float">
            <text:p>0,552987</text:p>
          </table:table-cell>
          <table:table-cell office:value-type="float" office:value="0.636256" calcext:value-type="float">
            <text:p>0,636256</text:p>
          </table:table-cell>
        </table:table-row>
        <table:table-row table:style-name="ro1">
          <table:table-cell/>
          <table:table-cell office:value-type="string" calcext:value-type="string">
            <text:p>Boa_noite_Logan9</text:p>
          </table:table-cell>
          <table:table-cell office:value-type="float" office:value="0.0436157" calcext:value-type="float">
            <text:p>0,0436157</text:p>
          </table:table-cell>
          <table:table-cell office:value-type="float" office:value="0.0682003" calcext:value-type="float">
            <text:p>0,0682003</text:p>
          </table:table-cell>
          <table:table-cell office:value-type="float" office:value="0.0970994" calcext:value-type="float">
            <text:p>0,0970994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244649" calcext:value-type="float">
            <text:p>0,244649</text:p>
          </table:table-cell>
          <table:table-cell office:value-type="float" office:value="0.270964" calcext:value-type="float">
            <text:p>0,270964</text:p>
          </table:table-cell>
          <table:table-cell office:value-type="float" office:value="0.509227" calcext:value-type="float">
            <text:p>0,509227</text:p>
          </table:table-cell>
          <table:table-cell office:value-type="float" office:value="0.576787" calcext:value-type="float">
            <text:p>0,576787</text:p>
          </table:table-cell>
          <table:table-cell office:value-type="float" office:value="0.613525" calcext:value-type="float">
            <text:p>0,613525</text:p>
          </table:table-cell>
        </table:table-row>
        <table:table-row table:style-name="ro1">
          <table:table-cell/>
          <table:table-cell office:value-type="string" calcext:value-type="string">
            <text:p>Boa_noite_Logan10</text:p>
          </table:table-cell>
          <table:table-cell office:value-type="float" office:value="0.0499724" calcext:value-type="float">
            <text:p>0,0499724</text:p>
          </table:table-cell>
          <table:table-cell office:value-type="float" office:value="0.0641397" calcext:value-type="float">
            <text:p>0,0641397</text:p>
          </table:table-cell>
          <table:table-cell office:value-type="float" office:value="0.0755222" calcext:value-type="float">
            <text:p>0,0755222</text:p>
          </table:table-cell>
          <table:table-cell office:value-type="float" office:value="0.0988839" calcext:value-type="float">
            <text:p>0,098883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2723" calcext:value-type="float">
            <text:p>0,22723</text:p>
          </table:table-cell>
          <table:table-cell office:value-type="float" office:value="0.280031" calcext:value-type="float">
            <text:p>0,280031</text:p>
          </table:table-cell>
          <table:table-cell office:value-type="float" office:value="0.491391" calcext:value-type="float">
            <text:p>0,491391</text:p>
          </table:table-cell>
          <table:table-cell office:value-type="float" office:value="0.622235" calcext:value-type="float">
            <text:p>0,622235</text:p>
          </table:table-cell>
        </table:table-row>
      </table:table>
      <table:table table:name="Bom dia logan" table:style-name="ta1">
        <table:shapes>
          <draw:frame draw:z-index="0" draw:style-name="gr1" draw:text-style-name="P1" svg:width="228.23mm" svg:height="90.05mm" svg:x="23.68mm" svg:y="57.9mm">
            <loext:p draw:notify-on-update-of-ranges="'Bom dia logan'.C11:'Bom dia logan'.K11 'Bom dia logan'.C2:'Bom dia logan'.K2 'Bom dia logan'.C3:'Bom dia logan'.K3 'Bom dia logan'.C4:'Bom dia logan'.K4 'Bom dia logan'.C5:'Bom dia logan'.K5 'Bom dia logan'.C6:'Bom dia logan'.K6 'Bom dia logan'.C7:'Bom dia logan'.K7 'Bom dia logan'.C8:'Bom dia logan'.K8 'Bom dia logan'.C9:'Bom dia logan'.K9 'Bom dia logan'.C10:'Bom dia logan'.K10 'Bom dia logan'.C11:'Bom dia logan'.K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m dia Logan1</text:p>
          </table:table-cell>
          <table:table-cell office:value-type="float" office:value="0.0803343" calcext:value-type="float">
            <text:p>0,0803343</text:p>
          </table:table-cell>
          <table:table-cell office:value-type="float" office:value="0.138784" calcext:value-type="float">
            <text:p>0,138784</text:p>
          </table:table-cell>
          <table:table-cell office:value-type="float" office:value="0.276001" calcext:value-type="float">
            <text:p>0,276001</text:p>
          </table:table-cell>
          <table:table-cell office:value-type="float" office:value="0.329875" calcext:value-type="float">
            <text:p>0,329875</text:p>
          </table:table-cell>
          <table:table-cell office:value-type="float" office:value="0.359865" calcext:value-type="float">
            <text:p>0,359865</text:p>
          </table:table-cell>
          <table:table-cell office:value-type="float" office:value="0.373699" calcext:value-type="float">
            <text:p>0,373699</text:p>
          </table:table-cell>
          <table:table-cell office:value-type="float" office:value="0.392647" calcext:value-type="float">
            <text:p>0,392647</text:p>
          </table:table-cell>
          <table:table-cell office:value-type="float" office:value="0.435336" calcext:value-type="float">
            <text:p>0,435336</text:p>
          </table:table-cell>
          <table:table-cell office:value-type="float" office:value="0.523326" calcext:value-type="float">
            <text:p>0,523326</text:p>
          </table:table-cell>
        </table:table-row>
        <table:table-row table:style-name="ro1">
          <table:table-cell/>
          <table:table-cell office:value-type="string" calcext:value-type="string">
            <text:p>Bom dia Logan2</text:p>
          </table:table-cell>
          <table:table-cell office:value-type="float" office:value="0.0498652" calcext:value-type="float">
            <text:p>0,0498652</text:p>
          </table:table-cell>
          <table:table-cell office:value-type="float" office:value="0.0961302" calcext:value-type="float">
            <text:p>0,0961302</text:p>
          </table:table-cell>
          <table:table-cell office:value-type="float" office:value="0.273161" calcext:value-type="float">
            <text:p>0,273161</text:p>
          </table:table-cell>
          <table:table-cell office:value-type="float" office:value="0.355352" calcext:value-type="float">
            <text:p>0,355352</text:p>
          </table:table-cell>
          <table:table-cell office:value-type="float" office:value="0.39742" calcext:value-type="float">
            <text:p>0,39742</text:p>
          </table:table-cell>
          <table:table-cell office:value-type="float" office:value="0.411186" calcext:value-type="float">
            <text:p>0,411186</text:p>
          </table:table-cell>
          <table:table-cell office:value-type="float" office:value="0.422218" calcext:value-type="float">
            <text:p>0,422218</text:p>
          </table:table-cell>
          <table:table-cell office:value-type="float" office:value="0.447882" calcext:value-type="float">
            <text:p>0,447882</text:p>
          </table:table-cell>
          <table:table-cell office:value-type="float" office:value="0.551386" calcext:value-type="float">
            <text:p>0,551386</text:p>
          </table:table-cell>
        </table:table-row>
        <table:table-row table:style-name="ro1">
          <table:table-cell/>
          <table:table-cell office:value-type="string" calcext:value-type="string">
            <text:p>Bom dia Logan3</text:p>
          </table:table-cell>
          <table:table-cell office:value-type="float" office:value="0.0709458" calcext:value-type="float">
            <text:p>0,0709458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75335" calcext:value-type="float">
            <text:p>0,175335</text:p>
          </table:table-cell>
          <table:table-cell office:value-type="float" office:value="0.351844" calcext:value-type="float">
            <text:p>0,351844</text:p>
          </table:table-cell>
          <table:table-cell office:value-type="float" office:value="0.393756" calcext:value-type="float">
            <text:p>0,393756</text:p>
          </table:table-cell>
          <table:table-cell office:value-type="float" office:value="0.410447" calcext:value-type="float">
            <text:p>0,410447</text:p>
          </table:table-cell>
          <table:table-cell office:value-type="float" office:value="0.422254" calcext:value-type="float">
            <text:p>0,422254</text:p>
          </table:table-cell>
          <table:table-cell office:value-type="float" office:value="0.451288" calcext:value-type="float">
            <text:p>0,451288</text:p>
          </table:table-cell>
          <table:table-cell office:value-type="float" office:value="0.558253" calcext:value-type="float">
            <text:p>0,558253</text:p>
          </table:table-cell>
        </table:table-row>
        <table:table-row table:style-name="ro1">
          <table:table-cell/>
          <table:table-cell office:value-type="string" calcext:value-type="string">
            <text:p>Bom dia Logan4</text:p>
          </table:table-cell>
          <table:table-cell office:value-type="float" office:value="0.111952" calcext:value-type="float">
            <text:p>0,111952</text:p>
          </table:table-cell>
          <table:table-cell office:value-type="float" office:value="0.168449" calcext:value-type="float">
            <text:p>0,168449</text:p>
          </table:table-cell>
          <table:table-cell office:value-type="float" office:value="0.215898" calcext:value-type="float">
            <text:p>0,215898</text:p>
          </table:table-cell>
          <table:table-cell office:value-type="float" office:value="0.32177" calcext:value-type="float">
            <text:p>0,32177</text:p>
          </table:table-cell>
          <table:table-cell office:value-type="float" office:value="0.345946" calcext:value-type="float">
            <text:p>0,345946</text:p>
          </table:table-cell>
          <table:table-cell office:value-type="float" office:value="0.368216" calcext:value-type="float">
            <text:p>0,368216</text:p>
          </table:table-cell>
          <table:table-cell office:value-type="float" office:value="0.407901" calcext:value-type="float">
            <text:p>0,407901</text:p>
          </table:table-cell>
          <table:table-cell office:value-type="float" office:value="0.446943" calcext:value-type="float">
            <text:p>0,446943</text:p>
          </table:table-cell>
          <table:table-cell office:value-type="float" office:value="0.539093" calcext:value-type="float">
            <text:p>0,539093</text:p>
          </table:table-cell>
        </table:table-row>
        <table:table-row table:style-name="ro1">
          <table:table-cell/>
          <table:table-cell office:value-type="string" calcext:value-type="string">
            <text:p>Bom dia Logan5</text:p>
          </table:table-cell>
          <table:table-cell office:value-type="float" office:value="0.083044" calcext:value-type="float">
            <text:p>0,083044</text:p>
          </table:table-cell>
          <table:table-cell office:value-type="float" office:value="0.118515" calcext:value-type="float">
            <text:p>0,118515</text:p>
          </table:table-cell>
          <table:table-cell office:value-type="float" office:value="0.163683" calcext:value-type="float">
            <text:p>0,163683</text:p>
          </table:table-cell>
          <table:table-cell office:value-type="float" office:value="0.19002" calcext:value-type="float">
            <text:p>0,19002</text:p>
          </table:table-cell>
          <table:table-cell office:value-type="float" office:value="0.322576" calcext:value-type="float">
            <text:p>0,322576</text:p>
          </table:table-cell>
          <table:table-cell office:value-type="float" office:value="0.381494" calcext:value-type="float">
            <text:p>0,381494</text:p>
          </table:table-cell>
          <table:table-cell office:value-type="float" office:value="0.422435" calcext:value-type="float">
            <text:p>0,422435</text:p>
          </table:table-cell>
          <table:table-cell office:value-type="float" office:value="0.45969" calcext:value-type="float">
            <text:p>0,45969</text:p>
          </table:table-cell>
          <table:table-cell office:value-type="float" office:value="0.543374" calcext:value-type="float">
            <text:p>0,543374</text:p>
          </table:table-cell>
        </table:table-row>
        <table:table-row table:style-name="ro1">
          <table:table-cell/>
          <table:table-cell office:value-type="string" calcext:value-type="string">
            <text:p>Bom dia Logan6</text:p>
          </table:table-cell>
          <table:table-cell office:value-type="float" office:value="0.0630821" calcext:value-type="float">
            <text:p>0,0630821</text:p>
          </table:table-cell>
          <table:table-cell office:value-type="float" office:value="0.108258" calcext:value-type="float">
            <text:p>0,108258</text:p>
          </table:table-cell>
          <table:table-cell office:value-type="float" office:value="0.213777" calcext:value-type="float">
            <text:p>0,213777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387364" calcext:value-type="float">
            <text:p>0,387364</text:p>
          </table:table-cell>
          <table:table-cell office:value-type="float" office:value="0.422094" calcext:value-type="float">
            <text:p>0,422094</text:p>
          </table:table-cell>
          <table:table-cell office:value-type="float" office:value="0.464204" calcext:value-type="float">
            <text:p>0,464204</text:p>
          </table:table-cell>
          <table:table-cell office:value-type="float" office:value="0.546471" calcext:value-type="float">
            <text:p>0,546471</text:p>
          </table:table-cell>
          <table:table-cell office:value-type="float" office:value="0.653876" calcext:value-type="float">
            <text:p>0,653876</text:p>
          </table:table-cell>
        </table:table-row>
        <table:table-row table:style-name="ro1">
          <table:table-cell/>
          <table:table-cell office:value-type="string" calcext:value-type="string">
            <text:p>Bom dia Logan7</text:p>
          </table:table-cell>
          <table:table-cell office:value-type="float" office:value="0.0995925" calcext:value-type="float">
            <text:p>0,0995925</text:p>
          </table:table-cell>
          <table:table-cell office:value-type="float" office:value="0.123926" calcext:value-type="float">
            <text:p>0,123926</text:p>
          </table:table-cell>
          <table:table-cell office:value-type="float" office:value="0.150152" calcext:value-type="float">
            <text:p>0,150152</text:p>
          </table:table-cell>
          <table:table-cell office:value-type="float" office:value="0.201638" calcext:value-type="float">
            <text:p>0,201638</text:p>
          </table:table-cell>
          <table:table-cell office:value-type="float" office:value="0.386493" calcext:value-type="float">
            <text:p>0,386493</text:p>
          </table:table-cell>
          <table:table-cell office:value-type="float" office:value="0.429656" calcext:value-type="float">
            <text:p>0,429656</text:p>
          </table:table-cell>
          <table:table-cell office:value-type="float" office:value="0.456577" calcext:value-type="float">
            <text:p>0,456577</text:p>
          </table:table-cell>
          <table:table-cell office:value-type="float" office:value="0.497132" calcext:value-type="float">
            <text:p>0,497132</text:p>
          </table:table-cell>
          <table:table-cell office:value-type="float" office:value="0.644986" calcext:value-type="float">
            <text:p>0,644986</text:p>
          </table:table-cell>
        </table:table-row>
        <table:table-row table:style-name="ro1">
          <table:table-cell/>
          <table:table-cell office:value-type="string" calcext:value-type="string">
            <text:p>Bom dia Logan8</text:p>
          </table:table-cell>
          <table:table-cell office:value-type="float" office:value="0.0521114" calcext:value-type="float">
            <text:p>0,0521114</text:p>
          </table:table-cell>
          <table:table-cell office:value-type="float" office:value="0.0995676" calcext:value-type="float">
            <text:p>0,0995676</text:p>
          </table:table-cell>
          <table:table-cell office:value-type="float" office:value="0.192627" calcext:value-type="float">
            <text:p>0,192627</text:p>
          </table:table-cell>
          <table:table-cell office:value-type="float" office:value="0.360698" calcext:value-type="float">
            <text:p>0,360698</text:p>
          </table:table-cell>
          <table:table-cell office:value-type="float" office:value="0.417067" calcext:value-type="float">
            <text:p>0,417067</text:p>
          </table:table-cell>
          <table:table-cell office:value-type="float" office:value="0.438975" calcext:value-type="float">
            <text:p>0,438975</text:p>
          </table:table-cell>
          <table:table-cell office:value-type="float" office:value="0.479548" calcext:value-type="float">
            <text:p>0,479548</text:p>
          </table:table-cell>
          <table:table-cell office:value-type="float" office:value="0.606186" calcext:value-type="float">
            <text:p>0,606186</text:p>
          </table:table-cell>
          <table:table-cell office:value-type="float" office:value="0.746084" calcext:value-type="float">
            <text:p>0,746084</text:p>
          </table:table-cell>
        </table:table-row>
        <table:table-row table:style-name="ro1">
          <table:table-cell/>
          <table:table-cell office:value-type="string" calcext:value-type="string">
            <text:p>Bom dia Logan9</text:p>
          </table:table-cell>
          <table:table-cell office:value-type="float" office:value="0.0470236" calcext:value-type="float">
            <text:p>0,0470236</text:p>
          </table:table-cell>
          <table:table-cell office:value-type="float" office:value="0.0897164" calcext:value-type="float">
            <text:p>0,0897164</text:p>
          </table:table-cell>
          <table:table-cell office:value-type="float" office:value="0.16039" calcext:value-type="float">
            <text:p>0,16039</text:p>
          </table:table-cell>
          <table:table-cell office:value-type="float" office:value="0.319506" calcext:value-type="float">
            <text:p>0,319506</text:p>
          </table:table-cell>
          <table:table-cell office:value-type="float" office:value="0.362199" calcext:value-type="float">
            <text:p>0,362199</text:p>
          </table:table-cell>
          <table:table-cell office:value-type="float" office:value="0.393236" calcext:value-type="float">
            <text:p>0,393236</text:p>
          </table:table-cell>
          <table:table-cell office:value-type="float" office:value="0.43145" calcext:value-type="float">
            <text:p>0,43145</text:p>
          </table:table-cell>
          <table:table-cell office:value-type="float" office:value="0.539466" calcext:value-type="float">
            <text:p>0,539466</text:p>
          </table:table-cell>
          <table:table-cell office:value-type="float" office:value="0.602518" calcext:value-type="float">
            <text:p>0,602518</text:p>
          </table:table-cell>
        </table:table-row>
        <table:table-row table:style-name="ro1">
          <table:table-cell/>
          <table:table-cell office:value-type="string" calcext:value-type="string">
            <text:p>Bom dia Logan10</text:p>
          </table:table-cell>
          <table:table-cell office:value-type="float" office:value="0.0379609" calcext:value-type="float">
            <text:p>0,0379609</text:p>
          </table:table-cell>
          <table:table-cell office:value-type="float" office:value="0.0981819" calcext:value-type="float">
            <text:p>0,0981819</text:p>
          </table:table-cell>
          <table:table-cell office:value-type="float" office:value="0.219956" calcext:value-type="float">
            <text:p>0,219956</text:p>
          </table:table-cell>
          <table:table-cell office:value-type="float" office:value="0.36272" calcext:value-type="float">
            <text:p>0,36272</text:p>
          </table:table-cell>
          <table:table-cell office:value-type="float" office:value="0.423166" calcext:value-type="float">
            <text:p>0,423166</text:p>
          </table:table-cell>
          <table:table-cell office:value-type="float" office:value="0.451165" calcext:value-type="float">
            <text:p>0,451165</text:p>
          </table:table-cell>
          <table:table-cell office:value-type="float" office:value="0.470945" calcext:value-type="float">
            <text:p>0,470945</text:p>
          </table:table-cell>
          <table:table-cell office:value-type="float" office:value="0.581794" calcext:value-type="float">
            <text:p>0,581794</text:p>
          </table:table-cell>
          <table:table-cell office:value-type="float" office:value="0.681985" calcext:value-type="float">
            <text:p>0,681985</text:p>
          </table:table-cell>
        </table:table-row>
      </table:table>
      <table:table table:name="Calendario" table:style-name="ta1">
        <table:shapes>
          <draw:frame draw:z-index="0" draw:style-name="gr1" draw:text-style-name="P1" svg:width="223.85mm" svg:height="90.04mm" svg:x="22.85mm" svg:y="59.5mm">
            <loext:p draw:notify-on-update-of-ranges="Calendario.C11:Calendario.K11 Calendario.C2:Calendario.K2 Calendario.C3:Calendario.K3 Calendario.C4:Calendario.K4 Calendario.C5:Calendario.K5 Calendario.C6:Calendario.K6 Calendario.C7:Calendario.K7 Calendario.C8:Calendario.K8 Calendario.C9:Calendario.K9 Calendario.C10:Calendario.K10 Calendario.C11:Calendario.K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endario1</text:p>
          </table:table-cell>
          <table:table-cell office:value-type="float" office:value="0.0902038" calcext:value-type="float">
            <text:p>0,0902038</text:p>
          </table:table-cell>
          <table:table-cell office:value-type="float" office:value="0.11081" calcext:value-type="float">
            <text:p>0,11081</text:p>
          </table:table-cell>
          <table:table-cell office:value-type="float" office:value="0.134474" calcext:value-type="float">
            <text:p>0,134474</text:p>
          </table:table-cell>
          <table:table-cell office:value-type="float" office:value="0.153541" calcext:value-type="float">
            <text:p>0,153541</text:p>
          </table:table-cell>
          <table:table-cell office:value-type="float" office:value="0.190588" calcext:value-type="float">
            <text:p>0,190588</text:p>
          </table:table-cell>
          <table:table-cell office:value-type="float" office:value="0.286723" calcext:value-type="float">
            <text:p>0,286723</text:p>
          </table:table-cell>
          <table:table-cell office:value-type="float" office:value="0.466227" calcext:value-type="float">
            <text:p>0,466227</text:p>
          </table:table-cell>
          <table:table-cell office:value-type="float" office:value="0.544466" calcext:value-type="float">
            <text:p>0,544466</text:p>
          </table:table-cell>
          <table:table-cell office:value-type="float" office:value="0.605033" calcext:value-type="float">
            <text:p>0,605033</text:p>
          </table:table-cell>
        </table:table-row>
        <table:table-row table:style-name="ro1">
          <table:table-cell/>
          <table:table-cell office:value-type="string" calcext:value-type="string">
            <text:p>Calendario2</text:p>
          </table:table-cell>
          <table:table-cell office:value-type="float" office:value="0.109774" calcext:value-type="float">
            <text:p>0,109774</text:p>
          </table:table-cell>
          <table:table-cell office:value-type="float" office:value="0.136483" calcext:value-type="float">
            <text:p>0,136483</text:p>
          </table:table-cell>
          <table:table-cell office:value-type="float" office:value="0.179121" calcext:value-type="float">
            <text:p>0,179121</text:p>
          </table:table-cell>
          <table:table-cell office:value-type="float" office:value="0.238043" calcext:value-type="float">
            <text:p>0,238043</text:p>
          </table:table-cell>
          <table:table-cell office:value-type="float" office:value="0.276907" calcext:value-type="float">
            <text:p>0,276907</text:p>
          </table:table-cell>
          <table:table-cell office:value-type="float" office:value="0.444685" calcext:value-type="float">
            <text:p>0,444685</text:p>
          </table:table-cell>
          <table:table-cell office:value-type="float" office:value="0.486343" calcext:value-type="float">
            <text:p>0,486343</text:p>
          </table:table-cell>
          <table:table-cell office:value-type="float" office:value="0.532276" calcext:value-type="float">
            <text:p>0,532276</text:p>
          </table:table-cell>
          <table:table-cell office:value-type="float" office:value="0.577624" calcext:value-type="float">
            <text:p>0,577624</text:p>
          </table:table-cell>
        </table:table-row>
        <table:table-row table:style-name="ro1">
          <table:table-cell/>
          <table:table-cell office:value-type="string" calcext:value-type="string">
            <text:p>Calendario3</text:p>
          </table:table-cell>
          <table:table-cell office:value-type="float" office:value="0.107698" calcext:value-type="float">
            <text:p>0,107698</text:p>
          </table:table-cell>
          <table:table-cell office:value-type="float" office:value="0.129581" calcext:value-type="float">
            <text:p>0,129581</text:p>
          </table:table-cell>
          <table:table-cell office:value-type="float" office:value="0.144865" calcext:value-type="float">
            <text:p>0,144865</text:p>
          </table:table-cell>
          <table:table-cell office:value-type="float" office:value="0.167086" calcext:value-type="float">
            <text:p>0,167086</text:p>
          </table:table-cell>
          <table:table-cell office:value-type="float" office:value="0.223283" calcext:value-type="float">
            <text:p>0,223283</text:p>
          </table:table-cell>
          <table:table-cell office:value-type="float" office:value="0.299398" calcext:value-type="float">
            <text:p>0,299398</text:p>
          </table:table-cell>
          <table:table-cell office:value-type="float" office:value="0.512737" calcext:value-type="float">
            <text:p>0,512737</text:p>
          </table:table-cell>
          <table:table-cell office:value-type="float" office:value="0.54791" calcext:value-type="float">
            <text:p>0,54791</text:p>
          </table:table-cell>
          <table:table-cell office:value-type="float" office:value="0.607145" calcext:value-type="float">
            <text:p>0,607145</text:p>
          </table:table-cell>
        </table:table-row>
        <table:table-row table:style-name="ro1">
          <table:table-cell/>
          <table:table-cell office:value-type="string" calcext:value-type="string">
            <text:p>Calendario4</text:p>
          </table:table-cell>
          <table:table-cell office:value-type="float" office:value="0.114867" calcext:value-type="float">
            <text:p>0,114867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163108" calcext:value-type="float">
            <text:p>0,163108</text:p>
          </table:table-cell>
          <table:table-cell office:value-type="float" office:value="0.205971" calcext:value-type="float">
            <text:p>0,205971</text:p>
          </table:table-cell>
          <table:table-cell office:value-type="float" office:value="0.273683" calcext:value-type="float">
            <text:p>0,273683</text:p>
          </table:table-cell>
          <table:table-cell office:value-type="float" office:value="0.418486" calcext:value-type="float">
            <text:p>0,418486</text:p>
          </table:table-cell>
          <table:table-cell office:value-type="float" office:value="0.478303" calcext:value-type="float">
            <text:p>0,478303</text:p>
          </table:table-cell>
          <table:table-cell office:value-type="float" office:value="0.521644" calcext:value-type="float">
            <text:p>0,521644</text:p>
          </table:table-cell>
          <table:table-cell office:value-type="float" office:value="0.577196" calcext:value-type="float">
            <text:p>0,577196</text:p>
          </table:table-cell>
        </table:table-row>
        <table:table-row table:style-name="ro1">
          <table:table-cell/>
          <table:table-cell office:value-type="string" calcext:value-type="string">
            <text:p>Calendario5</text:p>
          </table:table-cell>
          <table:table-cell office:value-type="float" office:value="0.0940079" calcext:value-type="float">
            <text:p>0,0940079</text:p>
          </table:table-cell>
          <table:table-cell office:value-type="float" office:value="0.145152" calcext:value-type="float">
            <text:p>0,145152</text:p>
          </table:table-cell>
          <table:table-cell office:value-type="float" office:value="0.190665" calcext:value-type="float">
            <text:p>0,190665</text:p>
          </table:table-cell>
          <table:table-cell office:value-type="float" office:value="0.262869" calcext:value-type="float">
            <text:p>0,262869</text:p>
          </table:table-cell>
          <table:table-cell office:value-type="float" office:value="0.298556" calcext:value-type="float">
            <text:p>0,298556</text:p>
          </table:table-cell>
          <table:table-cell office:value-type="float" office:value="0.344594" calcext:value-type="float">
            <text:p>0,344594</text:p>
          </table:table-cell>
          <table:table-cell office:value-type="float" office:value="0.424222" calcext:value-type="float">
            <text:p>0,424222</text:p>
          </table:table-cell>
          <table:table-cell office:value-type="float" office:value="0.510778" calcext:value-type="float">
            <text:p>0,510778</text:p>
          </table:table-cell>
          <table:table-cell office:value-type="float" office:value="0.580166" calcext:value-type="float">
            <text:p>0,580166</text:p>
          </table:table-cell>
        </table:table-row>
        <table:table-row table:style-name="ro1">
          <table:table-cell/>
          <table:table-cell office:value-type="string" calcext:value-type="string">
            <text:p>Calendario6</text:p>
          </table:table-cell>
          <table:table-cell office:value-type="float" office:value="0.109791" calcext:value-type="float">
            <text:p>0,109791</text:p>
          </table:table-cell>
          <table:table-cell office:value-type="float" office:value="0.186787" calcext:value-type="float">
            <text:p>0,186787</text:p>
          </table:table-cell>
          <table:table-cell office:value-type="float" office:value="0.230465" calcext:value-type="float">
            <text:p>0,230465</text:p>
          </table:table-cell>
          <table:table-cell office:value-type="float" office:value="0.268499" calcext:value-type="float">
            <text:p>0,268499</text:p>
          </table:table-cell>
          <table:table-cell office:value-type="float" office:value="0.41961" calcext:value-type="float">
            <text:p>0,41961</text:p>
          </table:table-cell>
          <table:table-cell office:value-type="float" office:value="0.478292" calcext:value-type="float">
            <text:p>0,478292</text:p>
          </table:table-cell>
          <table:table-cell office:value-type="float" office:value="0.512348" calcext:value-type="float">
            <text:p>0,512348</text:p>
          </table:table-cell>
          <table:table-cell office:value-type="float" office:value="0.55536" calcext:value-type="float">
            <text:p>0,55536</text:p>
          </table:table-cell>
          <table:table-cell office:value-type="float" office:value="0.617709" calcext:value-type="float">
            <text:p>0,617709</text:p>
          </table:table-cell>
        </table:table-row>
        <table:table-row table:style-name="ro1">
          <table:table-cell/>
          <table:table-cell office:value-type="string" calcext:value-type="string">
            <text:p>Calendario7</text:p>
          </table:table-cell>
          <table:table-cell office:value-type="float" office:value="0.0558555" calcext:value-type="float">
            <text:p>0,0558555</text:p>
          </table:table-cell>
          <table:table-cell office:value-type="float" office:value="0.0786412" calcext:value-type="float">
            <text:p>0,0786412</text:p>
          </table:table-cell>
          <table:table-cell office:value-type="float" office:value="0.0989844" calcext:value-type="float">
            <text:p>0,0989844</text:p>
          </table:table-cell>
          <table:table-cell office:value-type="float" office:value="0.14883" calcext:value-type="float">
            <text:p>0,14883</text:p>
          </table:table-cell>
          <table:table-cell office:value-type="float" office:value="0.205939" calcext:value-type="float">
            <text:p>0,205939</text:p>
          </table:table-cell>
          <table:table-cell office:value-type="float" office:value="0.254499" calcext:value-type="float">
            <text:p>0,254499</text:p>
          </table:table-cell>
          <table:table-cell office:value-type="float" office:value="0.321282" calcext:value-type="float">
            <text:p>0,321282</text:p>
          </table:table-cell>
          <table:table-cell office:value-type="float" office:value="0.501318" calcext:value-type="float">
            <text:p>0,501318</text:p>
          </table:table-cell>
          <table:table-cell office:value-type="float" office:value="0.603677" calcext:value-type="float">
            <text:p>0,603677</text:p>
          </table:table-cell>
        </table:table-row>
        <table:table-row table:style-name="ro1">
          <table:table-cell/>
          <table:table-cell office:value-type="string" calcext:value-type="string">
            <text:p>Calendario8</text:p>
          </table:table-cell>
          <table:table-cell office:value-type="float" office:value="0.0530438" calcext:value-type="float">
            <text:p>0,0530438</text:p>
          </table:table-cell>
          <table:table-cell office:value-type="float" office:value="0.101811" calcext:value-type="float">
            <text:p>0,101811</text:p>
          </table:table-cell>
          <table:table-cell office:value-type="float" office:value="0.166139" calcext:value-type="float">
            <text:p>0,166139</text:p>
          </table:table-cell>
          <table:table-cell office:value-type="float" office:value="0.220986" calcext:value-type="float">
            <text:p>0,220986</text:p>
          </table:table-cell>
          <table:table-cell office:value-type="float" office:value="0.279929" calcext:value-type="float">
            <text:p>0,279929</text:p>
          </table:table-cell>
          <table:table-cell office:value-type="float" office:value="0.399696" calcext:value-type="float">
            <text:p>0,399696</text:p>
          </table:table-cell>
          <table:table-cell office:value-type="float" office:value="0.449262" calcext:value-type="float">
            <text:p>0,449262</text:p>
          </table:table-cell>
          <table:table-cell office:value-type="float" office:value="0.491177" calcext:value-type="float">
            <text:p>0,491177</text:p>
          </table:table-cell>
          <table:table-cell office:value-type="float" office:value="0.543087" calcext:value-type="float">
            <text:p>0,543087</text:p>
          </table:table-cell>
        </table:table-row>
        <table:table-row table:style-name="ro1">
          <table:table-cell/>
          <table:table-cell office:value-type="string" calcext:value-type="string">
            <text:p>Calendario9</text:p>
          </table:table-cell>
          <table:table-cell office:value-type="float" office:value="0.059125" calcext:value-type="float">
            <text:p>0,059125</text:p>
          </table:table-cell>
          <table:table-cell office:value-type="float" office:value="0.0738296" calcext:value-type="float">
            <text:p>0,0738296</text:p>
          </table:table-cell>
          <table:table-cell office:value-type="float" office:value="0.0916534" calcext:value-type="float">
            <text:p>0,0916534</text:p>
          </table:table-cell>
          <table:table-cell office:value-type="float" office:value="0.174061" calcext:value-type="float">
            <text:p>0,174061</text:p>
          </table:table-cell>
          <table:table-cell office:value-type="float" office:value="0.268416" calcext:value-type="float">
            <text:p>0,268416</text:p>
          </table:table-cell>
          <table:table-cell office:value-type="float" office:value="0.426964" calcext:value-type="float">
            <text:p>0,426964</text:p>
          </table:table-cell>
          <table:table-cell office:value-type="float" office:value="0.459771" calcext:value-type="float">
            <text:p>0,459771</text:p>
          </table:table-cell>
          <table:table-cell office:value-type="float" office:value="0.507589" calcext:value-type="float">
            <text:p>0,507589</text:p>
          </table:table-cell>
          <table:table-cell office:value-type="float" office:value="0.56443" calcext:value-type="float">
            <text:p>0,56443</text:p>
          </table:table-cell>
        </table:table-row>
        <table:table-row table:style-name="ro1">
          <table:table-cell/>
          <table:table-cell office:value-type="string" calcext:value-type="string">
            <text:p>Calendario10</text:p>
          </table:table-cell>
          <table:table-cell office:value-type="float" office:value="0.0840703" calcext:value-type="float">
            <text:p>0,0840703</text:p>
          </table:table-cell>
          <table:table-cell office:value-type="float" office:value="0.115476" calcext:value-type="float">
            <text:p>0,115476</text:p>
          </table:table-cell>
          <table:table-cell office:value-type="float" office:value="0.151842" calcext:value-type="float">
            <text:p>0,151842</text:p>
          </table:table-cell>
          <table:table-cell office:value-type="float" office:value="0.18716" calcext:value-type="float">
            <text:p>0,18716</text:p>
          </table:table-cell>
          <table:table-cell office:value-type="float" office:value="0.228827" calcext:value-type="float">
            <text:p>0,228827</text:p>
          </table:table-cell>
          <table:table-cell office:value-type="float" office:value="0.265476" calcext:value-type="float">
            <text:p>0,265476</text:p>
          </table:table-cell>
          <table:table-cell office:value-type="float" office:value="0.352749" calcext:value-type="float">
            <text:p>0,352749</text:p>
          </table:table-cell>
          <table:table-cell office:value-type="float" office:value="0.486366" calcext:value-type="float">
            <text:p>0,486366</text:p>
          </table:table-cell>
          <table:table-cell office:value-type="float" office:value="0.594955" calcext:value-type="float">
            <text:p>0,594955</text:p>
          </table:table-cell>
        </table:table-row>
      </table:table>
      <table:table table:name="Como esta o tempo hoje" table:style-name="ta1">
        <table:shapes>
          <draw:frame draw:z-index="0" draw:style-name="gr1" draw:text-style-name="P1" svg:width="245.6mm" svg:height="90.04mm" svg:x="23.68mm" svg:y="62.42mm">
            <loext:p draw:notify-on-update-of-ranges="'Como esta o tempo hoje'.D12:'Como esta o tempo hoje'.L12 'Como esta o tempo hoje'.D3:'Como esta o tempo hoje'.L3 'Como esta o tempo hoje'.D4:'Como esta o tempo hoje'.L4 'Como esta o tempo hoje'.D5:'Como esta o tempo hoje'.L5 'Como esta o tempo hoje'.D6:'Como esta o tempo hoje'.L6 'Como esta o tempo hoje'.D7:'Como esta o tempo hoje'.L7 'Como esta o tempo hoje'.D8:'Como esta o tempo hoje'.L8 'Como esta o tempo hoje'.D9:'Como esta o tempo hoje'.L9 'Como esta o tempo hoje'.D10:'Como esta o tempo hoje'.L10 'Como esta o tempo hoje'.D11:'Como esta o tempo hoje'.L11 'Como esta o tempo hoje'.D12:'Como esta o tempo hoje'.L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</text:p>
          </table:table-cell>
          <table:covered-table-cell office:value-type="string" calcext:value-type="string">
            <text:p>empo hoje1</text:p>
          </table:covered-table-cell>
          <table:table-cell office:value-type="float" office:value="0.0571413" calcext:value-type="float">
            <text:p>0,0571413</text:p>
          </table:table-cell>
          <table:table-cell office:value-type="float" office:value="0.147114" calcext:value-type="float">
            <text:p>0,147114</text:p>
          </table:table-cell>
          <table:table-cell office:value-type="float" office:value="0.276675" calcext:value-type="float">
            <text:p>0,276675</text:p>
          </table:table-cell>
          <table:table-cell office:value-type="float" office:value="0.288712" calcext:value-type="float">
            <text:p>0,288712</text:p>
          </table:table-cell>
          <table:table-cell office:value-type="float" office:value="0.306404" calcext:value-type="float">
            <text:p>0,306404</text:p>
          </table:table-cell>
          <table:table-cell office:value-type="float" office:value="0.326384" calcext:value-type="float">
            <text:p>0,326384</text:p>
          </table:table-cell>
          <table:table-cell office:value-type="float" office:value="0.349908" calcext:value-type="float">
            <text:p>0,349908</text:p>
          </table:table-cell>
          <table:table-cell office:value-type="float" office:value="0.496829" calcext:value-type="float">
            <text:p>0,496829</text:p>
          </table:table-cell>
          <table:table-cell office:value-type="float" office:value="0.662171" calcext:value-type="float">
            <text:p>0,66217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2</text:p>
          </table:table-cell>
          <table:covered-table-cell/>
          <table:table-cell office:value-type="float" office:value="0.0668" calcext:value-type="float">
            <text:p>0,0668</text:p>
          </table:table-cell>
          <table:table-cell office:value-type="float" office:value="0.106934" calcext:value-type="float">
            <text:p>0,106934</text:p>
          </table:table-cell>
          <table:table-cell office:value-type="float" office:value="0.254048" calcext:value-type="float">
            <text:p>0,254048</text:p>
          </table:table-cell>
          <table:table-cell office:value-type="float" office:value="0.29478" calcext:value-type="float">
            <text:p>0,29478</text:p>
          </table:table-cell>
          <table:table-cell office:value-type="float" office:value="0.354083" calcext:value-type="float">
            <text:p>0,354083</text:p>
          </table:table-cell>
          <table:table-cell office:value-type="float" office:value="0.488644" calcext:value-type="float">
            <text:p>0,488644</text:p>
          </table:table-cell>
          <table:table-cell office:value-type="float" office:value="0.626874" calcext:value-type="float">
            <text:p>0,626874</text:p>
          </table:table-cell>
          <table:table-cell office:value-type="float" office:value="0.693517" calcext:value-type="float">
            <text:p>0,693517</text:p>
          </table:table-cell>
          <table:table-cell office:value-type="float" office:value="0.760411" calcext:value-type="float">
            <text:p>0,76041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3</text:p>
          </table:table-cell>
          <table:covered-table-cell/>
          <table:table-cell office:value-type="float" office:value="0.0651449" calcext:value-type="float">
            <text:p>0,0651449</text:p>
          </table:table-cell>
          <table:table-cell office:value-type="float" office:value="0.26381" calcext:value-type="float">
            <text:p>0,26381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300267" calcext:value-type="float">
            <text:p>0,300267</text:p>
          </table:table-cell>
          <table:table-cell office:value-type="float" office:value="0.311914" calcext:value-type="float">
            <text:p>0,311914</text:p>
          </table:table-cell>
          <table:table-cell office:value-type="float" office:value="0.326656" calcext:value-type="float">
            <text:p>0,326656</text:p>
          </table:table-cell>
          <table:table-cell office:value-type="float" office:value="0.344945" calcext:value-type="float">
            <text:p>0,344945</text:p>
          </table:table-cell>
          <table:table-cell office:value-type="float" office:value="0.392988" calcext:value-type="float">
            <text:p>0,392988</text:p>
          </table:table-cell>
          <table:table-cell office:value-type="float" office:value="0.711394" calcext:value-type="float">
            <text:p>0,71139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4</text:p>
          </table:table-cell>
          <table:covered-table-cell/>
          <table:table-cell office:value-type="float" office:value="0.0521305" calcext:value-type="float">
            <text:p>0,0521305</text:p>
          </table:table-cell>
          <table:table-cell office:value-type="float" office:value="0.119048" calcext:value-type="float">
            <text:p>0,119048</text:p>
          </table:table-cell>
          <table:table-cell office:value-type="float" office:value="0.186303" calcext:value-type="float">
            <text:p>0,186303</text:p>
          </table:table-cell>
          <table:table-cell office:value-type="float" office:value="0.271417" calcext:value-type="float">
            <text:p>0,271417</text:p>
          </table:table-cell>
          <table:table-cell office:value-type="float" office:value="0.296906" calcext:value-type="float">
            <text:p>0,296906</text:p>
          </table:table-cell>
          <table:table-cell office:value-type="float" office:value="0.318557" calcext:value-type="float">
            <text:p>0,318557</text:p>
          </table:table-cell>
          <table:table-cell office:value-type="float" office:value="0.348775" calcext:value-type="float">
            <text:p>0,348775</text:p>
          </table:table-cell>
          <table:table-cell office:value-type="float" office:value="0.582987" calcext:value-type="float">
            <text:p>0,582987</text:p>
          </table:table-cell>
          <table:table-cell office:value-type="float" office:value="0.710464" calcext:value-type="float">
            <text:p>0,71046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5</text:p>
          </table:table-cell>
          <table:covered-table-cell/>
          <table:table-cell office:value-type="float" office:value="0.0455175" calcext:value-type="float">
            <text:p>0,0455175</text:p>
          </table:table-cell>
          <table:table-cell office:value-type="float" office:value="0.0664368" calcext:value-type="float">
            <text:p>0,0664368</text:p>
          </table:table-cell>
          <table:table-cell office:value-type="float" office:value="0.111985" calcext:value-type="float">
            <text:p>0,111985</text:p>
          </table:table-cell>
          <table:table-cell office:value-type="float" office:value="0.158873" calcext:value-type="float">
            <text:p>0,158873</text:p>
          </table:table-cell>
          <table:table-cell office:value-type="float" office:value="0.265378" calcext:value-type="float">
            <text:p>0,265378</text:p>
          </table:table-cell>
          <table:table-cell office:value-type="float" office:value="0.279062" calcext:value-type="float">
            <text:p>0,279062</text:p>
          </table:table-cell>
          <table:table-cell office:value-type="float" office:value="0.306939" calcext:value-type="float">
            <text:p>0,306939</text:p>
          </table:table-cell>
          <table:table-cell office:value-type="float" office:value="0.460178" calcext:value-type="float">
            <text:p>0,460178</text:p>
          </table:table-cell>
          <table:table-cell office:value-type="float" office:value="0.636214" calcext:value-type="float">
            <text:p>0,63621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6</text:p>
          </table:table-cell>
          <table:covered-table-cell/>
          <table:table-cell office:value-type="float" office:value="0.0832248" calcext:value-type="float">
            <text:p>0,0832248</text:p>
          </table:table-cell>
          <table:table-cell office:value-type="float" office:value="0.121793" calcext:value-type="float">
            <text:p>0,121793</text:p>
          </table:table-cell>
          <table:table-cell office:value-type="float" office:value="0.139439" calcext:value-type="float">
            <text:p>0,139439</text:p>
          </table:table-cell>
          <table:table-cell office:value-type="float" office:value="0.171495" calcext:value-type="float">
            <text:p>0,171495</text:p>
          </table:table-cell>
          <table:table-cell office:value-type="float" office:value="0.280729" calcext:value-type="float">
            <text:p>0,280729</text:p>
          </table:table-cell>
          <table:table-cell office:value-type="float" office:value="0.315473" calcext:value-type="float">
            <text:p>0,315473</text:p>
          </table:table-cell>
          <table:table-cell office:value-type="float" office:value="0.338617" calcext:value-type="float">
            <text:p>0,338617</text:p>
          </table:table-cell>
          <table:table-cell office:value-type="float" office:value="0.470912" calcext:value-type="float">
            <text:p>0,470912</text:p>
          </table:table-cell>
          <table:table-cell office:value-type="float" office:value="0.613533" calcext:value-type="float">
            <text:p>0,61353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7</text:p>
          </table:table-cell>
          <table:covered-table-cell/>
          <table:table-cell office:value-type="float" office:value="0.0737346" calcext:value-type="float">
            <text:p>0,0737346</text:p>
          </table:table-cell>
          <table:table-cell office:value-type="float" office:value="0.106463" calcext:value-type="float">
            <text:p>0,106463</text:p>
          </table:table-cell>
          <table:table-cell office:value-type="float" office:value="0.244323" calcext:value-type="float">
            <text:p>0,244323</text:p>
          </table:table-cell>
          <table:table-cell office:value-type="float" office:value="0.277802" calcext:value-type="float">
            <text:p>0,277802</text:p>
          </table:table-cell>
          <table:table-cell office:value-type="float" office:value="0.320078" calcext:value-type="float">
            <text:p>0,320078</text:p>
          </table:table-cell>
          <table:table-cell office:value-type="float" office:value="0.446019" calcext:value-type="float">
            <text:p>0,446019</text:p>
          </table:table-cell>
          <table:table-cell office:value-type="float" office:value="0.593564" calcext:value-type="float">
            <text:p>0,593564</text:p>
          </table:table-cell>
          <table:table-cell office:value-type="float" office:value="0.64167" calcext:value-type="float">
            <text:p>0,64167</text:p>
          </table:table-cell>
          <table:table-cell office:value-type="float" office:value="0.696432" calcext:value-type="float">
            <text:p>0,69643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8</text:p>
          </table:table-cell>
          <table:covered-table-cell/>
          <table:table-cell office:value-type="float" office:value="0.0495319" calcext:value-type="float">
            <text:p>0,0495319</text:p>
          </table:table-cell>
          <table:table-cell office:value-type="float" office:value="0.0841354" calcext:value-type="float">
            <text:p>0,0841354</text:p>
          </table:table-cell>
          <table:table-cell office:value-type="float" office:value="0.12419" calcext:value-type="float">
            <text:p>0,12419</text:p>
          </table:table-cell>
          <table:table-cell office:value-type="float" office:value="0.272016" calcext:value-type="float">
            <text:p>0,272016</text:p>
          </table:table-cell>
          <table:table-cell office:value-type="float" office:value="0.295571" calcext:value-type="float">
            <text:p>0,295571</text:p>
          </table:table-cell>
          <table:table-cell office:value-type="float" office:value="0.32402" calcext:value-type="float">
            <text:p>0,32402</text:p>
          </table:table-cell>
          <table:table-cell office:value-type="float" office:value="0.436997" calcext:value-type="float">
            <text:p>0,436997</text:p>
          </table:table-cell>
          <table:table-cell office:value-type="float" office:value="0.504992" calcext:value-type="float">
            <text:p>0,504992</text:p>
          </table:table-cell>
          <table:table-cell office:value-type="float" office:value="0.653686" calcext:value-type="float">
            <text:p>0,65368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9</text:p>
          </table:table-cell>
          <table:covered-table-cell/>
          <table:table-cell office:value-type="float" office:value="0.0480536" calcext:value-type="float">
            <text:p>0,0480536</text:p>
          </table:table-cell>
          <table:table-cell office:value-type="float" office:value="0.0754298" calcext:value-type="float">
            <text:p>0,0754298</text:p>
          </table:table-cell>
          <table:table-cell office:value-type="float" office:value="0.134625" calcext:value-type="float">
            <text:p>0,134625</text:p>
          </table:table-cell>
          <table:table-cell office:value-type="float" office:value="0.293123" calcext:value-type="float">
            <text:p>0,293123</text:p>
          </table:table-cell>
          <table:table-cell office:value-type="float" office:value="0.312365" calcext:value-type="float">
            <text:p>0,312365</text:p>
          </table:table-cell>
          <table:table-cell office:value-type="float" office:value="0.333316" calcext:value-type="float">
            <text:p>0,333316</text:p>
          </table:table-cell>
          <table:table-cell office:value-type="float" office:value="0.350234" calcext:value-type="float">
            <text:p>0,350234</text:p>
          </table:table-cell>
          <table:table-cell office:value-type="float" office:value="0.524591" calcext:value-type="float">
            <text:p>0,524591</text:p>
          </table:table-cell>
          <table:table-cell office:value-type="float" office:value="0.705629" calcext:value-type="float">
            <text:p>0,70562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0</text:p>
          </table:table-cell>
          <table:covered-table-cell/>
          <table:table-cell office:value-type="float" office:value="0.0503853" calcext:value-type="float">
            <text:p>0,0503853</text:p>
          </table:table-cell>
          <table:table-cell office:value-type="float" office:value="0.0992263" calcext:value-type="float">
            <text:p>0,0992263</text:p>
          </table:table-cell>
          <table:table-cell office:value-type="float" office:value="0.160001" calcext:value-type="float">
            <text:p>0,160001</text:p>
          </table:table-cell>
          <table:table-cell office:value-type="float" office:value="0.299301" calcext:value-type="float">
            <text:p>0,299301</text:p>
          </table:table-cell>
          <table:table-cell office:value-type="float" office:value="0.330172" calcext:value-type="float">
            <text:p>0,330172</text:p>
          </table:table-cell>
          <table:table-cell office:value-type="float" office:value="0.357923" calcext:value-type="float">
            <text:p>0,357923</text:p>
          </table:table-cell>
          <table:table-cell office:value-type="float" office:value="0.47682" calcext:value-type="float">
            <text:p>0,47682</text:p>
          </table:table-cell>
          <table:table-cell office:value-type="float" office:value="0.656163" calcext:value-type="float">
            <text:p>0,656163</text:p>
          </table:table-cell>
          <table:table-cell office:value-type="float" office:value="0.73848" calcext:value-type="float">
            <text:p>0,73848</text:p>
          </table:table-cell>
        </table:table-row>
      </table:table>
      <table:table table:name="Oi Logan" table:style-name="ta1">
        <table:shapes>
          <draw:frame draw:z-index="0" draw:style-name="gr1" draw:text-style-name="P1" svg:width="223.57mm" svg:height="90.04mm" svg:x="45.98mm" svg:y="63.22mm">
            <loext:p draw:notify-on-update-of-ranges="'Oi Logan'.D12:'Oi Logan'.L12 'Oi Logan'.C3:'Oi Logan'.L3 'Oi Logan'.C4:'Oi Logan'.L4 'Oi Logan'.C5:'Oi Logan'.L5 'Oi Logan'.C6:'Oi Logan'.L6 'Oi Logan'.C7:'Oi Logan'.L7 'Oi Logan'.C8:'Oi Logan'.L8 'Oi Logan'.C9:'Oi Logan'.L9 'Oi Logan'.C10:'Oi Logan'.L10 'Oi Logan'.C11:'Oi Logan'.L11 'Oi Logan'.C12:'Oi Logan'.L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i Logan1</text:p>
          </table:table-cell>
          <table:table-cell office:value-type="float" office:value="0.106149" calcext:value-type="float">
            <text:p>0,106149</text:p>
          </table:table-cell>
          <table:table-cell office:value-type="float" office:value="0.12974" calcext:value-type="float">
            <text:p>0,12974</text:p>
          </table:table-cell>
          <table:table-cell office:value-type="float" office:value="0.166824" calcext:value-type="float">
            <text:p>0,166824</text:p>
          </table:table-cell>
          <table:table-cell office:value-type="float" office:value="0.215401" calcext:value-type="float">
            <text:p>0,215401</text:p>
          </table:table-cell>
          <table:table-cell office:value-type="float" office:value="0.327621" calcext:value-type="float">
            <text:p>0,327621</text:p>
          </table:table-cell>
          <table:table-cell office:value-type="float" office:value="0.360478" calcext:value-type="float">
            <text:p>0,360478</text:p>
          </table:table-cell>
          <table:table-cell office:value-type="float" office:value="0.390815" calcext:value-type="float">
            <text:p>0,390815</text:p>
          </table:table-cell>
          <table:table-cell office:value-type="float" office:value="0.434377" calcext:value-type="float">
            <text:p>0,434377</text:p>
          </table:table-cell>
          <table:table-cell office:value-type="float" office:value="0.495052" calcext:value-type="float">
            <text:p>0,495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2</text:p>
          </table:table-cell>
          <table:table-cell office:value-type="float" office:value="0.0697235" calcext:value-type="float">
            <text:p>0,0697235</text:p>
          </table:table-cell>
          <table:table-cell office:value-type="float" office:value="0.0897868" calcext:value-type="float">
            <text:p>0,0897868</text:p>
          </table:table-cell>
          <table:table-cell office:value-type="float" office:value="0.112636" calcext:value-type="float">
            <text:p>0,112636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55165" calcext:value-type="float">
            <text:p>0,155165</text:p>
          </table:table-cell>
          <table:table-cell office:value-type="float" office:value="0.211241" calcext:value-type="float">
            <text:p>0,211241</text:p>
          </table:table-cell>
          <table:table-cell office:value-type="float" office:value="0.26729" calcext:value-type="float">
            <text:p>0,26729</text:p>
          </table:table-cell>
          <table:table-cell office:value-type="float" office:value="0.363186" calcext:value-type="float">
            <text:p>0,363186</text:p>
          </table:table-cell>
          <table:table-cell office:value-type="float" office:value="0.441931" calcext:value-type="float">
            <text:p>0,441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3</text:p>
          </table:table-cell>
          <table:table-cell office:value-type="float" office:value="0.102491" calcext:value-type="float">
            <text:p>0,102491</text:p>
          </table:table-cell>
          <table:table-cell office:value-type="float" office:value="0.119086" calcext:value-type="float">
            <text:p>0,119086</text:p>
          </table:table-cell>
          <table:table-cell office:value-type="float" office:value="0.14577" calcext:value-type="float">
            <text:p>0,14577</text:p>
          </table:table-cell>
          <table:table-cell office:value-type="float" office:value="0.178588" calcext:value-type="float">
            <text:p>0,178588</text:p>
          </table:table-cell>
          <table:table-cell office:value-type="float" office:value="0.229542" calcext:value-type="float">
            <text:p>0,229542</text:p>
          </table:table-cell>
          <table:table-cell office:value-type="float" office:value="0.293877" calcext:value-type="float">
            <text:p>0,293877</text:p>
          </table:table-cell>
          <table:table-cell office:value-type="float" office:value="0.365275" calcext:value-type="float">
            <text:p>0,365275</text:p>
          </table:table-cell>
          <table:table-cell office:value-type="float" office:value="0.416255" calcext:value-type="float">
            <text:p>0,416255</text:p>
          </table:table-cell>
          <table:table-cell office:value-type="float" office:value="0.453189" calcext:value-type="float">
            <text:p>0,453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4</text:p>
          </table:table-cell>
          <table:table-cell office:value-type="float" office:value="0.130542" calcext:value-type="float">
            <text:p>0,130542</text:p>
          </table:table-cell>
          <table:table-cell office:value-type="float" office:value="0.28434" calcext:value-type="float">
            <text:p>0,28434</text:p>
          </table:table-cell>
          <table:table-cell office:value-type="float" office:value="0.350326" calcext:value-type="float">
            <text:p>0,350326</text:p>
          </table:table-cell>
          <table:table-cell office:value-type="float" office:value="0.381056" calcext:value-type="float">
            <text:p>0,381056</text:p>
          </table:table-cell>
          <table:table-cell office:value-type="float" office:value="0.405235" calcext:value-type="float">
            <text:p>0,405235</text:p>
          </table:table-cell>
          <table:table-cell office:value-type="float" office:value="0.427419" calcext:value-type="float">
            <text:p>0,427419</text:p>
          </table:table-cell>
          <table:table-cell office:value-type="float" office:value="0.463717" calcext:value-type="float">
            <text:p>0,463717</text:p>
          </table:table-cell>
          <table:table-cell office:value-type="float" office:value="0.493315" calcext:value-type="float">
            <text:p>0,493315</text:p>
          </table:table-cell>
          <table:table-cell office:value-type="float" office:value="0.524462" calcext:value-type="float">
            <text:p>0,524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5</text:p>
          </table:table-cell>
          <table:table-cell office:value-type="float" office:value="0.127683" calcext:value-type="float">
            <text:p>0,127683</text:p>
          </table:table-cell>
          <table:table-cell office:value-type="float" office:value="0.177407" calcext:value-type="float">
            <text:p>0,177407</text:p>
          </table:table-cell>
          <table:table-cell office:value-type="float" office:value="0.251485" calcext:value-type="float">
            <text:p>0,251485</text:p>
          </table:table-cell>
          <table:table-cell office:value-type="float" office:value="0.324026" calcext:value-type="float">
            <text:p>0,324026</text:p>
          </table:table-cell>
          <table:table-cell office:value-type="float" office:value="0.370233" calcext:value-type="float">
            <text:p>0,370233</text:p>
          </table:table-cell>
          <table:table-cell office:value-type="float" office:value="0.400109" calcext:value-type="float">
            <text:p>0,400109</text:p>
          </table:table-cell>
          <table:table-cell office:value-type="float" office:value="0.432903" calcext:value-type="float">
            <text:p>0,432903</text:p>
          </table:table-cell>
          <table:table-cell office:value-type="float" office:value="0.470645" calcext:value-type="float">
            <text:p>0,470645</text:p>
          </table:table-cell>
          <table:table-cell office:value-type="float" office:value="0.519692" calcext:value-type="float">
            <text:p>0,519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6</text:p>
          </table:table-cell>
          <table:table-cell office:value-type="float" office:value="0.131496" calcext:value-type="float">
            <text:p>0,131496</text:p>
          </table:table-cell>
          <table:table-cell office:value-type="float" office:value="0.186573" calcext:value-type="float">
            <text:p>0,186573</text:p>
          </table:table-cell>
          <table:table-cell office:value-type="float" office:value="0.247847" calcext:value-type="float">
            <text:p>0,247847</text:p>
          </table:table-cell>
          <table:table-cell office:value-type="float" office:value="0.28675" calcext:value-type="float">
            <text:p>0,28675</text:p>
          </table:table-cell>
          <table:table-cell office:value-type="float" office:value="0.319303" calcext:value-type="float">
            <text:p>0,319303</text:p>
          </table:table-cell>
          <table:table-cell office:value-type="float" office:value="0.342393" calcext:value-type="float">
            <text:p>0,342393</text:p>
          </table:table-cell>
          <table:table-cell office:value-type="float" office:value="0.387339" calcext:value-type="float">
            <text:p>0,387339</text:p>
          </table:table-cell>
          <table:table-cell office:value-type="float" office:value="0.436656" calcext:value-type="float">
            <text:p>0,436656</text:p>
          </table:table-cell>
          <table:table-cell office:value-type="float" office:value="0.49919" calcext:value-type="float">
            <text:p>0,49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7</text:p>
          </table:table-cell>
          <table:table-cell office:value-type="float" office:value="0.0728059" calcext:value-type="float">
            <text:p>0,0728059</text:p>
          </table:table-cell>
          <table:table-cell office:value-type="float" office:value="0.101759" calcext:value-type="float">
            <text:p>0,101759</text:p>
          </table:table-cell>
          <table:table-cell office:value-type="float" office:value="0.121917" calcext:value-type="float">
            <text:p>0,121917</text:p>
          </table:table-cell>
          <table:table-cell office:value-type="float" office:value="0.142197" calcext:value-type="float">
            <text:p>0,142197</text:p>
          </table:table-cell>
          <table:table-cell office:value-type="float" office:value="0.168702" calcext:value-type="float">
            <text:p>0,168702</text:p>
          </table:table-cell>
          <table:table-cell office:value-type="float" office:value="0.203367" calcext:value-type="float">
            <text:p>0,203367</text:p>
          </table:table-cell>
          <table:table-cell office:value-type="float" office:value="0.23637" calcext:value-type="float">
            <text:p>0,23637</text:p>
          </table:table-cell>
          <table:table-cell office:value-type="float" office:value="0.404376" calcext:value-type="float">
            <text:p>0,404376</text:p>
          </table:table-cell>
          <table:table-cell office:value-type="float" office:value="0.516381" calcext:value-type="float">
            <text:p>0,516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8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.0840574" calcext:value-type="float">
            <text:p>0,0840574</text:p>
          </table:table-cell>
          <table:table-cell office:value-type="float" office:value="0.109249" calcext:value-type="float">
            <text:p>0,109249</text:p>
          </table:table-cell>
          <table:table-cell office:value-type="float" office:value="0.140987" calcext:value-type="float">
            <text:p>0,140987</text:p>
          </table:table-cell>
          <table:table-cell office:value-type="float" office:value="0.167124" calcext:value-type="float">
            <text:p>0,167124</text:p>
          </table:table-cell>
          <table:table-cell office:value-type="float" office:value="0.197732" calcext:value-type="float">
            <text:p>0,197732</text:p>
          </table:table-cell>
          <table:table-cell office:value-type="float" office:value="0.219605" calcext:value-type="float">
            <text:p>0,219605</text:p>
          </table:table-cell>
          <table:table-cell office:value-type="float" office:value="0.306774" calcext:value-type="float">
            <text:p>0,306774</text:p>
          </table:table-cell>
          <table:table-cell office:value-type="float" office:value="0.360915" calcext:value-type="float">
            <text:p>0,360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9</text:p>
          </table:table-cell>
          <table:table-cell office:value-type="float" office:value="0.064185" calcext:value-type="float">
            <text:p>0,064185</text:p>
          </table:table-cell>
          <table:table-cell office:value-type="float" office:value="0.0879291" calcext:value-type="float">
            <text:p>0,0879291</text:p>
          </table:table-cell>
          <table:table-cell office:value-type="float" office:value="0.109246" calcext:value-type="float">
            <text:p>0,109246</text:p>
          </table:table-cell>
          <table:table-cell office:value-type="float" office:value="0.158781" calcext:value-type="float">
            <text:p>0,158781</text:p>
          </table:table-cell>
          <table:table-cell office:value-type="float" office:value="0.236242" calcext:value-type="float">
            <text:p>0,236242</text:p>
          </table:table-cell>
          <table:table-cell office:value-type="float" office:value="0.321422" calcext:value-type="float">
            <text:p>0,321422</text:p>
          </table:table-cell>
          <table:table-cell office:value-type="float" office:value="0.357828" calcext:value-type="float">
            <text:p>0,357828</text:p>
          </table:table-cell>
          <table:table-cell office:value-type="float" office:value="0.377741" calcext:value-type="float">
            <text:p>0,377741</text:p>
          </table:table-cell>
          <table:table-cell office:value-type="float" office:value="0.43447" calcext:value-type="float">
            <text:p>0,43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10</text:p>
          </table:table-cell>
          <table:table-cell office:value-type="float" office:value="0.119763" calcext:value-type="float">
            <text:p>0,119763</text:p>
          </table:table-cell>
          <table:table-cell office:value-type="float" office:value="0.142327" calcext:value-type="float">
            <text:p>0,142327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188885" calcext:value-type="float">
            <text:p>0,188885</text:p>
          </table:table-cell>
          <table:table-cell office:value-type="float" office:value="0.232925" calcext:value-type="float">
            <text:p>0,232925</text:p>
          </table:table-cell>
          <table:table-cell office:value-type="float" office:value="0.276328" calcext:value-type="float">
            <text:p>0,276328</text:p>
          </table:table-cell>
          <table:table-cell office:value-type="float" office:value="0.337231" calcext:value-type="float">
            <text:p>0,337231</text:p>
          </table:table-cell>
          <table:table-cell office:value-type="float" office:value="0.424541" calcext:value-type="float">
            <text:p>0,424541</text:p>
          </table:table-cell>
          <table:table-cell office:value-type="float" office:value="0.468926" calcext:value-type="float">
            <text:p>0,468926</text:p>
          </table:table-cell>
        </table:table-row>
      </table:table>
      <table:table table:name="Pesquisar" table:style-name="ta1">
        <table:shapes>
          <draw:frame draw:z-index="0" draw:style-name="gr1" draw:text-style-name="P1" svg:width="223.84mm" svg:height="90.05mm" svg:x="45.71mm" svg:y="61.62mm">
            <loext:p draw:notify-on-update-of-ranges="Pesquisar.D12:Pesquisar.L12 Pesquisar.D3:Pesquisar.L3 Pesquisar.D4:Pesquisar.L4 Pesquisar.D5:Pesquisar.L5 Pesquisar.D6:Pesquisar.L6 Pesquisar.D7:Pesquisar.L7 Pesquisar.D8:Pesquisar.L8 Pesquisar.D9:Pesquisar.L9 Pesquisar.D10:Pesquisar.L10 Pesquisar.D11:Pesquisar.L11 Pesquisar.D12:Pesquisar.L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squisar1</text:p>
          </table:table-cell>
          <table:table-cell office:value-type="float" office:value="0.0809484" calcext:value-type="float">
            <text:p>0,0809484</text:p>
          </table:table-cell>
          <table:table-cell office:value-type="float" office:value="0.112554" calcext:value-type="float">
            <text:p>0,112554</text:p>
          </table:table-cell>
          <table:table-cell office:value-type="float" office:value="0.136867" calcext:value-type="float">
            <text:p>0,136867</text:p>
          </table:table-cell>
          <table:table-cell office:value-type="float" office:value="0.174678" calcext:value-type="float">
            <text:p>0,174678</text:p>
          </table:table-cell>
          <table:table-cell office:value-type="float" office:value="0.57773" calcext:value-type="float">
            <text:p>0,57773</text:p>
          </table:table-cell>
          <table:table-cell office:value-type="float" office:value="0.648606" calcext:value-type="float">
            <text:p>0,648606</text:p>
          </table:table-cell>
          <table:table-cell office:value-type="float" office:value="0.678684" calcext:value-type="float">
            <text:p>0,678684</text:p>
          </table:table-cell>
          <table:table-cell office:value-type="float" office:value="0.712443" calcext:value-type="float">
            <text:p>0,712443</text:p>
          </table:table-cell>
          <table:table-cell office:value-type="float" office:value="0.768014" calcext:value-type="float">
            <text:p>0,768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2</text:p>
          </table:table-cell>
          <table:table-cell office:value-type="float" office:value="0.0858065" calcext:value-type="float">
            <text:p>0,0858065</text:p>
          </table:table-cell>
          <table:table-cell office:value-type="float" office:value="0.127805" calcext:value-type="float">
            <text:p>0,127805</text:p>
          </table:table-cell>
          <table:table-cell office:value-type="float" office:value="0.387131" calcext:value-type="float">
            <text:p>0,387131</text:p>
          </table:table-cell>
          <table:table-cell office:value-type="float" office:value="0.556446" calcext:value-type="float">
            <text:p>0,556446</text:p>
          </table:table-cell>
          <table:table-cell office:value-type="float" office:value="0.584022" calcext:value-type="float">
            <text:p>0,584022</text:p>
          </table:table-cell>
          <table:table-cell office:value-type="float" office:value="0.615264" calcext:value-type="float">
            <text:p>0,615264</text:p>
          </table:table-cell>
          <table:table-cell office:value-type="float" office:value="0.643622" calcext:value-type="float">
            <text:p>0,643622</text:p>
          </table:table-cell>
          <table:table-cell office:value-type="float" office:value="0.663912" calcext:value-type="float">
            <text:p>0,663912</text:p>
          </table:table-cell>
          <table:table-cell office:value-type="float" office:value="0.698186" calcext:value-type="float">
            <text:p>0,698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3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239573" calcext:value-type="float">
            <text:p>0,239573</text:p>
          </table:table-cell>
          <table:table-cell office:value-type="float" office:value="0.459666" calcext:value-type="float">
            <text:p>0,459666</text:p>
          </table:table-cell>
          <table:table-cell office:value-type="float" office:value="0.57046" calcext:value-type="float">
            <text:p>0,57046</text:p>
          </table:table-cell>
          <table:table-cell office:value-type="float" office:value="0.595517" calcext:value-type="float">
            <text:p>0,595517</text:p>
          </table:table-cell>
          <table:table-cell office:value-type="float" office:value="0.617425" calcext:value-type="float">
            <text:p>0,617425</text:p>
          </table:table-cell>
          <table:table-cell office:value-type="float" office:value="0.645497" calcext:value-type="float">
            <text:p>0,645497</text:p>
          </table:table-cell>
          <table:table-cell office:value-type="float" office:value="0.676237" calcext:value-type="float">
            <text:p>0,676237</text:p>
          </table:table-cell>
          <table:table-cell office:value-type="float" office:value="0.716051" calcext:value-type="float">
            <text:p>0,716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4</text:p>
          </table:table-cell>
          <table:table-cell office:value-type="float" office:value="0.0414311" calcext:value-type="float">
            <text:p>0,0414311</text:p>
          </table:table-cell>
          <table:table-cell office:value-type="float" office:value="0.0704399" calcext:value-type="float">
            <text:p>0,0704399</text:p>
          </table:table-cell>
          <table:table-cell office:value-type="float" office:value="0.0875381" calcext:value-type="float">
            <text:p>0,0875381</text:p>
          </table:table-cell>
          <table:table-cell office:value-type="float" office:value="0.100147" calcext:value-type="float">
            <text:p>0,100147</text:p>
          </table:table-cell>
          <table:table-cell office:value-type="float" office:value="0.116873" calcext:value-type="float">
            <text:p>0,116873</text:p>
          </table:table-cell>
          <table:table-cell office:value-type="float" office:value="0.14616" calcext:value-type="float">
            <text:p>0,14616</text:p>
          </table:table-cell>
          <table:table-cell office:value-type="float" office:value="0.440017" calcext:value-type="float">
            <text:p>0,440017</text:p>
          </table:table-cell>
          <table:table-cell office:value-type="float" office:value="0.609091" calcext:value-type="float">
            <text:p>0,609091</text:p>
          </table:table-cell>
          <table:table-cell office:value-type="float" office:value="0.676553" calcext:value-type="float">
            <text:p>0,676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5</text:p>
          </table:table-cell>
          <table:table-cell office:value-type="float" office:value="0.0749525" calcext:value-type="float">
            <text:p>0,0749525</text:p>
          </table:table-cell>
          <table:table-cell office:value-type="float" office:value="0.118635" calcext:value-type="float">
            <text:p>0,118635</text:p>
          </table:table-cell>
          <table:table-cell office:value-type="float" office:value="0.231566" calcext:value-type="float">
            <text:p>0,231566</text:p>
          </table:table-cell>
          <table:table-cell office:value-type="float" office:value="0.368846" calcext:value-type="float">
            <text:p>0,368846</text:p>
          </table:table-cell>
          <table:table-cell office:value-type="float" office:value="0.390767" calcext:value-type="float">
            <text:p>0,390767</text:p>
          </table:table-cell>
          <table:table-cell office:value-type="float" office:value="0.423278" calcext:value-type="float">
            <text:p>0,423278</text:p>
          </table:table-cell>
          <table:table-cell office:value-type="float" office:value="0.557416" calcext:value-type="float">
            <text:p>0,557416</text:p>
          </table:table-cell>
          <table:table-cell office:value-type="float" office:value="0.60881" calcext:value-type="float">
            <text:p>0,60881</text:p>
          </table:table-cell>
          <table:table-cell office:value-type="float" office:value="0.677477" calcext:value-type="float">
            <text:p>0,677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6</text:p>
          </table:table-cell>
          <table:table-cell office:value-type="float" office:value="0.108786" calcext:value-type="float">
            <text:p>0,108786</text:p>
          </table:table-cell>
          <table:table-cell office:value-type="float" office:value="0.325772" calcext:value-type="float">
            <text:p>0,325772</text:p>
          </table:table-cell>
          <table:table-cell office:value-type="float" office:value="0.406781" calcext:value-type="float">
            <text:p>0,406781</text:p>
          </table:table-cell>
          <table:table-cell office:value-type="float" office:value="0.503759" calcext:value-type="float">
            <text:p>0,503759</text:p>
          </table:table-cell>
          <table:table-cell office:value-type="float" office:value="0.567788" calcext:value-type="float">
            <text:p>0,567788</text:p>
          </table:table-cell>
          <table:table-cell office:value-type="float" office:value="0.600682" calcext:value-type="float">
            <text:p>0,600682</text:p>
          </table:table-cell>
          <table:table-cell office:value-type="float" office:value="0.639068" calcext:value-type="float">
            <text:p>0,639068</text:p>
          </table:table-cell>
          <table:table-cell office:value-type="float" office:value="0.67724" calcext:value-type="float">
            <text:p>0,67724</text:p>
          </table:table-cell>
          <table:table-cell office:value-type="float" office:value="0.725249" calcext:value-type="float">
            <text:p>0,725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7</text:p>
          </table:table-cell>
          <table:table-cell office:value-type="float" office:value="0.0437723" calcext:value-type="float">
            <text:p>0,0437723</text:p>
          </table:table-cell>
          <table:table-cell office:value-type="float" office:value="0.0612628" calcext:value-type="float">
            <text:p>0,0612628</text:p>
          </table:table-cell>
          <table:table-cell office:value-type="float" office:value="0.08361" calcext:value-type="float">
            <text:p>0,08361</text:p>
          </table:table-cell>
          <table:table-cell office:value-type="float" office:value="0.0996557" calcext:value-type="float">
            <text:p>0,0996557</text:p>
          </table:table-cell>
          <table:table-cell office:value-type="float" office:value="0.126399" calcext:value-type="float">
            <text:p>0,126399</text:p>
          </table:table-cell>
          <table:table-cell office:value-type="float" office:value="0.405508" calcext:value-type="float">
            <text:p>0,405508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621327" calcext:value-type="float">
            <text:p>0,621327</text:p>
          </table:table-cell>
          <table:table-cell office:value-type="float" office:value="0.696115" calcext:value-type="float">
            <text:p>0,696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8</text:p>
          </table:table-cell>
          <table:table-cell office:value-type="float" office:value="0.0436701" calcext:value-type="float">
            <text:p>0,0436701</text:p>
          </table:table-cell>
          <table:table-cell office:value-type="float" office:value="0.0631353" calcext:value-type="float">
            <text:p>0,0631353</text:p>
          </table:table-cell>
          <table:table-cell office:value-type="float" office:value="0.0841506" calcext:value-type="float">
            <text:p>0,0841506</text:p>
          </table:table-cell>
          <table:table-cell office:value-type="float" office:value="0.0992339" calcext:value-type="float">
            <text:p>0,0992339</text:p>
          </table:table-cell>
          <table:table-cell office:value-type="float" office:value="0.365815" calcext:value-type="float">
            <text:p>0,365815</text:p>
          </table:table-cell>
          <table:table-cell office:value-type="float" office:value="0.402122" calcext:value-type="float">
            <text:p>0,402122</text:p>
          </table:table-cell>
          <table:table-cell office:value-type="float" office:value="0.500075" calcext:value-type="float">
            <text:p>0,500075</text:p>
          </table:table-cell>
          <table:table-cell office:value-type="float" office:value="0.609593" calcext:value-type="float">
            <text:p>0,609593</text:p>
          </table:table-cell>
          <table:table-cell office:value-type="float" office:value="0.677378" calcext:value-type="float">
            <text:p>0,677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9</text:p>
          </table:table-cell>
          <table:table-cell office:value-type="float" office:value="0.0714348" calcext:value-type="float">
            <text:p>0,0714348</text:p>
          </table:table-cell>
          <table:table-cell office:value-type="float" office:value="0.0977789" calcext:value-type="float">
            <text:p>0,0977789</text:p>
          </table:table-cell>
          <table:table-cell office:value-type="float" office:value="0.132245" calcext:value-type="float">
            <text:p>0,132245</text:p>
          </table:table-cell>
          <table:table-cell office:value-type="float" office:value="0.415888" calcext:value-type="float">
            <text:p>0,415888</text:p>
          </table:table-cell>
          <table:table-cell office:value-type="float" office:value="0.593078" calcext:value-type="float">
            <text:p>0,593078</text:p>
          </table:table-cell>
          <table:table-cell office:value-type="float" office:value="0.650773" calcext:value-type="float">
            <text:p>0,650773</text:p>
          </table:table-cell>
          <table:table-cell office:value-type="float" office:value="0.687043" calcext:value-type="float">
            <text:p>0,687043</text:p>
          </table:table-cell>
          <table:table-cell office:value-type="float" office:value="0.722033" calcext:value-type="float">
            <text:p>0,722033</text:p>
          </table:table-cell>
          <table:table-cell office:value-type="float" office:value="0.758449" calcext:value-type="float">
            <text:p>0,758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10</text:p>
          </table:table-cell>
          <table:table-cell office:value-type="float" office:value="0.0443086" calcext:value-type="float">
            <text:p>0,0443086</text:p>
          </table:table-cell>
          <table:table-cell office:value-type="float" office:value="0.0641711" calcext:value-type="float">
            <text:p>0,0641711</text:p>
          </table:table-cell>
          <table:table-cell office:value-type="float" office:value="0.0789043" calcext:value-type="float">
            <text:p>0,0789043</text:p>
          </table:table-cell>
          <table:table-cell office:value-type="float" office:value="0.0961475" calcext:value-type="float">
            <text:p>0,0961475</text:p>
          </table:table-cell>
          <table:table-cell office:value-type="float" office:value="0.359653" calcext:value-type="float">
            <text:p>0,359653</text:p>
          </table:table-cell>
          <table:table-cell office:value-type="float" office:value="0.530967" calcext:value-type="float">
            <text:p>0,530967</text:p>
          </table:table-cell>
          <table:table-cell office:value-type="float" office:value="0.605288" calcext:value-type="float">
            <text:p>0,605288</text:p>
          </table:table-cell>
          <table:table-cell office:value-type="float" office:value="0.680891" calcext:value-type="float">
            <text:p>0,680891</text:p>
          </table:table-cell>
          <table:table-cell office:value-type="float" office:value="0.767898" calcext:value-type="float">
            <text:p>0,767898</text:p>
          </table:table-cell>
        </table:table-row>
      </table:table>
      <table:table table:name="Sair" table:style-name="ta1">
        <table:shapes>
          <draw:frame draw:z-index="0" draw:style-name="gr1" draw:text-style-name="P1" svg:width="223.3mm" svg:height="90.05mm" svg:x="45.98mm" svg:y="64.28mm">
            <loext:p draw:notify-on-update-of-ranges="Sair.D12:Sair.L12 Sair.C3:Sair.L3 Sair.C4:Sair.L4 Sair.C5:Sair.L5 Sair.C6:Sair.L6 Sair.C7:Sair.L7 Sair.C8:Sair.L8 Sair.C9:Sair.L9 Sair.C10:Sair.L10 Sair.C11:Sair.L11 Sair.C12:Sair.L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ir1</text:p>
          </table:table-cell>
          <table:table-cell office:value-type="float" office:value="0.328922" calcext:value-type="float">
            <text:p>0,328922</text:p>
          </table:table-cell>
          <table:table-cell office:value-type="float" office:value="0.359889" calcext:value-type="float">
            <text:p>0,359889</text:p>
          </table:table-cell>
          <table:table-cell office:value-type="float" office:value="0.384429" calcext:value-type="float">
            <text:p>0,384429</text:p>
          </table:table-cell>
          <table:table-cell office:value-type="float" office:value="0.406807" calcext:value-type="float">
            <text:p>0,406807</text:p>
          </table:table-cell>
          <table:table-cell office:value-type="float" office:value="0.427987" calcext:value-type="float">
            <text:p>0,427987</text:p>
          </table:table-cell>
          <table:table-cell office:value-type="float" office:value="0.445516" calcext:value-type="float">
            <text:p>0,445516</text:p>
          </table:table-cell>
          <table:table-cell office:value-type="float" office:value="0.475752" calcext:value-type="float">
            <text:p>0,475752</text:p>
          </table:table-cell>
          <table:table-cell office:value-type="float" office:value="0.52752" calcext:value-type="float">
            <text:p>0,52752</text:p>
          </table:table-cell>
          <table:table-cell office:value-type="float" office:value="0.658282" calcext:value-type="float">
            <text:p>0,658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2</text:p>
          </table:table-cell>
          <table:table-cell office:value-type="float" office:value="0.325007" calcext:value-type="float">
            <text:p>0,325007</text:p>
          </table:table-cell>
          <table:table-cell office:value-type="float" office:value="0.352175" calcext:value-type="float">
            <text:p>0,352175</text:p>
          </table:table-cell>
          <table:table-cell office:value-type="float" office:value="0.376854" calcext:value-type="float">
            <text:p>0,376854</text:p>
          </table:table-cell>
          <table:table-cell office:value-type="float" office:value="0.400739" calcext:value-type="float">
            <text:p>0,400739</text:p>
          </table:table-cell>
          <table:table-cell office:value-type="float" office:value="0.424679" calcext:value-type="float">
            <text:p>0,424679</text:p>
          </table:table-cell>
          <table:table-cell office:value-type="float" office:value="0.453817" calcext:value-type="float">
            <text:p>0,453817</text:p>
          </table:table-cell>
          <table:table-cell office:value-type="float" office:value="0.495048" calcext:value-type="float">
            <text:p>0,495048</text:p>
          </table:table-cell>
          <table:table-cell office:value-type="float" office:value="0.565499" calcext:value-type="float">
            <text:p>0,565499</text:p>
          </table:table-cell>
          <table:table-cell office:value-type="float" office:value="0.671847" calcext:value-type="float">
            <text:p>0,6718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3</text:p>
          </table:table-cell>
          <table:table-cell office:value-type="float" office:value="0.270117" calcext:value-type="float">
            <text:p>0,270117</text:p>
          </table:table-cell>
          <table:table-cell office:value-type="float" office:value="0.304981" calcext:value-type="float">
            <text:p>0,304981</text:p>
          </table:table-cell>
          <table:table-cell office:value-type="float" office:value="0.335314" calcext:value-type="float">
            <text:p>0,335314</text:p>
          </table:table-cell>
          <table:table-cell office:value-type="float" office:value="0.356115" calcext:value-type="float">
            <text:p>0,356115</text:p>
          </table:table-cell>
          <table:table-cell office:value-type="float" office:value="0.371856" calcext:value-type="float">
            <text:p>0,371856</text:p>
          </table:table-cell>
          <table:table-cell office:value-type="float" office:value="0.387331" calcext:value-type="float">
            <text:p>0,387331</text:p>
          </table:table-cell>
          <table:table-cell office:value-type="float" office:value="0.423255" calcext:value-type="float">
            <text:p>0,423255</text:p>
          </table:table-cell>
          <table:table-cell office:value-type="float" office:value="0.544176" calcext:value-type="float">
            <text:p>0,544176</text:p>
          </table:table-cell>
          <table:table-cell office:value-type="float" office:value="0.641502" calcext:value-type="float">
            <text:p>0,641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4</text:p>
          </table:table-cell>
          <table:table-cell office:value-type="float" office:value="0.168922" calcext:value-type="float">
            <text:p>0,168922</text:p>
          </table:table-cell>
          <table:table-cell office:value-type="float" office:value="0.196445" calcext:value-type="float">
            <text:p>0,196445</text:p>
          </table:table-cell>
          <table:table-cell office:value-type="float" office:value="0.239324" calcext:value-type="float">
            <text:p>0,239324</text:p>
          </table:table-cell>
          <table:table-cell office:value-type="float" office:value="0.265129" calcext:value-type="float">
            <text:p>0,265129</text:p>
          </table:table-cell>
          <table:table-cell office:value-type="float" office:value="0.287988" calcext:value-type="float">
            <text:p>0,287988</text:p>
          </table:table-cell>
          <table:table-cell office:value-type="float" office:value="0.328729" calcext:value-type="float">
            <text:p>0,328729</text:p>
          </table:table-cell>
          <table:table-cell office:value-type="float" office:value="0.378585" calcext:value-type="float">
            <text:p>0,378585</text:p>
          </table:table-cell>
          <table:table-cell office:value-type="float" office:value="0.502069" calcext:value-type="float">
            <text:p>0,502069</text:p>
          </table:table-cell>
          <table:table-cell office:value-type="float" office:value="0.620679" calcext:value-type="float">
            <text:p>0,620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5</text:p>
          </table:table-cell>
          <table:table-cell office:value-type="float" office:value="0.304598" calcext:value-type="float">
            <text:p>0,304598</text:p>
          </table:table-cell>
          <table:table-cell office:value-type="float" office:value="0.368245" calcext:value-type="float">
            <text:p>0,368245</text:p>
          </table:table-cell>
          <table:table-cell office:value-type="float" office:value="0.419274" calcext:value-type="float">
            <text:p>0,419274</text:p>
          </table:table-cell>
          <table:table-cell office:value-type="float" office:value="0.481403" calcext:value-type="float">
            <text:p>0,481403</text:p>
          </table:table-cell>
          <table:table-cell office:value-type="float" office:value="0.524727" calcext:value-type="float">
            <text:p>0,524727</text:p>
          </table:table-cell>
          <table:table-cell office:value-type="float" office:value="0.560458" calcext:value-type="float">
            <text:p>0,560458</text:p>
          </table:table-cell>
          <table:table-cell office:value-type="float" office:value="0.605716" calcext:value-type="float">
            <text:p>0,605716</text:p>
          </table:table-cell>
          <table:table-cell office:value-type="float" office:value="0.654176" calcext:value-type="float">
            <text:p>0,654176</text:p>
          </table:table-cell>
          <table:table-cell office:value-type="float" office:value="0.700235" calcext:value-type="float">
            <text:p>0,700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6</text:p>
          </table:table-cell>
          <table:table-cell office:value-type="float" office:value="0.347006" calcext:value-type="float">
            <text:p>0,347006</text:p>
          </table:table-cell>
          <table:table-cell office:value-type="float" office:value="0.395027" calcext:value-type="float">
            <text:p>0,395027</text:p>
          </table:table-cell>
          <table:table-cell office:value-type="float" office:value="0.432342" calcext:value-type="float">
            <text:p>0,432342</text:p>
          </table:table-cell>
          <table:table-cell office:value-type="float" office:value="0.47504" calcext:value-type="float">
            <text:p>0,47504</text:p>
          </table:table-cell>
          <table:table-cell office:value-type="float" office:value="0.509866" calcext:value-type="float">
            <text:p>0,509866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569059" calcext:value-type="float">
            <text:p>0,569059</text:p>
          </table:table-cell>
          <table:table-cell office:value-type="float" office:value="0.60239" calcext:value-type="float">
            <text:p>0,60239</text:p>
          </table:table-cell>
          <table:table-cell office:value-type="float" office:value="0.656417" calcext:value-type="float">
            <text:p>0,656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7</text:p>
          </table:table-cell>
          <table:table-cell office:value-type="float" office:value="0.159626" calcext:value-type="float">
            <text:p>0,159626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22832" calcext:value-type="float">
            <text:p>0,22832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301551" calcext:value-type="float">
            <text:p>0,301551</text:p>
          </table:table-cell>
          <table:table-cell office:value-type="float" office:value="0.34242" calcext:value-type="float">
            <text:p>0,34242</text:p>
          </table:table-cell>
          <table:table-cell office:value-type="float" office:value="0.392969" calcext:value-type="float">
            <text:p>0,392969</text:p>
          </table:table-cell>
          <table:table-cell office:value-type="float" office:value="0.47511" calcext:value-type="float">
            <text:p>0,47511</text:p>
          </table:table-cell>
          <table:table-cell office:value-type="float" office:value="0.563571" calcext:value-type="float">
            <text:p>0,563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8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44611" calcext:value-type="float">
            <text:p>0,144611</text:p>
          </table:table-cell>
          <table:table-cell office:value-type="float" office:value="0.165387" calcext:value-type="float">
            <text:p>0,165387</text:p>
          </table:table-cell>
          <table:table-cell office:value-type="float" office:value="0.196305" calcext:value-type="float">
            <text:p>0,196305</text:p>
          </table:table-cell>
          <table:table-cell office:value-type="float" office:value="0.247957" calcext:value-type="float">
            <text:p>0,247957</text:p>
          </table:table-cell>
          <table:table-cell office:value-type="float" office:value="0.293574" calcext:value-type="float">
            <text:p>0,293574</text:p>
          </table:table-cell>
          <table:table-cell office:value-type="float" office:value="0.369986" calcext:value-type="float">
            <text:p>0,369986</text:p>
          </table:table-cell>
          <table:table-cell office:value-type="float" office:value="0.466639" calcext:value-type="float">
            <text:p>0,466639</text:p>
          </table:table-cell>
          <table:table-cell office:value-type="float" office:value="0.594909" calcext:value-type="float">
            <text:p>0,594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9</text:p>
          </table:table-cell>
          <table:table-cell office:value-type="float" office:value="0.244149" calcext:value-type="float">
            <text:p>0,244149</text:p>
          </table:table-cell>
          <table:table-cell office:value-type="float" office:value="0.263973" calcext:value-type="float">
            <text:p>0,263973</text:p>
          </table:table-cell>
          <table:table-cell office:value-type="float" office:value="0.278672" calcext:value-type="float">
            <text:p>0,278672</text:p>
          </table:table-cell>
          <table:table-cell office:value-type="float" office:value="0.294652" calcext:value-type="float">
            <text:p>0,294652</text:p>
          </table:table-cell>
          <table:table-cell office:value-type="float" office:value="0.315456" calcext:value-type="float">
            <text:p>0,315456</text:p>
          </table:table-cell>
          <table:table-cell office:value-type="float" office:value="0.336826" calcext:value-type="float">
            <text:p>0,336826</text:p>
          </table:table-cell>
          <table:table-cell office:value-type="float" office:value="0.39253" calcext:value-type="float">
            <text:p>0,39253</text:p>
          </table:table-cell>
          <table:table-cell office:value-type="float" office:value="0.446086" calcext:value-type="float">
            <text:p>0,446086</text:p>
          </table:table-cell>
          <table:table-cell office:value-type="float" office:value="0.551992" calcext:value-type="float">
            <text:p>0,551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10</text:p>
          </table:table-cell>
          <table:table-cell office:value-type="float" office:value="0.252532" calcext:value-type="float">
            <text:p>0,252532</text:p>
          </table:table-cell>
          <table:table-cell office:value-type="float" office:value="0.311789" calcext:value-type="float">
            <text:p>0,311789</text:p>
          </table:table-cell>
          <table:table-cell office:value-type="float" office:value="0.34845" calcext:value-type="float">
            <text:p>0,34845</text:p>
          </table:table-cell>
          <table:table-cell office:value-type="float" office:value="0.370984" calcext:value-type="float">
            <text:p>0,370984</text:p>
          </table:table-cell>
          <table:table-cell office:value-type="float" office:value="0.392737" calcext:value-type="float">
            <text:p>0,392737</text:p>
          </table:table-cell>
          <table:table-cell office:value-type="float" office:value="0.457682" calcext:value-type="float">
            <text:p>0,457682</text:p>
          </table:table-cell>
          <table:table-cell office:value-type="float" office:value="0.550319" calcext:value-type="float">
            <text:p>0,550319</text:p>
          </table:table-cell>
          <table:table-cell office:value-type="float" office:value="0.638549" calcext:value-type="float">
            <text:p>0,638549</text:p>
          </table:table-cell>
          <table:table-cell office:value-type="float" office:value="0.72259" calcext:value-type="float">
            <text:p>0,72259</text:p>
          </table:table-cell>
        </table:table-row>
      </table:table>
      <table:table table:name="Vai chover" table:style-name="ta1">
        <table:shapes>
          <draw:frame draw:z-index="0" draw:style-name="gr1" draw:text-style-name="P1" svg:width="222.74mm" svg:height="90.04mm" svg:x="46.26mm" svg:y="58.7mm">
            <loext:p draw:notify-on-update-of-ranges="'Vai chover'.D12:'Vai chover'.L12 'Vai chover'.C3:'Vai chover'.L3 'Vai chover'.C4:'Vai chover'.L4 'Vai chover'.C5:'Vai chover'.L5 'Vai chover'.C6:'Vai chover'.L6 'Vai chover'.C7:'Vai chover'.L7 'Vai chover'.C8:'Vai chover'.L8 'Vai chover'.C9:'Vai chover'.L9 'Vai chover'.C10:'Vai chover'.L10 'Vai chover'.C11:'Vai chover'.L11 'Vai chover'.C12:'Vai chover'.L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i chover1</text:p>
          </table:table-cell>
          <table:table-cell office:value-type="float" office:value="0.156969" calcext:value-type="float">
            <text:p>0,156969</text:p>
          </table:table-cell>
          <table:table-cell office:value-type="float" office:value="0.168718" calcext:value-type="float">
            <text:p>0,168718</text:p>
          </table:table-cell>
          <table:table-cell office:value-type="float" office:value="0.182072" calcext:value-type="float">
            <text:p>0,182072</text:p>
          </table:table-cell>
          <table:table-cell office:value-type="float" office:value="0.197369" calcext:value-type="float">
            <text:p>0,197369</text:p>
          </table:table-cell>
          <table:table-cell office:value-type="float" office:value="0.214953" calcext:value-type="float">
            <text:p>0,214953</text:p>
          </table:table-cell>
          <table:table-cell office:value-type="float" office:value="0.237489" calcext:value-type="float">
            <text:p>0,237489</text:p>
          </table:table-cell>
          <table:table-cell office:value-type="float" office:value="0.4517" calcext:value-type="float">
            <text:p>0,4517</text:p>
          </table:table-cell>
          <table:table-cell office:value-type="float" office:value="0.707775" calcext:value-type="float">
            <text:p>0,707775</text:p>
          </table:table-cell>
          <table:table-cell office:value-type="float" office:value="0.764556" calcext:value-type="float">
            <text:p>0,764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2</text:p>
          </table:table-cell>
          <table:table-cell office:value-type="float" office:value="0.134709" calcext:value-type="float">
            <text:p>0,134709</text:p>
          </table:table-cell>
          <table:table-cell office:value-type="float" office:value="0.152296" calcext:value-type="float">
            <text:p>0,152296</text:p>
          </table:table-cell>
          <table:table-cell office:value-type="float" office:value="0.168785" calcext:value-type="float">
            <text:p>0,168785</text:p>
          </table:table-cell>
          <table:table-cell office:value-type="float" office:value="0.182453" calcext:value-type="float">
            <text:p>0,182453</text:p>
          </table:table-cell>
          <table:table-cell office:value-type="float" office:value="0.196092" calcext:value-type="float">
            <text:p>0,196092</text:p>
          </table:table-cell>
          <table:table-cell office:value-type="float" office:value="0.213879" calcext:value-type="float">
            <text:p>0,213879</text:p>
          </table:table-cell>
          <table:table-cell office:value-type="float" office:value="0.241328" calcext:value-type="float">
            <text:p>0,241328</text:p>
          </table:table-cell>
          <table:table-cell office:value-type="float" office:value="0.304036" calcext:value-type="float">
            <text:p>0,304036</text:p>
          </table:table-cell>
          <table:table-cell office:value-type="float" office:value="0.743465" calcext:value-type="float">
            <text:p>0,743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3</text:p>
          </table:table-cell>
          <table:table-cell office:value-type="float" office:value="0.134975" calcext:value-type="float">
            <text:p>0,134975</text:p>
          </table:table-cell>
          <table:table-cell office:value-type="float" office:value="0.148151" calcext:value-type="float">
            <text:p>0,148151</text:p>
          </table:table-cell>
          <table:table-cell office:value-type="float" office:value="0.166138" calcext:value-type="float">
            <text:p>0,166138</text:p>
          </table:table-cell>
          <table:table-cell office:value-type="float" office:value="0.180059" calcext:value-type="float">
            <text:p>0,180059</text:p>
          </table:table-cell>
          <table:table-cell office:value-type="float" office:value="0.194683" calcext:value-type="float">
            <text:p>0,194683</text:p>
          </table:table-cell>
          <table:table-cell office:value-type="float" office:value="0.211456" calcext:value-type="float">
            <text:p>0,211456</text:p>
          </table:table-cell>
          <table:table-cell office:value-type="float" office:value="0.235339" calcext:value-type="float">
            <text:p>0,235339</text:p>
          </table:table-cell>
          <table:table-cell office:value-type="float" office:value="0.479874" calcext:value-type="float">
            <text:p>0,479874</text:p>
          </table:table-cell>
          <table:table-cell office:value-type="float" office:value="0.743311" calcext:value-type="float">
            <text:p>0,743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4</text:p>
          </table:table-cell>
          <table:table-cell office:value-type="float" office:value="0.0567422" calcext:value-type="float">
            <text:p>0,0567422</text:p>
          </table:table-cell>
          <table:table-cell office:value-type="float" office:value="0.0841043" calcext:value-type="float">
            <text:p>0,0841043</text:p>
          </table:table-cell>
          <table:table-cell office:value-type="float" office:value="0.113616" calcext:value-type="float">
            <text:p>0,113616</text:p>
          </table:table-cell>
          <table:table-cell office:value-type="float" office:value="0.145119" calcext:value-type="float">
            <text:p>0,145119</text:p>
          </table:table-cell>
          <table:table-cell office:value-type="float" office:value="0.207312" calcext:value-type="float">
            <text:p>0,207312</text:p>
          </table:table-cell>
          <table:table-cell office:value-type="float" office:value="0.465627" calcext:value-type="float">
            <text:p>0,465627</text:p>
          </table:table-cell>
          <table:table-cell office:value-type="float" office:value="0.675849" calcext:value-type="float">
            <text:p>0,675849</text:p>
          </table:table-cell>
          <table:table-cell office:value-type="float" office:value="0.714926" calcext:value-type="float">
            <text:p>0,714926</text:p>
          </table:table-cell>
          <table:table-cell office:value-type="float" office:value="0.748735" calcext:value-type="float">
            <text:p>0,748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5</text:p>
          </table:table-cell>
          <table:table-cell office:value-type="float" office:value="0.0460971" calcext:value-type="float">
            <text:p>0,0460971</text:p>
          </table:table-cell>
          <table:table-cell office:value-type="float" office:value="0.0666158" calcext:value-type="float">
            <text:p>0,0666158</text:p>
          </table:table-cell>
          <table:table-cell office:value-type="float" office:value="0.0876176" calcext:value-type="float">
            <text:p>0,0876176</text:p>
          </table:table-cell>
          <table:table-cell office:value-type="float" office:value="0.104246" calcext:value-type="float">
            <text:p>0,104246</text:p>
          </table:table-cell>
          <table:table-cell office:value-type="float" office:value="0.138698" calcext:value-type="float">
            <text:p>0,138698</text:p>
          </table:table-cell>
          <table:table-cell office:value-type="float" office:value="0.337732" calcext:value-type="float">
            <text:p>0,337732</text:p>
          </table:table-cell>
          <table:table-cell office:value-type="float" office:value="0.560564" calcext:value-type="float">
            <text:p>0,560564</text:p>
          </table:table-cell>
          <table:table-cell office:value-type="float" office:value="0.653369" calcext:value-type="float">
            <text:p>0,653369</text:p>
          </table:table-cell>
          <table:table-cell office:value-type="float" office:value="0.699898" calcext:value-type="float">
            <text:p>0,699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6</text:p>
          </table:table-cell>
          <table:table-cell office:value-type="float" office:value="0.0790263" calcext:value-type="float">
            <text:p>0,0790263</text:p>
          </table:table-cell>
          <table:table-cell office:value-type="float" office:value="0.0971254" calcext:value-type="float">
            <text:p>0,0971254</text:p>
          </table:table-cell>
          <table:table-cell office:value-type="float" office:value="0.112926" calcext:value-type="float">
            <text:p>0,112926</text:p>
          </table:table-cell>
          <table:table-cell office:value-type="float" office:value="0.132549" calcext:value-type="float">
            <text:p>0,132549</text:p>
          </table:table-cell>
          <table:table-cell office:value-type="float" office:value="0.151326" calcext:value-type="float">
            <text:p>0,151326</text:p>
          </table:table-cell>
          <table:table-cell office:value-type="float" office:value="0.18975" calcext:value-type="float">
            <text:p>0,18975</text:p>
          </table:table-cell>
          <table:table-cell office:value-type="float" office:value="0.566807" calcext:value-type="float">
            <text:p>0,566807</text:p>
          </table:table-cell>
          <table:table-cell office:value-type="float" office:value="0.646511" calcext:value-type="float">
            <text:p>0,646511</text:p>
          </table:table-cell>
          <table:table-cell office:value-type="float" office:value="0.686556" calcext:value-type="float">
            <text:p>0,686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7</text:p>
          </table:table-cell>
          <table:table-cell office:value-type="float" office:value="0.10264" calcext:value-type="float">
            <text:p>0,10264</text:p>
          </table:table-cell>
          <table:table-cell office:value-type="float" office:value="0.114727" calcext:value-type="float">
            <text:p>0,114727</text:p>
          </table:table-cell>
          <table:table-cell office:value-type="float" office:value="0.130986" calcext:value-type="float">
            <text:p>0,130986</text:p>
          </table:table-cell>
          <table:table-cell office:value-type="float" office:value="0.147931" calcext:value-type="float">
            <text:p>0,147931</text:p>
          </table:table-cell>
          <table:table-cell office:value-type="float" office:value="0.165162" calcext:value-type="float">
            <text:p>0,165162</text:p>
          </table:table-cell>
          <table:table-cell office:value-type="float" office:value="0.182821" calcext:value-type="float">
            <text:p>0,182821</text:p>
          </table:table-cell>
          <table:table-cell office:value-type="float" office:value="0.204909" calcext:value-type="float">
            <text:p>0,204909</text:p>
          </table:table-cell>
          <table:table-cell office:value-type="float" office:value="0.636616" calcext:value-type="float">
            <text:p>0,636616</text:p>
          </table:table-cell>
          <table:table-cell office:value-type="float" office:value="0.757744" calcext:value-type="float">
            <text:p>0,757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8</text:p>
          </table:table-cell>
          <table:table-cell office:value-type="float" office:value="0.0877496" calcext:value-type="float">
            <text:p>0,0877496</text:p>
          </table:table-cell>
          <table:table-cell office:value-type="float" office:value="0.112709" calcext:value-type="float">
            <text:p>0,112709</text:p>
          </table:table-cell>
          <table:table-cell office:value-type="float" office:value="0.123394" calcext:value-type="float">
            <text:p>0,123394</text:p>
          </table:table-cell>
          <table:table-cell office:value-type="float" office:value="0.137237" calcext:value-type="float">
            <text:p>0,137237</text:p>
          </table:table-cell>
          <table:table-cell office:value-type="float" office:value="0.150108" calcext:value-type="float">
            <text:p>0,150108</text:p>
          </table:table-cell>
          <table:table-cell office:value-type="float" office:value="0.166945" calcext:value-type="float">
            <text:p>0,166945</text:p>
          </table:table-cell>
          <table:table-cell office:value-type="float" office:value="0.38837" calcext:value-type="float">
            <text:p>0,38837</text:p>
          </table:table-cell>
          <table:table-cell office:value-type="float" office:value="0.588019" calcext:value-type="float">
            <text:p>0,588019</text:p>
          </table:table-cell>
          <table:table-cell office:value-type="float" office:value="0.660955" calcext:value-type="float">
            <text:p>0,660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9</text:p>
          </table:table-cell>
          <table:table-cell office:value-type="float" office:value="0.096764" calcext:value-type="float">
            <text:p>0,096764</text:p>
          </table:table-cell>
          <table:table-cell office:value-type="float" office:value="0.134723" calcext:value-type="float">
            <text:p>0,134723</text:p>
          </table:table-cell>
          <table:table-cell office:value-type="float" office:value="0.158584" calcext:value-type="float">
            <text:p>0,158584</text:p>
          </table:table-cell>
          <table:table-cell office:value-type="float" office:value="0.17653" calcext:value-type="float">
            <text:p>0,17653</text:p>
          </table:table-cell>
          <table:table-cell office:value-type="float" office:value="0.406581" calcext:value-type="float">
            <text:p>0,406581</text:p>
          </table:table-cell>
          <table:table-cell office:value-type="float" office:value="0.575243" calcext:value-type="float">
            <text:p>0,575243</text:p>
          </table:table-cell>
          <table:table-cell office:value-type="float" office:value="0.671979" calcext:value-type="float">
            <text:p>0,671979</text:p>
          </table:table-cell>
          <table:table-cell office:value-type="float" office:value="0.719241" calcext:value-type="float">
            <text:p>0,719241</text:p>
          </table:table-cell>
          <table:table-cell office:value-type="float" office:value="0.763316" calcext:value-type="float">
            <text:p>0,763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10</text:p>
          </table:table-cell>
          <table:table-cell office:value-type="float" office:value="0.0748355" calcext:value-type="float">
            <text:p>0,0748355</text:p>
          </table:table-cell>
          <table:table-cell office:value-type="float" office:value="0.104646" calcext:value-type="float">
            <text:p>0,104646</text:p>
          </table:table-cell>
          <table:table-cell office:value-type="float" office:value="0.137775" calcext:value-type="float">
            <text:p>0,137775</text:p>
          </table:table-cell>
          <table:table-cell office:value-type="float" office:value="0.160498" calcext:value-type="float">
            <text:p>0,160498</text:p>
          </table:table-cell>
          <table:table-cell office:value-type="float" office:value="0.299708" calcext:value-type="float">
            <text:p>0,299708</text:p>
          </table:table-cell>
          <table:table-cell office:value-type="float" office:value="0.524917" calcext:value-type="float">
            <text:p>0,524917</text:p>
          </table:table-cell>
          <table:table-cell office:value-type="float" office:value="0.699364" calcext:value-type="float">
            <text:p>0,699364</text:p>
          </table:table-cell>
          <table:table-cell office:value-type="float" office:value="0.738006" calcext:value-type="float">
            <text:p>0,738006</text:p>
          </table:table-cell>
          <table:table-cell office:value-type="float" office:value="0.787108" calcext:value-type="float">
            <text:p>0,787108</text:p>
          </table:table-cell>
        </table:table-row>
      </table:table>
      <table:table table:name="Ver noticias" table:style-name="ta1">
        <table:shapes>
          <draw:frame draw:z-index="0" draw:style-name="gr1" draw:text-style-name="P1" svg:width="223.86mm" svg:height="90.04mm" svg:x="46.53mm" svg:y="59.77mm">
            <loext:p draw:notify-on-update-of-ranges="'Ver noticias'.D12:'Ver noticias'.L12 'Ver noticias'.D3:'Ver noticias'.L3 'Ver noticias'.D4:'Ver noticias'.L4 'Ver noticias'.D5:'Ver noticias'.L5 'Ver noticias'.D6:'Ver noticias'.L6 'Ver noticias'.D7:'Ver noticias'.L7 'Ver noticias'.D8:'Ver noticias'.L8 'Ver noticias'.D9:'Ver noticias'.L9 'Ver noticias'.D10:'Ver noticias'.L10 'Ver noticias'.D11:'Ver noticias'.L11 'Ver noticias'.D12:'Ver noticias'.L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er noticias1</text:p>
          </table:table-cell>
          <table:table-cell office:value-type="float" office:value="0.0466365" calcext:value-type="float">
            <text:p>0,0466365</text:p>
          </table:table-cell>
          <table:table-cell office:value-type="float" office:value="0.0666499" calcext:value-type="float">
            <text:p>0,0666499</text:p>
          </table:table-cell>
          <table:table-cell office:value-type="float" office:value="0.0822959" calcext:value-type="float">
            <text:p>0,0822959</text:p>
          </table:table-cell>
          <table:table-cell office:value-type="float" office:value="0.0991299" calcext:value-type="float">
            <text:p>0,0991299</text:p>
          </table:table-cell>
          <table:table-cell office:value-type="float" office:value="0.113186" calcext:value-type="float">
            <text:p>0,113186</text:p>
          </table:table-cell>
          <table:table-cell office:value-type="float" office:value="0.131526" calcext:value-type="float">
            <text:p>0,131526</text:p>
          </table:table-cell>
          <table:table-cell office:value-type="float" office:value="0.155154" calcext:value-type="float">
            <text:p>0,155154</text:p>
          </table:table-cell>
          <table:table-cell office:value-type="float" office:value="0.195248" calcext:value-type="float">
            <text:p>0,195248</text:p>
          </table:table-cell>
          <table:table-cell office:value-type="float" office:value="0.443892" calcext:value-type="float">
            <text:p>0,443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2</text:p>
          </table:table-cell>
          <table:table-cell office:value-type="float" office:value="0.0522446" calcext:value-type="float">
            <text:p>0,0522446</text:p>
          </table:table-cell>
          <table:table-cell office:value-type="float" office:value="0.0683256" calcext:value-type="float">
            <text:p>0,0683256</text:p>
          </table:table-cell>
          <table:table-cell office:value-type="float" office:value="0.0865657" calcext:value-type="float">
            <text:p>0,0865657</text:p>
          </table:table-cell>
          <table:table-cell office:value-type="float" office:value="0.109626" calcext:value-type="float">
            <text:p>0,109626</text:p>
          </table:table-cell>
          <table:table-cell office:value-type="float" office:value="0.129988" calcext:value-type="float">
            <text:p>0,129988</text:p>
          </table:table-cell>
          <table:table-cell office:value-type="float" office:value="0.161238" calcext:value-type="float">
            <text:p>0,161238</text:p>
          </table:table-cell>
          <table:table-cell office:value-type="float" office:value="0.23632" calcext:value-type="float">
            <text:p>0,23632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0.382743" calcext:value-type="float">
            <text:p>0,382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3</text:p>
          </table:table-cell>
          <table:table-cell office:value-type="float" office:value="0.0663353" calcext:value-type="float">
            <text:p>0,0663353</text:p>
          </table:table-cell>
          <table:table-cell office:value-type="float" office:value="0.0936082" calcext:value-type="float">
            <text:p>0,0936082</text:p>
          </table:table-cell>
          <table:table-cell office:value-type="float" office:value="0.108613" calcext:value-type="float">
            <text:p>0,108613</text:p>
          </table:table-cell>
          <table:table-cell office:value-type="float" office:value="0.123777" calcext:value-type="float">
            <text:p>0,123777</text:p>
          </table:table-cell>
          <table:table-cell office:value-type="float" office:value="0.13844" calcext:value-type="float">
            <text:p>0,13844</text:p>
          </table:table-cell>
          <table:table-cell office:value-type="float" office:value="0.162315" calcext:value-type="float">
            <text:p>0,162315</text:p>
          </table:table-cell>
          <table:table-cell office:value-type="float" office:value="0.239756" calcext:value-type="float">
            <text:p>0,239756</text:p>
          </table:table-cell>
          <table:table-cell office:value-type="float" office:value="0.272798" calcext:value-type="float">
            <text:p>0,272798</text:p>
          </table:table-cell>
          <table:table-cell office:value-type="float" office:value="0.342827" calcext:value-type="float">
            <text:p>0,342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4</text:p>
          </table:table-cell>
          <table:table-cell office:value-type="float" office:value="0.0622601" calcext:value-type="float">
            <text:p>0,0622601</text:p>
          </table:table-cell>
          <table:table-cell office:value-type="float" office:value="0.0830634" calcext:value-type="float">
            <text:p>0,0830634</text:p>
          </table:table-cell>
          <table:table-cell office:value-type="float" office:value="0.100777" calcext:value-type="float">
            <text:p>0,100777</text:p>
          </table:table-cell>
          <table:table-cell office:value-type="float" office:value="0.116806" calcext:value-type="float">
            <text:p>0,116806</text:p>
          </table:table-cell>
          <table:table-cell office:value-type="float" office:value="0.141803" calcext:value-type="float">
            <text:p>0,141803</text:p>
          </table:table-cell>
          <table:table-cell office:value-type="float" office:value="0.194046" calcext:value-type="float">
            <text:p>0,194046</text:p>
          </table:table-cell>
          <table:table-cell office:value-type="float" office:value="0.230166" calcext:value-type="float">
            <text:p>0,230166</text:p>
          </table:table-cell>
          <table:table-cell office:value-type="float" office:value="0.256661" calcext:value-type="float">
            <text:p>0,256661</text:p>
          </table:table-cell>
          <table:table-cell office:value-type="float" office:value="0.354817" calcext:value-type="float">
            <text:p>0,354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5</text:p>
          </table:table-cell>
          <table:table-cell office:value-type="float" office:value="0.0601499" calcext:value-type="float">
            <text:p>0,0601499</text:p>
          </table:table-cell>
          <table:table-cell office:value-type="float" office:value="0.0767253" calcext:value-type="float">
            <text:p>0,0767253</text:p>
          </table:table-cell>
          <table:table-cell office:value-type="float" office:value="0.0909666" calcext:value-type="float">
            <text:p>0,0909666</text:p>
          </table:table-cell>
          <table:table-cell office:value-type="float" office:value="0.123089" calcext:value-type="float">
            <text:p>0,123089</text:p>
          </table:table-cell>
          <table:table-cell office:value-type="float" office:value="0.173804" calcext:value-type="float">
            <text:p>0,173804</text:p>
          </table:table-cell>
          <table:table-cell office:value-type="float" office:value="0.224934" calcext:value-type="float">
            <text:p>0,224934</text:p>
          </table:table-cell>
          <table:table-cell office:value-type="float" office:value="0.256107" calcext:value-type="float">
            <text:p>0,256107</text:p>
          </table:table-cell>
          <table:table-cell office:value-type="float" office:value="0.400637" calcext:value-type="float">
            <text:p>0,400637</text:p>
          </table:table-cell>
          <table:table-cell office:value-type="float" office:value="0.483375" calcext:value-type="float">
            <text:p>0,483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6</text:p>
          </table:table-cell>
          <table:table-cell office:value-type="float" office:value="0.0767828" calcext:value-type="float">
            <text:p>0,0767828</text:p>
          </table:table-cell>
          <table:table-cell office:value-type="float" office:value="0.119958" calcext:value-type="float">
            <text:p>0,119958</text:p>
          </table:table-cell>
          <table:table-cell office:value-type="float" office:value="0.151742" calcext:value-type="float">
            <text:p>0,151742</text:p>
          </table:table-cell>
          <table:table-cell office:value-type="float" office:value="0.170031" calcext:value-type="float">
            <text:p>0,170031</text:p>
          </table:table-cell>
          <table:table-cell office:value-type="float" office:value="0.195839" calcext:value-type="float">
            <text:p>0,195839</text:p>
          </table:table-cell>
          <table:table-cell office:value-type="float" office:value="0.226119" calcext:value-type="float">
            <text:p>0,226119</text:p>
          </table:table-cell>
          <table:table-cell office:value-type="float" office:value="0.265742" calcext:value-type="float">
            <text:p>0,265742</text:p>
          </table:table-cell>
          <table:table-cell office:value-type="float" office:value="0.323465" calcext:value-type="float">
            <text:p>0,323465</text:p>
          </table:table-cell>
          <table:table-cell office:value-type="float" office:value="0.575486" calcext:value-type="float">
            <text:p>0,575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7</text:p>
          </table:table-cell>
          <table:table-cell office:value-type="float" office:value="0.0619153" calcext:value-type="float">
            <text:p>0,0619153</text:p>
          </table:table-cell>
          <table:table-cell office:value-type="float" office:value="0.0944481" calcext:value-type="float">
            <text:p>0,0944481</text:p>
          </table:table-cell>
          <table:table-cell office:value-type="float" office:value="0.11606" calcext:value-type="float">
            <text:p>0,11606</text:p>
          </table:table-cell>
          <table:table-cell office:value-type="float" office:value="0.133778" calcext:value-type="float">
            <text:p>0,133778</text:p>
          </table:table-cell>
          <table:table-cell office:value-type="float" office:value="0.153328" calcext:value-type="float">
            <text:p>0,153328</text:p>
          </table:table-cell>
          <table:table-cell office:value-type="float" office:value="0.213716" calcext:value-type="float">
            <text:p>0,213716</text:p>
          </table:table-cell>
          <table:table-cell office:value-type="float" office:value="0.252415" calcext:value-type="float">
            <text:p>0,252415</text:p>
          </table:table-cell>
          <table:table-cell office:value-type="float" office:value="0.276299" calcext:value-type="float">
            <text:p>0,276299</text:p>
          </table:table-cell>
          <table:table-cell office:value-type="float" office:value="0.401657" calcext:value-type="float">
            <text:p>0,40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8</text:p>
          </table:table-cell>
          <table:table-cell office:value-type="float" office:value="0.0452636" calcext:value-type="float">
            <text:p>0,0452636</text:p>
          </table:table-cell>
          <table:table-cell office:value-type="float" office:value="0.0613651" calcext:value-type="float">
            <text:p>0,0613651</text:p>
          </table:table-cell>
          <table:table-cell office:value-type="float" office:value="0.0758915" calcext:value-type="float">
            <text:p>0,0758915</text:p>
          </table:table-cell>
          <table:table-cell office:value-type="float" office:value="0.0979873" calcext:value-type="float">
            <text:p>0,0979873</text:p>
          </table:table-cell>
          <table:table-cell office:value-type="float" office:value="0.114876" calcext:value-type="float">
            <text:p>0,114876</text:p>
          </table:table-cell>
          <table:table-cell office:value-type="float" office:value="0.144257" calcext:value-type="float">
            <text:p>0,144257</text:p>
          </table:table-cell>
          <table:table-cell office:value-type="float" office:value="0.20151" calcext:value-type="float">
            <text:p>0,20151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287399" calcext:value-type="float">
            <text:p>0,287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9</text:p>
          </table:table-cell>
          <table:table-cell office:value-type="float" office:value="0.0484216" calcext:value-type="float">
            <text:p>0,0484216</text:p>
          </table:table-cell>
          <table:table-cell office:value-type="float" office:value="0.0618199" calcext:value-type="float">
            <text:p>0,0618199</text:p>
          </table:table-cell>
          <table:table-cell office:value-type="float" office:value="0.0798107" calcext:value-type="float">
            <text:p>0,0798107</text:p>
          </table:table-cell>
          <table:table-cell office:value-type="float" office:value="0.0966035" calcext:value-type="float">
            <text:p>0,0966035</text:p>
          </table:table-cell>
          <table:table-cell office:value-type="float" office:value="0.111439" calcext:value-type="float">
            <text:p>0,111439</text:p>
          </table:table-cell>
          <table:table-cell office:value-type="float" office:value="0.172061" calcext:value-type="float">
            <text:p>0,172061</text:p>
          </table:table-cell>
          <table:table-cell office:value-type="float" office:value="0.244644" calcext:value-type="float">
            <text:p>0,244644</text:p>
          </table:table-cell>
          <table:table-cell office:value-type="float" office:value="0.430223" calcext:value-type="float">
            <text:p>0,430223</text:p>
          </table:table-cell>
          <table:table-cell office:value-type="float" office:value="0.656956" calcext:value-type="float">
            <text:p>0,656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10</text:p>
          </table:table-cell>
          <table:table-cell office:value-type="float" office:value="0.0271055" calcext:value-type="float">
            <text:p>0,0271055</text:p>
          </table:table-cell>
          <table:table-cell office:value-type="float" office:value="0.0506966" calcext:value-type="float">
            <text:p>0,0506966</text:p>
          </table:table-cell>
          <table:table-cell office:value-type="float" office:value="0.0757818" calcext:value-type="float">
            <text:p>0,0757818</text:p>
          </table:table-cell>
          <table:table-cell office:value-type="float" office:value="0.10556" calcext:value-type="float">
            <text:p>0,10556</text:p>
          </table:table-cell>
          <table:table-cell office:value-type="float" office:value="0.145629" calcext:value-type="float">
            <text:p>0,145629</text:p>
          </table:table-cell>
          <table:table-cell office:value-type="float" office:value="0.198998" calcext:value-type="float">
            <text:p>0,198998</text:p>
          </table:table-cell>
          <table:table-cell office:value-type="float" office:value="0.22602" calcext:value-type="float">
            <text:p>0,22602</text:p>
          </table:table-cell>
          <table:table-cell office:value-type="float" office:value="0.256955" calcext:value-type="float">
            <text:p>0,256955</text:p>
          </table:table-cell>
          <table:table-cell office:value-type="float" office:value="0.458984" calcext:value-type="float">
            <text:p>0,458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0:31:59.0351329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39:24.155811132</meta:creation-date>
    <dc:date>2017-08-17T10:52:45.291745969</dc:date>
    <meta:editing-duration>PT1H29M54S</meta:editing-duration>
    <meta:editing-cycles>13</meta:editing-cycles>
    <meta:generator>LibreOffice/5.1.6.2$Linux_X86_64 LibreOffice_project/10m0$Build-2</meta:generator>
    <meta:document-statistic meta:table-count="11" meta:cell-count="111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53cm" svg:height="7.439cm" xlink:href=".." xlink:type="simple" chart:class="chart:line" chart:style-name="ch1">
        <chart:legend chart:legend-position="end" svg:x="21.557cm" svg:y="1.179cm" style:legend-expansion="high" chart:style-name="ch2"/>
        <chart:plot-area chart:style-name="ch3" table:cell-range-address="'Abrir Calc'.F3:'Abrir Calc'.N12" chart:data-source-has-labels="both" svg:x="0.495cm" svg:y="0.148cm" svg:width="20.567cm" svg:height="7.143cm">
          <chartooo:coordinate-region svg:x="1.289cm" svg:y="0.347cm" svg:width="19.07cm" svg:height="6.297cm"/>
          <chart:axis chart:dimension="x" chart:name="primary-x" chart:style-name="ch4" chartooo:axis-type="auto">
            <chartooo:date-scale/>
            <chart:categories table:cell-range-address="'Abrir Calc'.F12:'Abrir Calc'.N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brir Calc'.F3:'Abrir Calc'.N3" loext:label-string="abrir_calc1" chart:class="chart:line">
            <chart:data-point chart:repeated="9"/>
          </chart:series>
          <chart:series chart:style-name="ch7" chart:values-cell-range-address="'Abrir Calc'.F4:'Abrir Calc'.N4" loext:label-string="abrir_calc2" chart:class="chart:line">
            <chart:data-point chart:repeated="9"/>
          </chart:series>
          <chart:series chart:style-name="ch8" chart:values-cell-range-address="'Abrir Calc'.F5:'Abrir Calc'.N5" loext:label-string="abrir_calc3" chart:class="chart:line">
            <chart:data-point chart:repeated="9"/>
          </chart:series>
          <chart:series chart:style-name="ch9" chart:values-cell-range-address="'Abrir Calc'.F6:'Abrir Calc'.N6" loext:label-string="abrir_calc4" chart:class="chart:line">
            <chart:data-point chart:repeated="9"/>
          </chart:series>
          <chart:series chart:style-name="ch10" chart:values-cell-range-address="'Abrir Calc'.F7:'Abrir Calc'.N7" loext:label-string="abrir_calc5" chart:class="chart:line">
            <chart:data-point chart:repeated="9"/>
          </chart:series>
          <chart:series chart:style-name="ch11" chart:values-cell-range-address="'Abrir Calc'.F8:'Abrir Calc'.N8" loext:label-string="abrir_calc6" chart:class="chart:line">
            <chart:data-point chart:repeated="9"/>
          </chart:series>
          <chart:series chart:style-name="ch12" chart:values-cell-range-address="'Abrir Calc'.F9:'Abrir Calc'.N9" loext:label-string="abrir_calc7" chart:class="chart:line">
            <chart:data-point chart:repeated="9"/>
          </chart:series>
          <chart:series chart:style-name="ch13" chart:values-cell-range-address="'Abrir Calc'.F10:'Abrir Calc'.N10" loext:label-string="abrir_calc8" chart:class="chart:line">
            <chart:data-point chart:repeated="9"/>
          </chart:series>
          <chart:series chart:style-name="ch14" chart:values-cell-range-address="'Abrir Calc'.F11:'Abrir Calc'.N11" loext:label-string="abrir_calc9" chart:class="chart:line">
            <chart:data-point chart:repeated="9"/>
          </chart:series>
          <chart:series chart:style-name="ch15" chart:values-cell-range-address="'Abrir Calc'.F12:'Abrir Calc'.N12" loext:label-string="abrir_calc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</table:table-cell>
              <table:table-cell office:value-type="string">
                <text:p>abrir_calc2</text:p>
              </table:table-cell>
              <table:table-cell office:value-type="string">
                <text:p>abrir_calc3</text:p>
              </table:table-cell>
              <table:table-cell office:value-type="string">
                <text:p>abrir_calc4</text:p>
              </table:table-cell>
              <table:table-cell office:value-type="string">
                <text:p>abrir_calc5</text:p>
              </table:table-cell>
              <table:table-cell office:value-type="string">
                <text:p>abrir_calc6</text:p>
              </table:table-cell>
              <table:table-cell office:value-type="string">
                <text:p>abrir_calc7</text:p>
              </table:table-cell>
              <table:table-cell office:value-type="string">
                <text:p>abrir_calc8</text:p>
              </table:table-cell>
              <table:table-cell office:value-type="string">
                <text:p>abrir_calc9</text:p>
              </table:table-cell>
              <table:table-cell office:value-type="string">
                <text:p>abrir_calc10</text:p>
              </table:table-cell>
            </table:table-row>
          </table:table-header-rows>
          <table:table-rows>
            <table:table-row>
              <table:table-cell office:value-type="float" office:value="0.0446005">
                <text:p>0.0446005</text:p>
                <draw:g>
                  <svg:desc>'Abrir Calc'.F12:'Abrir Calc'.N12</svg:desc>
                </draw:g>
              </table:table-cell>
              <table:table-cell office:value-type="float" office:value="0.0533665">
                <text:p>0.0533665</text:p>
                <draw:g>
                  <svg:desc>'Abrir Calc'.F3:'Abrir Calc'.N3</svg:desc>
                </draw:g>
              </table:table-cell>
              <table:table-cell office:value-type="float" office:value="0.0521253">
                <text:p>0.0521253</text:p>
                <draw:g>
                  <svg:desc>'Abrir Calc'.F4:'Abrir Calc'.N4</svg:desc>
                </draw:g>
              </table:table-cell>
              <table:table-cell office:value-type="float" office:value="0.0821048">
                <text:p>0.0821048</text:p>
                <draw:g>
                  <svg:desc>'Abrir Calc'.F5:'Abrir Calc'.N5</svg:desc>
                </draw:g>
              </table:table-cell>
              <table:table-cell office:value-type="float" office:value="0.0522507">
                <text:p>0.0522507</text:p>
                <draw:g>
                  <svg:desc>'Abrir Calc'.F6:'Abrir Calc'.N6</svg:desc>
                </draw:g>
              </table:table-cell>
              <table:table-cell office:value-type="float" office:value="0.149191">
                <text:p>0.149191</text:p>
                <draw:g>
                  <svg:desc>'Abrir Calc'.F7:'Abrir Calc'.N7</svg:desc>
                </draw:g>
              </table:table-cell>
              <table:table-cell office:value-type="float" office:value="0.0601355">
                <text:p>0.0601355</text:p>
                <draw:g>
                  <svg:desc>'Abrir Calc'.F8:'Abrir Calc'.N8</svg:desc>
                </draw:g>
              </table:table-cell>
              <table:table-cell office:value-type="float" office:value="0.048206">
                <text:p>0.048206</text:p>
                <draw:g>
                  <svg:desc>'Abrir Calc'.F9:'Abrir Calc'.N9</svg:desc>
                </draw:g>
              </table:table-cell>
              <table:table-cell office:value-type="float" office:value="0.0702877">
                <text:p>0.0702877</text:p>
                <draw:g>
                  <svg:desc>'Abrir Calc'.F10:'Abrir Calc'.N10</svg:desc>
                </draw:g>
              </table:table-cell>
              <table:table-cell office:value-type="float" office:value="0.0468769">
                <text:p>0.0468769</text:p>
                <draw:g>
                  <svg:desc>'Abrir Calc'.F11:'Abrir Calc'.N11</svg:desc>
                </draw:g>
              </table:table-cell>
              <table:table-cell office:value-type="float" office:value="0.0446005">
                <text:p>0.0446005</text:p>
                <draw:g>
                  <svg:desc>'Abrir Calc'.F12:'Abrir Calc'.N12</svg:desc>
                </draw:g>
              </table:table-cell>
            </table:table-row>
            <table:table-row>
              <table:table-cell office:value-type="float" office:value="0.0732257">
                <text:p>0.0732257</text:p>
              </table:table-cell>
              <table:table-cell office:value-type="float" office:value="0.0730779">
                <text:p>0.0730779</text:p>
              </table:table-cell>
              <table:table-cell office:value-type="float" office:value="0.187088">
                <text:p>0.187088</text:p>
              </table:table-cell>
              <table:table-cell office:value-type="float" office:value="0.241608">
                <text:p>0.241608</text:p>
              </table:table-cell>
              <table:table-cell office:value-type="float" office:value="0.179119">
                <text:p>0.179119</text:p>
              </table:table-cell>
              <table:table-cell office:value-type="float" office:value="0.173529">
                <text:p>0.173529</text:p>
              </table:table-cell>
              <table:table-cell office:value-type="float" office:value="0.18801">
                <text:p>0.18801</text:p>
              </table:table-cell>
              <table:table-cell office:value-type="float" office:value="0.147585">
                <text:p>0.147585</text:p>
              </table:table-cell>
              <table:table-cell office:value-type="float" office:value="0.202699">
                <text:p>0.202699</text:p>
              </table:table-cell>
              <table:table-cell office:value-type="float" office:value="0.169424">
                <text:p>0.169424</text:p>
              </table:table-cell>
              <table:table-cell office:value-type="float" office:value="0.0732257">
                <text:p>0.0732257</text:p>
              </table:table-cell>
            </table:table-row>
            <table:table-row>
              <table:table-cell office:value-type="float" office:value="0.172404">
                <text:p>0.172404</text:p>
              </table:table-cell>
              <table:table-cell office:value-type="float" office:value="0.178232">
                <text:p>0.178232</text:p>
              </table:table-cell>
              <table:table-cell office:value-type="float" office:value="0.240998">
                <text:p>0.240998</text:p>
              </table:table-cell>
              <table:table-cell office:value-type="float" office:value="0.273796">
                <text:p>0.273796</text:p>
              </table:table-cell>
              <table:table-cell office:value-type="float" office:value="0.215734">
                <text:p>0.215734</text:p>
              </table:table-cell>
              <table:table-cell office:value-type="float" office:value="0.194358">
                <text:p>0.194358</text:p>
              </table:table-cell>
              <table:table-cell office:value-type="float" office:value="0.212355">
                <text:p>0.212355</text:p>
              </table:table-cell>
              <table:table-cell office:value-type="float" office:value="0.21346">
                <text:p>0.21346</text:p>
              </table:table-cell>
              <table:table-cell office:value-type="float" office:value="0.219517">
                <text:p>0.219517</text:p>
              </table:table-cell>
              <table:table-cell office:value-type="float" office:value="0.242511">
                <text:p>0.242511</text:p>
              </table:table-cell>
              <table:table-cell office:value-type="float" office:value="0.172404">
                <text:p>0.172404</text:p>
              </table:table-cell>
            </table:table-row>
            <table:table-row>
              <table:table-cell office:value-type="float" office:value="0.232203">
                <text:p>0.232203</text:p>
              </table:table-cell>
              <table:table-cell office:value-type="float" office:value="0.211999">
                <text:p>0.211999</text:p>
              </table:table-cell>
              <table:table-cell office:value-type="float" office:value="0.277746">
                <text:p>0.277746</text:p>
              </table:table-cell>
              <table:table-cell office:value-type="float" office:value="0.303017">
                <text:p>0.303017</text:p>
              </table:table-cell>
              <table:table-cell office:value-type="float" office:value="0.253078">
                <text:p>0.253078</text:p>
              </table:table-cell>
              <table:table-cell office:value-type="float" office:value="0.219316">
                <text:p>0.219316</text:p>
              </table:table-cell>
              <table:table-cell office:value-type="float" office:value="0.226962">
                <text:p>0.226962</text:p>
              </table:table-cell>
              <table:table-cell office:value-type="float" office:value="0.232417">
                <text:p>0.232417</text:p>
              </table:table-cell>
              <table:table-cell office:value-type="float" office:value="0.234287">
                <text:p>0.234287</text:p>
              </table:table-cell>
              <table:table-cell office:value-type="float" office:value="0.294435">
                <text:p>0.294435</text:p>
              </table:table-cell>
              <table:table-cell office:value-type="float" office:value="0.232203">
                <text:p>0.232203</text:p>
              </table:table-cell>
            </table:table-row>
            <table:table-row>
              <table:table-cell office:value-type="float" office:value="0.275948">
                <text:p>0.275948</text:p>
              </table:table-cell>
              <table:table-cell office:value-type="float" office:value="0.259375">
                <text:p>0.259375</text:p>
              </table:table-cell>
              <table:table-cell office:value-type="float" office:value="0.35935">
                <text:p>0.35935</text:p>
              </table:table-cell>
              <table:table-cell office:value-type="float" office:value="0.377863">
                <text:p>0.377863</text:p>
              </table:table-cell>
              <table:table-cell office:value-type="float" office:value="0.36734">
                <text:p>0.36734</text:p>
              </table:table-cell>
              <table:table-cell office:value-type="float" office:value="0.262396">
                <text:p>0.262396</text:p>
              </table:table-cell>
              <table:table-cell office:value-type="float" office:value="0.244931">
                <text:p>0.244931</text:p>
              </table:table-cell>
              <table:table-cell office:value-type="float" office:value="0.251679">
                <text:p>0.251679</text:p>
              </table:table-cell>
              <table:table-cell office:value-type="float" office:value="0.251418">
                <text:p>0.251418</text:p>
              </table:table-cell>
              <table:table-cell office:value-type="float" office:value="0.405006">
                <text:p>0.405006</text:p>
              </table:table-cell>
              <table:table-cell office:value-type="float" office:value="0.275948">
                <text:p>0.275948</text:p>
              </table:table-cell>
            </table:table-row>
            <table:table-row>
              <table:table-cell office:value-type="float" office:value="0.323579">
                <text:p>0.323579</text:p>
              </table:table-cell>
              <table:table-cell office:value-type="float" office:value="0.377704">
                <text:p>0.377704</text:p>
              </table:table-cell>
              <table:table-cell office:value-type="float" office:value="0.44419">
                <text:p>0.44419</text:p>
              </table:table-cell>
              <table:table-cell office:value-type="float" office:value="0.552676">
                <text:p>0.552676</text:p>
              </table:table-cell>
              <table:table-cell office:value-type="float" office:value="0.396088">
                <text:p>0.396088</text:p>
              </table:table-cell>
              <table:table-cell office:value-type="float" office:value="0.353865">
                <text:p>0.353865</text:p>
              </table:table-cell>
              <table:table-cell office:value-type="float" office:value="0.273398">
                <text:p>0.273398</text:p>
              </table:table-cell>
              <table:table-cell office:value-type="float" office:value="0.281691">
                <text:p>0.281691</text:p>
              </table:table-cell>
              <table:table-cell office:value-type="float" office:value="0.343779">
                <text:p>0.343779</text:p>
              </table:table-cell>
              <table:table-cell office:value-type="float" office:value="0.427897">
                <text:p>0.427897</text:p>
              </table:table-cell>
              <table:table-cell office:value-type="float" office:value="0.323579">
                <text:p>0.323579</text:p>
              </table:table-cell>
            </table:table-row>
            <table:table-row>
              <table:table-cell office:value-type="float" office:value="0.488399">
                <text:p>0.488399</text:p>
              </table:table-cell>
              <table:table-cell office:value-type="float" office:value="0.397325">
                <text:p>0.397325</text:p>
              </table:table-cell>
              <table:table-cell office:value-type="float" office:value="0.600218">
                <text:p>0.600218</text:p>
              </table:table-cell>
              <table:table-cell office:value-type="float" office:value="0.622363">
                <text:p>0.622363</text:p>
              </table:table-cell>
              <table:table-cell office:value-type="float" office:value="0.421133">
                <text:p>0.421133</text:p>
              </table:table-cell>
              <table:table-cell office:value-type="float" office:value="0.534427">
                <text:p>0.534427</text:p>
              </table:table-cell>
              <table:table-cell office:value-type="float" office:value="0.408636">
                <text:p>0.408636</text:p>
              </table:table-cell>
              <table:table-cell office:value-type="float" office:value="0.528452">
                <text:p>0.528452</text:p>
              </table:table-cell>
              <table:table-cell office:value-type="float" office:value="0.378648">
                <text:p>0.378648</text:p>
              </table:table-cell>
              <table:table-cell office:value-type="float" office:value="0.58656">
                <text:p>0.58656</text:p>
              </table:table-cell>
              <table:table-cell office:value-type="float" office:value="0.488399">
                <text:p>0.488399</text:p>
              </table:table-cell>
            </table:table-row>
            <table:table-row>
              <table:table-cell office:value-type="float" office:value="0.666584">
                <text:p>0.666584</text:p>
              </table:table-cell>
              <table:table-cell office:value-type="float" office:value="0.420142">
                <text:p>0.420142</text:p>
              </table:table-cell>
              <table:table-cell office:value-type="float" office:value="0.641332">
                <text:p>0.641332</text:p>
              </table:table-cell>
              <table:table-cell office:value-type="float" office:value="0.648976">
                <text:p>0.648976</text:p>
              </table:table-cell>
              <table:table-cell office:value-type="float" office:value="0.575571">
                <text:p>0.575571</text:p>
              </table:table-cell>
              <table:table-cell office:value-type="float" office:value="0.625579">
                <text:p>0.625579</text:p>
              </table:table-cell>
              <table:table-cell office:value-type="float" office:value="0.560963">
                <text:p>0.560963</text:p>
              </table:table-cell>
              <table:table-cell office:value-type="float" office:value="0.597616">
                <text:p>0.597616</text:p>
              </table:table-cell>
              <table:table-cell office:value-type="float" office:value="0.523202">
                <text:p>0.523202</text:p>
              </table:table-cell>
              <table:table-cell office:value-type="float" office:value="0.664283">
                <text:p>0.664283</text:p>
              </table:table-cell>
              <table:table-cell office:value-type="float" office:value="0.666584">
                <text:p>0.666584</text:p>
              </table:table-cell>
            </table:table-row>
            <table:table-row>
              <table:table-cell office:value-type="float" office:value="0.778007">
                <text:p>0.778007</text:p>
              </table:table-cell>
              <table:table-cell office:value-type="float" office:value="0.582671">
                <text:p>0.582671</text:p>
              </table:table-cell>
              <table:table-cell office:value-type="float" office:value="0.666154">
                <text:p>0.666154</text:p>
              </table:table-cell>
              <table:table-cell office:value-type="float" office:value="0.772492">
                <text:p>0.772492</text:p>
              </table:table-cell>
              <table:table-cell office:value-type="float" office:value="0.637442">
                <text:p>0.637442</text:p>
              </table:table-cell>
              <table:table-cell office:value-type="float" office:value="0.70537">
                <text:p>0.70537</text:p>
              </table:table-cell>
              <table:table-cell office:value-type="float" office:value="0.715597">
                <text:p>0.715597</text:p>
              </table:table-cell>
              <table:table-cell office:value-type="float" office:value="0.685991">
                <text:p>0.685991</text:p>
              </table:table-cell>
              <table:table-cell office:value-type="float" office:value="0.587566">
                <text:p>0.587566</text:p>
              </table:table-cell>
              <table:table-cell office:value-type="float" office:value="0.803288">
                <text:p>0.803288</text:p>
              </table:table-cell>
              <table:table-cell office:value-type="float" office:value="0.778007">
                <text:p>0.778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75cm" svg:height="9.005cm" xlink:href=".." xlink:type="simple" chart:class="chart:line" chart:row-mapping="0 1 2 3 4 5 6 7 8" chart:style-name="ch1">
        <chart:legend chart:legend-position="end" svg:x="19.635cm" svg:y="1.962cm" style:legend-expansion="high" chart:style-name="ch2"/>
        <chart:plot-area chart:style-name="ch3" table:cell-range-address="'Vai chover'.C3:'Vai chover'.L12" chart:data-source-has-labels="row" svg:x="0.445cm" svg:y="0.18cm" svg:width="18.745cm" svg:height="8.645cm">
          <chartooo:coordinate-region svg:x="1.239cm" svg:y="0.38cm" svg:width="17.951cm" svg:height="7.798cm"/>
          <chart:axis chart:dimension="x" chart:name="primary-x" chart:style-name="ch4" chartooo:axis-type="auto">
            <chartooo:date-scale/>
            <chart:categories table:cell-range-address="'Vai chover'.D12:'Vai chover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i chover'.C3:'Vai chover'.L3" chart:class="chart:line">
            <chart:data-point chart:repeated="10"/>
          </chart:series>
          <chart:series chart:style-name="ch7" chart:values-cell-range-address="'Vai chover'.C4:'Vai chover'.L4" chart:class="chart:line">
            <chart:data-point chart:repeated="10"/>
          </chart:series>
          <chart:series chart:style-name="ch8" chart:values-cell-range-address="'Vai chover'.C5:'Vai chover'.L5" chart:class="chart:line">
            <chart:data-point chart:repeated="10"/>
          </chart:series>
          <chart:series chart:style-name="ch9" chart:values-cell-range-address="'Vai chover'.C6:'Vai chover'.L6" chart:class="chart:line">
            <chart:data-point chart:repeated="10"/>
          </chart:series>
          <chart:series chart:style-name="ch10" chart:values-cell-range-address="'Vai chover'.C7:'Vai chover'.L7" chart:class="chart:line">
            <chart:data-point chart:repeated="10"/>
          </chart:series>
          <chart:series chart:style-name="ch11" chart:values-cell-range-address="'Vai chover'.C8:'Vai chover'.L8" chart:class="chart:line">
            <chart:data-point chart:repeated="10"/>
          </chart:series>
          <chart:series chart:style-name="ch12" chart:values-cell-range-address="'Vai chover'.C9:'Vai chover'.L9" chart:class="chart:line">
            <chart:data-point chart:repeated="10"/>
          </chart:series>
          <chart:series chart:style-name="ch13" chart:values-cell-range-address="'Vai chover'.C10:'Vai chover'.L10" chart:class="chart:line">
            <chart:data-point chart:repeated="10"/>
          </chart:series>
          <chart:series chart:style-name="ch14" chart:values-cell-range-address="'Vai chover'.C11:'Vai chover'.L11" chart:class="chart:line">
            <chart:data-point chart:repeated="10"/>
          </chart:series>
          <chart:series chart:style-name="ch15" chart:values-cell-range-address="'Vai chover'.C12:'Vai chover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748355">
                <text:p>0.0748355</text:p>
                <draw:g>
                  <svg:desc>'Vai chover'.D12:'Vai chover'.L12</svg:desc>
                </draw:g>
              </table:table-cell>
              <table:table-cell office:value-type="float" office:value="0.104646">
                <text:p>0.104646</text:p>
              </table:table-cell>
              <table:table-cell office:value-type="float" office:value="0.137775">
                <text:p>0.137775</text:p>
              </table:table-cell>
              <table:table-cell office:value-type="float" office:value="0.160498">
                <text:p>0.160498</text:p>
              </table:table-cell>
              <table:table-cell office:value-type="float" office:value="0.299708">
                <text:p>0.299708</text:p>
              </table:table-cell>
              <table:table-cell office:value-type="float" office:value="0.524917">
                <text:p>0.524917</text:p>
              </table:table-cell>
              <table:table-cell office:value-type="float" office:value="0.699364">
                <text:p>0.699364</text:p>
              </table:table-cell>
              <table:table-cell office:value-type="float" office:value="0.738006">
                <text:p>0.738006</text:p>
              </table:table-cell>
              <table:table-cell office:value-type="float" office:value="0.787108">
                <text:p>0.78710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3:'Vai chover'.L3</svg:desc>
                </draw:g>
              </table:table-cell>
              <table:table-cell office:value-type="float" office:value="0.156969">
                <text:p>0.156969</text:p>
              </table:table-cell>
              <table:table-cell office:value-type="float" office:value="0.168718">
                <text:p>0.168718</text:p>
              </table:table-cell>
              <table:table-cell office:value-type="float" office:value="0.182072">
                <text:p>0.182072</text:p>
              </table:table-cell>
              <table:table-cell office:value-type="float" office:value="0.197369">
                <text:p>0.197369</text:p>
              </table:table-cell>
              <table:table-cell office:value-type="float" office:value="0.214953">
                <text:p>0.214953</text:p>
              </table:table-cell>
              <table:table-cell office:value-type="float" office:value="0.237489">
                <text:p>0.237489</text:p>
              </table:table-cell>
              <table:table-cell office:value-type="float" office:value="0.4517">
                <text:p>0.4517</text:p>
              </table:table-cell>
              <table:table-cell office:value-type="float" office:value="0.707775">
                <text:p>0.707775</text:p>
              </table:table-cell>
              <table:table-cell office:value-type="float" office:value="0.764556">
                <text:p>0.764556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4:'Vai chover'.L4</svg:desc>
                </draw:g>
              </table:table-cell>
              <table:table-cell office:value-type="float" office:value="0.134709">
                <text:p>0.134709</text:p>
              </table:table-cell>
              <table:table-cell office:value-type="float" office:value="0.152296">
                <text:p>0.152296</text:p>
              </table:table-cell>
              <table:table-cell office:value-type="float" office:value="0.168785">
                <text:p>0.168785</text:p>
              </table:table-cell>
              <table:table-cell office:value-type="float" office:value="0.182453">
                <text:p>0.182453</text:p>
              </table:table-cell>
              <table:table-cell office:value-type="float" office:value="0.196092">
                <text:p>0.196092</text:p>
              </table:table-cell>
              <table:table-cell office:value-type="float" office:value="0.213879">
                <text:p>0.213879</text:p>
              </table:table-cell>
              <table:table-cell office:value-type="float" office:value="0.241328">
                <text:p>0.241328</text:p>
              </table:table-cell>
              <table:table-cell office:value-type="float" office:value="0.304036">
                <text:p>0.304036</text:p>
              </table:table-cell>
              <table:table-cell office:value-type="float" office:value="0.743465">
                <text:p>0.743465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5:'Vai chover'.L5</svg:desc>
                </draw:g>
              </table:table-cell>
              <table:table-cell office:value-type="float" office:value="0.134975">
                <text:p>0.134975</text:p>
              </table:table-cell>
              <table:table-cell office:value-type="float" office:value="0.148151">
                <text:p>0.148151</text:p>
              </table:table-cell>
              <table:table-cell office:value-type="float" office:value="0.166138">
                <text:p>0.166138</text:p>
              </table:table-cell>
              <table:table-cell office:value-type="float" office:value="0.180059">
                <text:p>0.180059</text:p>
              </table:table-cell>
              <table:table-cell office:value-type="float" office:value="0.194683">
                <text:p>0.194683</text:p>
              </table:table-cell>
              <table:table-cell office:value-type="float" office:value="0.211456">
                <text:p>0.211456</text:p>
              </table:table-cell>
              <table:table-cell office:value-type="float" office:value="0.235339">
                <text:p>0.235339</text:p>
              </table:table-cell>
              <table:table-cell office:value-type="float" office:value="0.479874">
                <text:p>0.479874</text:p>
              </table:table-cell>
              <table:table-cell office:value-type="float" office:value="0.743311">
                <text:p>0.74331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6:'Vai chover'.L6</svg:desc>
                </draw:g>
              </table:table-cell>
              <table:table-cell office:value-type="float" office:value="0.0567422">
                <text:p>0.0567422</text:p>
              </table:table-cell>
              <table:table-cell office:value-type="float" office:value="0.0841043">
                <text:p>0.0841043</text:p>
              </table:table-cell>
              <table:table-cell office:value-type="float" office:value="0.113616">
                <text:p>0.113616</text:p>
              </table:table-cell>
              <table:table-cell office:value-type="float" office:value="0.145119">
                <text:p>0.145119</text:p>
              </table:table-cell>
              <table:table-cell office:value-type="float" office:value="0.207312">
                <text:p>0.207312</text:p>
              </table:table-cell>
              <table:table-cell office:value-type="float" office:value="0.465627">
                <text:p>0.465627</text:p>
              </table:table-cell>
              <table:table-cell office:value-type="float" office:value="0.675849">
                <text:p>0.675849</text:p>
              </table:table-cell>
              <table:table-cell office:value-type="float" office:value="0.714926">
                <text:p>0.714926</text:p>
              </table:table-cell>
              <table:table-cell office:value-type="float" office:value="0.748735">
                <text:p>0.748735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7:'Vai chover'.L7</svg:desc>
                </draw:g>
              </table:table-cell>
              <table:table-cell office:value-type="float" office:value="0.0460971">
                <text:p>0.0460971</text:p>
              </table:table-cell>
              <table:table-cell office:value-type="float" office:value="0.0666158">
                <text:p>0.0666158</text:p>
              </table:table-cell>
              <table:table-cell office:value-type="float" office:value="0.0876176">
                <text:p>0.0876176</text:p>
              </table:table-cell>
              <table:table-cell office:value-type="float" office:value="0.104246">
                <text:p>0.104246</text:p>
              </table:table-cell>
              <table:table-cell office:value-type="float" office:value="0.138698">
                <text:p>0.138698</text:p>
              </table:table-cell>
              <table:table-cell office:value-type="float" office:value="0.337732">
                <text:p>0.337732</text:p>
              </table:table-cell>
              <table:table-cell office:value-type="float" office:value="0.560564">
                <text:p>0.560564</text:p>
              </table:table-cell>
              <table:table-cell office:value-type="float" office:value="0.653369">
                <text:p>0.653369</text:p>
              </table:table-cell>
              <table:table-cell office:value-type="float" office:value="0.699898">
                <text:p>0.699898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8:'Vai chover'.L8</svg:desc>
                </draw:g>
              </table:table-cell>
              <table:table-cell office:value-type="float" office:value="0.0790263">
                <text:p>0.0790263</text:p>
              </table:table-cell>
              <table:table-cell office:value-type="float" office:value="0.0971254">
                <text:p>0.0971254</text:p>
              </table:table-cell>
              <table:table-cell office:value-type="float" office:value="0.112926">
                <text:p>0.112926</text:p>
              </table:table-cell>
              <table:table-cell office:value-type="float" office:value="0.132549">
                <text:p>0.132549</text:p>
              </table:table-cell>
              <table:table-cell office:value-type="float" office:value="0.151326">
                <text:p>0.151326</text:p>
              </table:table-cell>
              <table:table-cell office:value-type="float" office:value="0.18975">
                <text:p>0.18975</text:p>
              </table:table-cell>
              <table:table-cell office:value-type="float" office:value="0.566807">
                <text:p>0.566807</text:p>
              </table:table-cell>
              <table:table-cell office:value-type="float" office:value="0.646511">
                <text:p>0.646511</text:p>
              </table:table-cell>
              <table:table-cell office:value-type="float" office:value="0.686556">
                <text:p>0.686556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9:'Vai chover'.L9</svg:desc>
                </draw:g>
              </table:table-cell>
              <table:table-cell office:value-type="float" office:value="0.10264">
                <text:p>0.10264</text:p>
              </table:table-cell>
              <table:table-cell office:value-type="float" office:value="0.114727">
                <text:p>0.114727</text:p>
              </table:table-cell>
              <table:table-cell office:value-type="float" office:value="0.130986">
                <text:p>0.130986</text:p>
              </table:table-cell>
              <table:table-cell office:value-type="float" office:value="0.147931">
                <text:p>0.147931</text:p>
              </table:table-cell>
              <table:table-cell office:value-type="float" office:value="0.165162">
                <text:p>0.165162</text:p>
              </table:table-cell>
              <table:table-cell office:value-type="float" office:value="0.182821">
                <text:p>0.182821</text:p>
              </table:table-cell>
              <table:table-cell office:value-type="float" office:value="0.204909">
                <text:p>0.204909</text:p>
              </table:table-cell>
              <table:table-cell office:value-type="float" office:value="0.636616">
                <text:p>0.636616</text:p>
              </table:table-cell>
              <table:table-cell office:value-type="float" office:value="0.757744">
                <text:p>0.757744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0:'Vai chover'.L10</svg:desc>
                </draw:g>
              </table:table-cell>
              <table:table-cell office:value-type="float" office:value="0.0877496">
                <text:p>0.0877496</text:p>
              </table:table-cell>
              <table:table-cell office:value-type="float" office:value="0.112709">
                <text:p>0.112709</text:p>
              </table:table-cell>
              <table:table-cell office:value-type="float" office:value="0.123394">
                <text:p>0.123394</text:p>
              </table:table-cell>
              <table:table-cell office:value-type="float" office:value="0.137237">
                <text:p>0.137237</text:p>
              </table:table-cell>
              <table:table-cell office:value-type="float" office:value="0.150108">
                <text:p>0.150108</text:p>
              </table:table-cell>
              <table:table-cell office:value-type="float" office:value="0.166945">
                <text:p>0.166945</text:p>
              </table:table-cell>
              <table:table-cell office:value-type="float" office:value="0.38837">
                <text:p>0.38837</text:p>
              </table:table-cell>
              <table:table-cell office:value-type="float" office:value="0.588019">
                <text:p>0.588019</text:p>
              </table:table-cell>
              <table:table-cell office:value-type="float" office:value="0.660955">
                <text:p>0.660955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1:'Vai chover'.L11</svg:desc>
                </draw:g>
              </table:table-cell>
              <table:table-cell office:value-type="float" office:value="0.096764">
                <text:p>0.096764</text:p>
              </table:table-cell>
              <table:table-cell office:value-type="float" office:value="0.134723">
                <text:p>0.134723</text:p>
              </table:table-cell>
              <table:table-cell office:value-type="float" office:value="0.158584">
                <text:p>0.158584</text:p>
              </table:table-cell>
              <table:table-cell office:value-type="float" office:value="0.17653">
                <text:p>0.17653</text:p>
              </table:table-cell>
              <table:table-cell office:value-type="float" office:value="0.406581">
                <text:p>0.406581</text:p>
              </table:table-cell>
              <table:table-cell office:value-type="float" office:value="0.575243">
                <text:p>0.575243</text:p>
              </table:table-cell>
              <table:table-cell office:value-type="float" office:value="0.671979">
                <text:p>0.671979</text:p>
              </table:table-cell>
              <table:table-cell office:value-type="float" office:value="0.719241">
                <text:p>0.719241</text:p>
              </table:table-cell>
              <table:table-cell office:value-type="float" office:value="0.763316">
                <text:p>0.763316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2:'Vai chover'.L12</svg:desc>
                </draw:g>
              </table:table-cell>
              <table:table-cell office:value-type="float" office:value="0.0748355">
                <text:p>0.0748355</text:p>
              </table:table-cell>
              <table:table-cell office:value-type="float" office:value="0.104646">
                <text:p>0.104646</text:p>
              </table:table-cell>
              <table:table-cell office:value-type="float" office:value="0.137775">
                <text:p>0.137775</text:p>
              </table:table-cell>
              <table:table-cell office:value-type="float" office:value="0.160498">
                <text:p>0.160498</text:p>
              </table:table-cell>
              <table:table-cell office:value-type="float" office:value="0.299708">
                <text:p>0.299708</text:p>
              </table:table-cell>
              <table:table-cell office:value-type="float" office:value="0.524917">
                <text:p>0.524917</text:p>
              </table:table-cell>
              <table:table-cell office:value-type="float" office:value="0.699364">
                <text:p>0.699364</text:p>
              </table:table-cell>
              <table:table-cell office:value-type="float" office:value="0.738006">
                <text:p>0.738006</text:p>
              </table:table-cell>
              <table:table-cell office:value-type="float" office:value="0.787108">
                <text:p>0.7871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7cm" svg:height="9.005cm" xlink:href=".." xlink:type="simple" chart:class="chart:line" chart:row-mapping="8 0 1 2 3 4 5 6 7 8" chart:style-name="ch1">
        <chart:legend chart:legend-position="end" svg:x="19.747cm" svg:y="1.962cm" style:legend-expansion="high" chart:style-name="ch2"/>
        <chart:plot-area chart:style-name="ch3" table:cell-range-address="'Ver noticias'.D3:'Ver noticias'.L12" chart:data-source-has-labels="row" svg:x="0.447cm" svg:y="0.18cm" svg:width="18.853cm" svg:height="8.645cm">
          <chartooo:coordinate-region svg:x="1.241cm" svg:y="0.38cm" svg:width="17.356cm" svg:height="7.798cm"/>
          <chart:axis chart:dimension="x" chart:name="primary-x" chart:style-name="ch4" chartooo:axis-type="auto">
            <chartooo:date-scale/>
            <chart:categories table:cell-range-address="'Ver noticias'.D12:'Ver noticias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 noticias'.D3:'Ver noticias'.L3" chart:class="chart:line">
            <chart:data-point chart:repeated="9"/>
          </chart:series>
          <chart:series chart:style-name="ch7" chart:values-cell-range-address="'Ver noticias'.D4:'Ver noticias'.L4" chart:class="chart:line">
            <chart:data-point chart:repeated="9"/>
          </chart:series>
          <chart:series chart:style-name="ch8" chart:values-cell-range-address="'Ver noticias'.D5:'Ver noticias'.L5" chart:class="chart:line">
            <chart:data-point chart:repeated="9"/>
          </chart:series>
          <chart:series chart:style-name="ch9" chart:values-cell-range-address="'Ver noticias'.D6:'Ver noticias'.L6" chart:class="chart:line">
            <chart:data-point chart:repeated="9"/>
          </chart:series>
          <chart:series chart:style-name="ch10" chart:values-cell-range-address="'Ver noticias'.D7:'Ver noticias'.L7" chart:class="chart:line">
            <chart:data-point chart:repeated="9"/>
          </chart:series>
          <chart:series chart:style-name="ch11" chart:values-cell-range-address="'Ver noticias'.D8:'Ver noticias'.L8" chart:class="chart:line">
            <chart:data-point chart:repeated="9"/>
          </chart:series>
          <chart:series chart:style-name="ch12" chart:values-cell-range-address="'Ver noticias'.D9:'Ver noticias'.L9" chart:class="chart:line">
            <chart:data-point chart:repeated="9"/>
          </chart:series>
          <chart:series chart:style-name="ch13" chart:values-cell-range-address="'Ver noticias'.D10:'Ver noticias'.L10" chart:class="chart:line">
            <chart:data-point chart:repeated="9"/>
          </chart:series>
          <chart:series chart:style-name="ch14" chart:values-cell-range-address="'Ver noticias'.D11:'Ver noticias'.L11" chart:class="chart:line">
            <chart:data-point chart:repeated="9"/>
          </chart:series>
          <chart:series chart:style-name="ch15" chart:values-cell-range-address="'Ver noticias'.D12:'Ver noticias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271055">
                <text:p>0.0271055</text:p>
                <draw:g>
                  <svg:desc>'Ver noticias'.D12:'Ver noticias'.L12</svg:desc>
                </draw:g>
              </table:table-cell>
              <table:table-cell office:value-type="float" office:value="0.0506966">
                <text:p>0.0506966</text:p>
              </table:table-cell>
              <table:table-cell office:value-type="float" office:value="0.0757818">
                <text:p>0.0757818</text:p>
              </table:table-cell>
              <table:table-cell office:value-type="float" office:value="0.10556">
                <text:p>0.10556</text:p>
              </table:table-cell>
              <table:table-cell office:value-type="float" office:value="0.145629">
                <text:p>0.145629</text:p>
              </table:table-cell>
              <table:table-cell office:value-type="float" office:value="0.198998">
                <text:p>0.198998</text:p>
              </table:table-cell>
              <table:table-cell office:value-type="float" office:value="0.22602">
                <text:p>0.22602</text:p>
              </table:table-cell>
              <table:table-cell office:value-type="float" office:value="0.256955">
                <text:p>0.256955</text:p>
              </table:table-cell>
              <table:table-cell office:value-type="float" office:value="0.458984">
                <text:p>0.458984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466365">
                <text:p>0.0466365</text:p>
                <draw:g>
                  <svg:desc>'Ver noticias'.D3:'Ver noticias'.L3</svg:desc>
                </draw:g>
              </table:table-cell>
              <table:table-cell office:value-type="float" office:value="0.0666499">
                <text:p>0.0666499</text:p>
              </table:table-cell>
              <table:table-cell office:value-type="float" office:value="0.0822959">
                <text:p>0.0822959</text:p>
              </table:table-cell>
              <table:table-cell office:value-type="float" office:value="0.0991299">
                <text:p>0.0991299</text:p>
              </table:table-cell>
              <table:table-cell office:value-type="float" office:value="0.113186">
                <text:p>0.113186</text:p>
              </table:table-cell>
              <table:table-cell office:value-type="float" office:value="0.131526">
                <text:p>0.131526</text:p>
              </table:table-cell>
              <table:table-cell office:value-type="float" office:value="0.155154">
                <text:p>0.155154</text:p>
              </table:table-cell>
              <table:table-cell office:value-type="float" office:value="0.195248">
                <text:p>0.195248</text:p>
              </table:table-cell>
              <table:table-cell office:value-type="float" office:value="0.443892">
                <text:p>0.443892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522446">
                <text:p>0.0522446</text:p>
                <draw:g>
                  <svg:desc>'Ver noticias'.D4:'Ver noticias'.L4</svg:desc>
                </draw:g>
              </table:table-cell>
              <table:table-cell office:value-type="float" office:value="0.0683256">
                <text:p>0.0683256</text:p>
              </table:table-cell>
              <table:table-cell office:value-type="float" office:value="0.0865657">
                <text:p>0.0865657</text:p>
              </table:table-cell>
              <table:table-cell office:value-type="float" office:value="0.109626">
                <text:p>0.109626</text:p>
              </table:table-cell>
              <table:table-cell office:value-type="float" office:value="0.129988">
                <text:p>0.129988</text:p>
              </table:table-cell>
              <table:table-cell office:value-type="float" office:value="0.161238">
                <text:p>0.161238</text:p>
              </table:table-cell>
              <table:table-cell office:value-type="float" office:value="0.23632">
                <text:p>0.23632</text:p>
              </table:table-cell>
              <table:table-cell office:value-type="float" office:value="0.272242">
                <text:p>0.272242</text:p>
              </table:table-cell>
              <table:table-cell office:value-type="float" office:value="0.382743">
                <text:p>0.38274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663353">
                <text:p>0.0663353</text:p>
                <draw:g>
                  <svg:desc>'Ver noticias'.D5:'Ver noticias'.L5</svg:desc>
                </draw:g>
              </table:table-cell>
              <table:table-cell office:value-type="float" office:value="0.0936082">
                <text:p>0.0936082</text:p>
              </table:table-cell>
              <table:table-cell office:value-type="float" office:value="0.108613">
                <text:p>0.108613</text:p>
              </table:table-cell>
              <table:table-cell office:value-type="float" office:value="0.123777">
                <text:p>0.123777</text:p>
              </table:table-cell>
              <table:table-cell office:value-type="float" office:value="0.13844">
                <text:p>0.13844</text:p>
              </table:table-cell>
              <table:table-cell office:value-type="float" office:value="0.162315">
                <text:p>0.162315</text:p>
              </table:table-cell>
              <table:table-cell office:value-type="float" office:value="0.239756">
                <text:p>0.239756</text:p>
              </table:table-cell>
              <table:table-cell office:value-type="float" office:value="0.272798">
                <text:p>0.272798</text:p>
              </table:table-cell>
              <table:table-cell office:value-type="float" office:value="0.342827">
                <text:p>0.342827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622601">
                <text:p>0.0622601</text:p>
                <draw:g>
                  <svg:desc>'Ver noticias'.D6:'Ver noticias'.L6</svg:desc>
                </draw:g>
              </table:table-cell>
              <table:table-cell office:value-type="float" office:value="0.0830634">
                <text:p>0.0830634</text:p>
              </table:table-cell>
              <table:table-cell office:value-type="float" office:value="0.100777">
                <text:p>0.100777</text:p>
              </table:table-cell>
              <table:table-cell office:value-type="float" office:value="0.116806">
                <text:p>0.116806</text:p>
              </table:table-cell>
              <table:table-cell office:value-type="float" office:value="0.141803">
                <text:p>0.141803</text:p>
              </table:table-cell>
              <table:table-cell office:value-type="float" office:value="0.194046">
                <text:p>0.194046</text:p>
              </table:table-cell>
              <table:table-cell office:value-type="float" office:value="0.230166">
                <text:p>0.230166</text:p>
              </table:table-cell>
              <table:table-cell office:value-type="float" office:value="0.256661">
                <text:p>0.256661</text:p>
              </table:table-cell>
              <table:table-cell office:value-type="float" office:value="0.354817">
                <text:p>0.354817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601499">
                <text:p>0.0601499</text:p>
                <draw:g>
                  <svg:desc>'Ver noticias'.D7:'Ver noticias'.L7</svg:desc>
                </draw:g>
              </table:table-cell>
              <table:table-cell office:value-type="float" office:value="0.0767253">
                <text:p>0.0767253</text:p>
              </table:table-cell>
              <table:table-cell office:value-type="float" office:value="0.0909666">
                <text:p>0.0909666</text:p>
              </table:table-cell>
              <table:table-cell office:value-type="float" office:value="0.123089">
                <text:p>0.123089</text:p>
              </table:table-cell>
              <table:table-cell office:value-type="float" office:value="0.173804">
                <text:p>0.173804</text:p>
              </table:table-cell>
              <table:table-cell office:value-type="float" office:value="0.224934">
                <text:p>0.224934</text:p>
              </table:table-cell>
              <table:table-cell office:value-type="float" office:value="0.256107">
                <text:p>0.256107</text:p>
              </table:table-cell>
              <table:table-cell office:value-type="float" office:value="0.400637">
                <text:p>0.400637</text:p>
              </table:table-cell>
              <table:table-cell office:value-type="float" office:value="0.483375">
                <text:p>0.483375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767828">
                <text:p>0.0767828</text:p>
                <draw:g>
                  <svg:desc>'Ver noticias'.D8:'Ver noticias'.L8</svg:desc>
                </draw:g>
              </table:table-cell>
              <table:table-cell office:value-type="float" office:value="0.119958">
                <text:p>0.119958</text:p>
              </table:table-cell>
              <table:table-cell office:value-type="float" office:value="0.151742">
                <text:p>0.151742</text:p>
              </table:table-cell>
              <table:table-cell office:value-type="float" office:value="0.170031">
                <text:p>0.170031</text:p>
              </table:table-cell>
              <table:table-cell office:value-type="float" office:value="0.195839">
                <text:p>0.195839</text:p>
              </table:table-cell>
              <table:table-cell office:value-type="float" office:value="0.226119">
                <text:p>0.226119</text:p>
              </table:table-cell>
              <table:table-cell office:value-type="float" office:value="0.265742">
                <text:p>0.265742</text:p>
              </table:table-cell>
              <table:table-cell office:value-type="float" office:value="0.323465">
                <text:p>0.323465</text:p>
              </table:table-cell>
              <table:table-cell office:value-type="float" office:value="0.575486">
                <text:p>0.575486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619153">
                <text:p>0.0619153</text:p>
                <draw:g>
                  <svg:desc>'Ver noticias'.D9:'Ver noticias'.L9</svg:desc>
                </draw:g>
              </table:table-cell>
              <table:table-cell office:value-type="float" office:value="0.0944481">
                <text:p>0.0944481</text:p>
              </table:table-cell>
              <table:table-cell office:value-type="float" office:value="0.11606">
                <text:p>0.11606</text:p>
              </table:table-cell>
              <table:table-cell office:value-type="float" office:value="0.133778">
                <text:p>0.133778</text:p>
              </table:table-cell>
              <table:table-cell office:value-type="float" office:value="0.153328">
                <text:p>0.153328</text:p>
              </table:table-cell>
              <table:table-cell office:value-type="float" office:value="0.213716">
                <text:p>0.213716</text:p>
              </table:table-cell>
              <table:table-cell office:value-type="float" office:value="0.252415">
                <text:p>0.252415</text:p>
              </table:table-cell>
              <table:table-cell office:value-type="float" office:value="0.276299">
                <text:p>0.276299</text:p>
              </table:table-cell>
              <table:table-cell office:value-type="float" office:value="0.401657">
                <text:p>0.401657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452636">
                <text:p>0.0452636</text:p>
                <draw:g>
                  <svg:desc>'Ver noticias'.D10:'Ver noticias'.L10</svg:desc>
                </draw:g>
              </table:table-cell>
              <table:table-cell office:value-type="float" office:value="0.0613651">
                <text:p>0.0613651</text:p>
              </table:table-cell>
              <table:table-cell office:value-type="float" office:value="0.0758915">
                <text:p>0.0758915</text:p>
              </table:table-cell>
              <table:table-cell office:value-type="float" office:value="0.0979873">
                <text:p>0.0979873</text:p>
              </table:table-cell>
              <table:table-cell office:value-type="float" office:value="0.114876">
                <text:p>0.114876</text:p>
              </table:table-cell>
              <table:table-cell office:value-type="float" office:value="0.144257">
                <text:p>0.144257</text:p>
              </table:table-cell>
              <table:table-cell office:value-type="float" office:value="0.20151">
                <text:p>0.20151</text:p>
              </table:table-cell>
              <table:table-cell office:value-type="float" office:value="0.248458">
                <text:p>0.248458</text:p>
              </table:table-cell>
              <table:table-cell office:value-type="float" office:value="0.287399">
                <text:p>0.287399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484216">
                <text:p>0.0484216</text:p>
                <draw:g>
                  <svg:desc>'Ver noticias'.D11:'Ver noticias'.L11</svg:desc>
                </draw:g>
              </table:table-cell>
              <table:table-cell office:value-type="float" office:value="0.0618199">
                <text:p>0.0618199</text:p>
              </table:table-cell>
              <table:table-cell office:value-type="float" office:value="0.0798107">
                <text:p>0.0798107</text:p>
              </table:table-cell>
              <table:table-cell office:value-type="float" office:value="0.0966035">
                <text:p>0.0966035</text:p>
              </table:table-cell>
              <table:table-cell office:value-type="float" office:value="0.111439">
                <text:p>0.111439</text:p>
              </table:table-cell>
              <table:table-cell office:value-type="float" office:value="0.172061">
                <text:p>0.172061</text:p>
              </table:table-cell>
              <table:table-cell office:value-type="float" office:value="0.244644">
                <text:p>0.244644</text:p>
              </table:table-cell>
              <table:table-cell office:value-type="float" office:value="0.430223">
                <text:p>0.430223</text:p>
              </table:table-cell>
              <table:table-cell office:value-type="float" office:value="0.656956">
                <text:p>0.656956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271055">
                <text:p>0.0271055</text:p>
                <draw:g>
                  <svg:desc>'Ver noticias'.D12:'Ver noticias'.L12</svg:desc>
                </draw:g>
              </table:table-cell>
              <table:table-cell office:value-type="float" office:value="0.0506966">
                <text:p>0.0506966</text:p>
              </table:table-cell>
              <table:table-cell office:value-type="float" office:value="0.0757818">
                <text:p>0.0757818</text:p>
              </table:table-cell>
              <table:table-cell office:value-type="float" office:value="0.10556">
                <text:p>0.10556</text:p>
              </table:table-cell>
              <table:table-cell office:value-type="float" office:value="0.145629">
                <text:p>0.145629</text:p>
              </table:table-cell>
              <table:table-cell office:value-type="float" office:value="0.198998">
                <text:p>0.198998</text:p>
              </table:table-cell>
              <table:table-cell office:value-type="float" office:value="0.22602">
                <text:p>0.22602</text:p>
              </table:table-cell>
              <table:table-cell office:value-type="float" office:value="0.256955">
                <text:p>0.256955</text:p>
              </table:table-cell>
              <table:table-cell office:value-type="float" office:value="0.458984">
                <text:p>0.4589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style-name="ch1">
        <chart:legend chart:legend-position="end" svg:x="19.612cm" svg:y="1.962cm" style:legend-expansion="high" chart:style-name="ch2"/>
        <chart:plot-area chart:style-name="ch3" table:cell-range-address="Alarme.C3:Alarme.K12" chart:data-source-has-labels="both" svg:x="0.447cm" svg:y="0.18cm" svg:width="18.718cm" svg:height="8.645cm">
          <chartooo:coordinate-region svg:x="1.174cm" svg:y="0.379cm" svg:width="17.288cm" svg:height="7.799cm"/>
          <chart:axis chart:dimension="x" chart:name="primary-x" chart:style-name="ch4" chartooo:axis-type="auto">
            <chartooo:date-scale/>
            <chart:categories table:cell-range-address="Alarme.C12:Alarme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arme.C3:Alarme.K3" loext:label-string="alarme1" chart:class="chart:line">
            <chart:data-point chart:repeated="9"/>
          </chart:series>
          <chart:series chart:style-name="ch7" chart:values-cell-range-address="Alarme.C4:Alarme.K4" loext:label-string="alarme2" chart:class="chart:line">
            <chart:data-point chart:repeated="9"/>
          </chart:series>
          <chart:series chart:style-name="ch8" chart:values-cell-range-address="Alarme.C5:Alarme.K5" loext:label-string="alarme3" chart:class="chart:line">
            <chart:data-point chart:repeated="9"/>
          </chart:series>
          <chart:series chart:style-name="ch9" chart:values-cell-range-address="Alarme.C6:Alarme.K6" loext:label-string="alarme4" chart:class="chart:line">
            <chart:data-point chart:repeated="9"/>
          </chart:series>
          <chart:series chart:style-name="ch10" chart:values-cell-range-address="Alarme.C7:Alarme.K7" loext:label-string="alarme5" chart:class="chart:line">
            <chart:data-point chart:repeated="9"/>
          </chart:series>
          <chart:series chart:style-name="ch11" chart:values-cell-range-address="Alarme.C8:Alarme.K8" loext:label-string="alarme6" chart:class="chart:line">
            <chart:data-point chart:repeated="9"/>
          </chart:series>
          <chart:series chart:style-name="ch12" chart:values-cell-range-address="Alarme.C9:Alarme.K9" loext:label-string="alarme7" chart:class="chart:line">
            <chart:data-point chart:repeated="9"/>
          </chart:series>
          <chart:series chart:style-name="ch13" chart:values-cell-range-address="Alarme.C10:Alarme.K10" loext:label-string="alarme8" chart:class="chart:line">
            <chart:data-point chart:repeated="9"/>
          </chart:series>
          <chart:series chart:style-name="ch14" chart:values-cell-range-address="Alarme.C11:Alarme.K11" loext:label-string="alarme9" chart:class="chart:line">
            <chart:data-point chart:repeated="9"/>
          </chart:series>
          <chart:series chart:style-name="ch15" chart:values-cell-range-address="Alarme.C12:Alarme.K12" loext:label-string="alarm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</table:table-cell>
              <table:table-cell office:value-type="string">
                <text:p>alarme2</text:p>
              </table:table-cell>
              <table:table-cell office:value-type="string">
                <text:p>alarme3</text:p>
              </table:table-cell>
              <table:table-cell office:value-type="string">
                <text:p>alarme4</text:p>
              </table:table-cell>
              <table:table-cell office:value-type="string">
                <text:p>alarme5</text:p>
              </table:table-cell>
              <table:table-cell office:value-type="string">
                <text:p>alarme6</text:p>
              </table:table-cell>
              <table:table-cell office:value-type="string">
                <text:p>alarme7</text:p>
              </table:table-cell>
              <table:table-cell office:value-type="string">
                <text:p>alarme8</text:p>
              </table:table-cell>
              <table:table-cell office:value-type="string">
                <text:p>alarme9</text:p>
              </table:table-cell>
              <table:table-cell office:value-type="string">
                <text:p>alarme10</text:p>
              </table:table-cell>
            </table:table-row>
          </table:table-header-rows>
          <table:table-rows>
            <table:table-row>
              <table:table-cell office:value-type="float" office:value="0.111534">
                <text:p>0.111534</text:p>
                <draw:g>
                  <svg:desc>Alarme.C12:Alarme.K12</svg:desc>
                </draw:g>
              </table:table-cell>
              <table:table-cell office:value-type="float" office:value="0.0924405">
                <text:p>0.0924405</text:p>
                <draw:g>
                  <svg:desc>Alarme.C3:Alarme.K3</svg:desc>
                </draw:g>
              </table:table-cell>
              <table:table-cell office:value-type="float" office:value="0.0732086">
                <text:p>0.0732086</text:p>
                <draw:g>
                  <svg:desc>Alarme.C4:Alarme.K4</svg:desc>
                </draw:g>
              </table:table-cell>
              <table:table-cell office:value-type="float" office:value="0.0993454">
                <text:p>0.0993454</text:p>
                <draw:g>
                  <svg:desc>Alarme.C5:Alarme.K5</svg:desc>
                </draw:g>
              </table:table-cell>
              <table:table-cell office:value-type="float" office:value="0.0855381">
                <text:p>0.0855381</text:p>
                <draw:g>
                  <svg:desc>Alarme.C6:Alarme.K6</svg:desc>
                </draw:g>
              </table:table-cell>
              <table:table-cell office:value-type="float" office:value="0.150003">
                <text:p>0.150003</text:p>
                <draw:g>
                  <svg:desc>Alarme.C7:Alarme.K7</svg:desc>
                </draw:g>
              </table:table-cell>
              <table:table-cell office:value-type="float" office:value="0.219194">
                <text:p>0.219194</text:p>
                <draw:g>
                  <svg:desc>Alarme.C8:Alarme.K8</svg:desc>
                </draw:g>
              </table:table-cell>
              <table:table-cell office:value-type="float" office:value="0.160395">
                <text:p>0.160395</text:p>
                <draw:g>
                  <svg:desc>Alarme.C9:Alarme.K9</svg:desc>
                </draw:g>
              </table:table-cell>
              <table:table-cell office:value-type="float" office:value="0.123124">
                <text:p>0.123124</text:p>
                <draw:g>
                  <svg:desc>Alarme.C10:Alarme.K10</svg:desc>
                </draw:g>
              </table:table-cell>
              <table:table-cell office:value-type="float" office:value="0.0969456">
                <text:p>0.0969456</text:p>
                <draw:g>
                  <svg:desc>Alarme.C11:Alarme.K11</svg:desc>
                </draw:g>
              </table:table-cell>
              <table:table-cell office:value-type="float" office:value="0.111534">
                <text:p>0.111534</text:p>
                <draw:g>
                  <svg:desc>Alarme.C12:Alarme.K12</svg:desc>
                </draw:g>
              </table:table-cell>
            </table:table-row>
            <table:table-row>
              <table:table-cell office:value-type="float" office:value="0.143087">
                <text:p>0.143087</text:p>
              </table:table-cell>
              <table:table-cell office:value-type="float" office:value="0.121602">
                <text:p>0.121602</text:p>
              </table:table-cell>
              <table:table-cell office:value-type="float" office:value="0.101147">
                <text:p>0.101147</text:p>
              </table:table-cell>
              <table:table-cell office:value-type="float" office:value="0.124088">
                <text:p>0.124088</text:p>
              </table:table-cell>
              <table:table-cell office:value-type="float" office:value="0.12761">
                <text:p>0.12761</text:p>
              </table:table-cell>
              <table:table-cell office:value-type="float" office:value="0.195172">
                <text:p>0.195172</text:p>
              </table:table-cell>
              <table:table-cell office:value-type="float" office:value="0.296149">
                <text:p>0.296149</text:p>
              </table:table-cell>
              <table:table-cell office:value-type="float" office:value="0.2146">
                <text:p>0.2146</text:p>
              </table:table-cell>
              <table:table-cell office:value-type="float" office:value="0.149092">
                <text:p>0.149092</text:p>
              </table:table-cell>
              <table:table-cell office:value-type="float" office:value="0.20973">
                <text:p>0.20973</text:p>
              </table:table-cell>
              <table:table-cell office:value-type="float" office:value="0.143087">
                <text:p>0.143087</text:p>
              </table:table-cell>
            </table:table-row>
            <table:table-row>
              <table:table-cell office:value-type="float" office:value="0.201479">
                <text:p>0.201479</text:p>
              </table:table-cell>
              <table:table-cell office:value-type="float" office:value="0.167044">
                <text:p>0.167044</text:p>
              </table:table-cell>
              <table:table-cell office:value-type="float" office:value="0.133627">
                <text:p>0.133627</text:p>
              </table:table-cell>
              <table:table-cell office:value-type="float" office:value="0.149119">
                <text:p>0.149119</text:p>
              </table:table-cell>
              <table:table-cell office:value-type="float" office:value="0.17325">
                <text:p>0.17325</text:p>
              </table:table-cell>
              <table:table-cell office:value-type="float" office:value="0.249692">
                <text:p>0.249692</text:p>
              </table:table-cell>
              <table:table-cell office:value-type="float" office:value="0.321776">
                <text:p>0.321776</text:p>
              </table:table-cell>
              <table:table-cell office:value-type="float" office:value="0.268567">
                <text:p>0.268567</text:p>
              </table:table-cell>
              <table:table-cell office:value-type="float" office:value="0.174441">
                <text:p>0.174441</text:p>
              </table:table-cell>
              <table:table-cell office:value-type="float" office:value="0.288375">
                <text:p>0.28837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float" office:value="0.262354">
                <text:p>0.262354</text:p>
              </table:table-cell>
              <table:table-cell office:value-type="float" office:value="0.244564">
                <text:p>0.244564</text:p>
              </table:table-cell>
              <table:table-cell office:value-type="float" office:value="0.181397">
                <text:p>0.181397</text:p>
              </table:table-cell>
              <table:table-cell office:value-type="float" office:value="0.201805">
                <text:p>0.201805</text:p>
              </table:table-cell>
              <table:table-cell office:value-type="float" office:value="0.214448">
                <text:p>0.214448</text:p>
              </table:table-cell>
              <table:table-cell office:value-type="float" office:value="0.293429">
                <text:p>0.293429</text:p>
              </table:table-cell>
              <table:table-cell office:value-type="float" office:value="0.348862">
                <text:p>0.348862</text:p>
              </table:table-cell>
              <table:table-cell office:value-type="float" office:value="0.312701">
                <text:p>0.312701</text:p>
              </table:table-cell>
              <table:table-cell office:value-type="float" office:value="0.191773">
                <text:p>0.191773</text:p>
              </table:table-cell>
              <table:table-cell office:value-type="float" office:value="0.316717">
                <text:p>0.316717</text:p>
              </table:table-cell>
              <table:table-cell office:value-type="float" office:value="0.262354">
                <text:p>0.262354</text:p>
              </table:table-cell>
            </table:table-row>
            <table:table-row>
              <table:table-cell office:value-type="float" office:value="0.310276">
                <text:p>0.310276</text:p>
              </table:table-cell>
              <table:table-cell office:value-type="float" office:value="0.29932">
                <text:p>0.29932</text:p>
              </table:table-cell>
              <table:table-cell office:value-type="float" office:value="0.254434">
                <text:p>0.254434</text:p>
              </table:table-cell>
              <table:table-cell office:value-type="float" office:value="0.263431">
                <text:p>0.263431</text:p>
              </table:table-cell>
              <table:table-cell office:value-type="float" office:value="0.237929">
                <text:p>0.237929</text:p>
              </table:table-cell>
              <table:table-cell office:value-type="float" office:value="0.317479">
                <text:p>0.317479</text:p>
              </table:table-cell>
              <table:table-cell office:value-type="float" office:value="0.374198">
                <text:p>0.374198</text:p>
              </table:table-cell>
              <table:table-cell office:value-type="float" office:value="0.358222">
                <text:p>0.358222</text:p>
              </table:table-cell>
              <table:table-cell office:value-type="float" office:value="0.225634">
                <text:p>0.225634</text:p>
              </table:table-cell>
              <table:table-cell office:value-type="float" office:value="0.344379">
                <text:p>0.344379</text:p>
              </table:table-cell>
              <table:table-cell office:value-type="float" office:value="0.310276">
                <text:p>0.310276</text:p>
              </table:table-cell>
            </table:table-row>
            <table:table-row>
              <table:table-cell office:value-type="float" office:value="0.360596">
                <text:p>0.360596</text:p>
              </table:table-cell>
              <table:table-cell office:value-type="float" office:value="0.328029">
                <text:p>0.328029</text:p>
              </table:table-cell>
              <table:table-cell office:value-type="float" office:value="0.316116">
                <text:p>0.316116</text:p>
              </table:table-cell>
              <table:table-cell office:value-type="float" office:value="0.296854">
                <text:p>0.296854</text:p>
              </table:table-cell>
              <table:table-cell office:value-type="float" office:value="0.258977">
                <text:p>0.258977</text:p>
              </table:table-cell>
              <table:table-cell office:value-type="float" office:value="0.35012">
                <text:p>0.35012</text:p>
              </table:table-cell>
              <table:table-cell office:value-type="float" office:value="0.397564">
                <text:p>0.397564</text:p>
              </table:table-cell>
              <table:table-cell office:value-type="float" office:value="0.394346">
                <text:p>0.394346</text:p>
              </table:table-cell>
              <table:table-cell office:value-type="float" office:value="0.327184">
                <text:p>0.327184</text:p>
              </table:table-cell>
              <table:table-cell office:value-type="float" office:value="0.375344">
                <text:p>0.375344</text:p>
              </table:table-cell>
              <table:table-cell office:value-type="float" office:value="0.360596">
                <text:p>0.360596</text:p>
              </table:table-cell>
            </table:table-row>
            <table:table-row>
              <table:table-cell office:value-type="float" office:value="0.413654">
                <text:p>0.413654</text:p>
              </table:table-cell>
              <table:table-cell office:value-type="float" office:value="0.371093">
                <text:p>0.371093</text:p>
              </table:table-cell>
              <table:table-cell office:value-type="float" office:value="0.371792">
                <text:p>0.371792</text:p>
              </table:table-cell>
              <table:table-cell office:value-type="float" office:value="0.346973">
                <text:p>0.346973</text:p>
              </table:table-cell>
              <table:table-cell office:value-type="float" office:value="0.298379">
                <text:p>0.298379</text:p>
              </table:table-cell>
              <table:table-cell office:value-type="float" office:value="0.383499">
                <text:p>0.383499</text:p>
              </table:table-cell>
              <table:table-cell office:value-type="float" office:value="0.416456">
                <text:p>0.416456</text:p>
              </table:table-cell>
              <table:table-cell office:value-type="float" office:value="0.430152">
                <text:p>0.430152</text:p>
              </table:table-cell>
              <table:table-cell office:value-type="float" office:value="0.389087">
                <text:p>0.389087</text:p>
              </table:table-cell>
              <table:table-cell office:value-type="float" office:value="0.411654">
                <text:p>0.411654</text:p>
              </table:table-cell>
              <table:table-cell office:value-type="float" office:value="0.413654">
                <text:p>0.413654</text:p>
              </table:table-cell>
            </table:table-row>
            <table:table-row>
              <table:table-cell office:value-type="float" office:value="0.499196">
                <text:p>0.499196</text:p>
              </table:table-cell>
              <table:table-cell office:value-type="float" office:value="0.40889">
                <text:p>0.40889</text:p>
              </table:table-cell>
              <table:table-cell office:value-type="float" office:value="0.411342">
                <text:p>0.411342</text:p>
              </table:table-cell>
              <table:table-cell office:value-type="float" office:value="0.388644">
                <text:p>0.388644</text:p>
              </table:table-cell>
              <table:table-cell office:value-type="float" office:value="0.35661">
                <text:p>0.35661</text:p>
              </table:table-cell>
              <table:table-cell office:value-type="float" office:value="0.421732">
                <text:p>0.421732</text:p>
              </table:table-cell>
              <table:table-cell office:value-type="float" office:value="0.442472">
                <text:p>0.442472</text:p>
              </table:table-cell>
              <table:table-cell office:value-type="float" office:value="0.472104">
                <text:p>0.472104</text:p>
              </table:table-cell>
              <table:table-cell office:value-type="float" office:value="0.420719">
                <text:p>0.420719</text:p>
              </table:table-cell>
              <table:table-cell office:value-type="float" office:value="0.454928">
                <text:p>0.454928</text:p>
              </table:table-cell>
              <table:table-cell office:value-type="float" office:value="0.499196">
                <text:p>0.499196</text:p>
              </table:table-cell>
            </table:table-row>
            <table:table-row>
              <table:table-cell office:value-type="float" office:value="0.672734">
                <text:p>0.672734</text:p>
              </table:table-cell>
              <table:table-cell office:value-type="float" office:value="0.450708">
                <text:p>0.450708</text:p>
              </table:table-cell>
              <table:table-cell office:value-type="float" office:value="0.469001">
                <text:p>0.469001</text:p>
              </table:table-cell>
              <table:table-cell office:value-type="float" office:value="0.424056">
                <text:p>0.424056</text:p>
              </table:table-cell>
              <table:table-cell office:value-type="float" office:value="0.419163">
                <text:p>0.419163</text:p>
              </table:table-cell>
              <table:table-cell office:value-type="float" office:value="0.545247">
                <text:p>0.545247</text:p>
              </table:table-cell>
              <table:table-cell office:value-type="float" office:value="0.489885">
                <text:p>0.489885</text:p>
              </table:table-cell>
              <table:table-cell office:value-type="float" office:value="0.571514">
                <text:p>0.571514</text:p>
              </table:table-cell>
              <table:table-cell office:value-type="float" office:value="0.471293">
                <text:p>0.471293</text:p>
              </table:table-cell>
              <table:table-cell office:value-type="float" office:value="0.531468">
                <text:p>0.531468</text:p>
              </table:table-cell>
              <table:table-cell office:value-type="float" office:value="0.672734">
                <text:p>0.672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236cm" svg:height="9.005cm" xlink:href=".." xlink:type="simple" chart:class="chart:line" chart:style-name="ch1">
        <chart:legend chart:legend-position="end" svg:x="20.04cm" svg:y="1.962cm" style:legend-expansion="high" chart:style-name="ch2"/>
        <chart:plot-area chart:style-name="ch3" table:cell-range-address="'Boa noite logan'.C3:'Boa noite logan'.K12" chart:data-source-has-labels="both" svg:x="0.464cm" svg:y="0.18cm" svg:width="19.112cm" svg:height="8.645cm">
          <chartooo:coordinate-region svg:x="1.258cm" svg:y="0.38cm" svg:width="17.615cm" svg:height="7.798cm"/>
          <chart:axis chart:dimension="x" chart:name="primary-x" chart:style-name="ch4" chartooo:axis-type="auto">
            <chartooo:date-scale/>
            <chart:categories table:cell-range-address="'Boa noite logan'.C8:'Boa noite logan'.K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a noite logan'.C3:'Boa noite logan'.K3" loext:label-string="boa_noite1" chart:class="chart:line">
            <chart:data-point chart:repeated="9"/>
          </chart:series>
          <chart:series chart:style-name="ch7" chart:values-cell-range-address="'Boa noite logan'.C4:'Boa noite logan'.K4" loext:label-string="boa_noite2" chart:class="chart:line">
            <chart:data-point chart:repeated="9"/>
          </chart:series>
          <chart:series chart:style-name="ch8" chart:values-cell-range-address="'Boa noite logan'.C5:'Boa noite logan'.K5" loext:label-string="boa_noite3" chart:class="chart:line">
            <chart:data-point chart:repeated="9"/>
          </chart:series>
          <chart:series chart:style-name="ch9" chart:values-cell-range-address="'Boa noite logan'.C6:'Boa noite logan'.K6" loext:label-string="boa_noite4" chart:class="chart:line">
            <chart:data-point chart:repeated="9"/>
          </chart:series>
          <chart:series chart:style-name="ch10" chart:values-cell-range-address="'Boa noite logan'.C7:'Boa noite logan'.K7" loext:label-string="boa_noite5" chart:class="chart:line">
            <chart:data-point chart:repeated="9"/>
          </chart:series>
          <chart:series chart:style-name="ch11" chart:values-cell-range-address="'Boa noite logan'.C8:'Boa noite logan'.K8" loext:label-string="boa_noite6" chart:class="chart:line">
            <chart:data-point chart:repeated="9"/>
          </chart:series>
          <chart:series chart:style-name="ch12" chart:values-cell-range-address="'Boa noite logan'.C9:'Boa noite logan'.K9" loext:label-string="boa_noite7" chart:class="chart:line">
            <chart:data-point chart:repeated="9"/>
          </chart:series>
          <chart:series chart:style-name="ch13" chart:values-cell-range-address="'Boa noite logan'.C10:'Boa noite logan'.K10" loext:label-string="boa_noite8" chart:class="chart:line">
            <chart:data-point chart:repeated="9"/>
          </chart:series>
          <chart:series chart:style-name="ch14" chart:values-cell-range-address="'Boa noite logan'.C11:'Boa noite logan'.K11" loext:label-string="boa_noite9" chart:class="chart:line">
            <chart:data-point chart:repeated="9"/>
          </chart:series>
          <chart:series chart:style-name="ch15" chart:values-cell-range-address="'Boa noite logan'.C12:'Boa noite logan'.K12" loext:label-string="boa_noit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a_noite1</text:p>
              </table:table-cell>
              <table:table-cell office:value-type="string">
                <text:p>boa_noite2</text:p>
              </table:table-cell>
              <table:table-cell office:value-type="string">
                <text:p>boa_noite3</text:p>
              </table:table-cell>
              <table:table-cell office:value-type="string">
                <text:p>boa_noite4</text:p>
              </table:table-cell>
              <table:table-cell office:value-type="string">
                <text:p>boa_noite5</text:p>
              </table:table-cell>
              <table:table-cell office:value-type="string">
                <text:p>boa_noite6</text:p>
              </table:table-cell>
              <table:table-cell office:value-type="string">
                <text:p>boa_noite7</text:p>
              </table:table-cell>
              <table:table-cell office:value-type="string">
                <text:p>boa_noite8</text:p>
              </table:table-cell>
              <table:table-cell office:value-type="string">
                <text:p>boa_noite9</text:p>
              </table:table-cell>
              <table:table-cell office:value-type="string">
                <text:p>boa_noite10</text:p>
              </table:table-cell>
            </table:table-row>
          </table:table-header-rows>
          <table:table-rows>
            <table:table-row>
              <table:table-cell office:value-type="float" office:value="0.0609149">
                <text:p>0.0609149</text:p>
                <draw:g>
                  <svg:desc>'Boa noite logan'.C8:'Boa noite logan'.K8</svg:desc>
                </draw:g>
              </table:table-cell>
              <table:table-cell office:value-type="float" office:value="0.103563">
                <text:p>0.103563</text:p>
                <draw:g>
                  <svg:desc>'Boa noite logan'.C3:'Boa noite logan'.K3</svg:desc>
                </draw:g>
              </table:table-cell>
              <table:table-cell office:value-type="float" office:value="0.12131">
                <text:p>0.12131</text:p>
                <draw:g>
                  <svg:desc>'Boa noite logan'.C4:'Boa noite logan'.K4</svg:desc>
                </draw:g>
              </table:table-cell>
              <table:table-cell office:value-type="float" office:value="0.0949511">
                <text:p>0.0949511</text:p>
                <draw:g>
                  <svg:desc>'Boa noite logan'.C5:'Boa noite logan'.K5</svg:desc>
                </draw:g>
              </table:table-cell>
              <table:table-cell office:value-type="float" office:value="0.0889084">
                <text:p>0.0889084</text:p>
                <draw:g>
                  <svg:desc>'Boa noite logan'.C6:'Boa noite logan'.K6</svg:desc>
                </draw:g>
              </table:table-cell>
              <table:table-cell office:value-type="float" office:value="0.101455">
                <text:p>0.101455</text:p>
                <draw:g>
                  <svg:desc>'Boa noite logan'.C7:'Boa noite logan'.K7</svg:desc>
                </draw:g>
              </table:table-cell>
              <table:table-cell office:value-type="float" office:value="0.0609149">
                <text:p>0.0609149</text:p>
                <draw:g>
                  <svg:desc>'Boa noite logan'.C8:'Boa noite logan'.K8</svg:desc>
                </draw:g>
              </table:table-cell>
              <table:table-cell office:value-type="float" office:value="0.0663422">
                <text:p>0.0663422</text:p>
                <draw:g>
                  <svg:desc>'Boa noite logan'.C9:'Boa noite logan'.K9</svg:desc>
                </draw:g>
              </table:table-cell>
              <table:table-cell office:value-type="float" office:value="0.0990875">
                <text:p>0.0990875</text:p>
                <draw:g>
                  <svg:desc>'Boa noite logan'.C10:'Boa noite logan'.K10</svg:desc>
                </draw:g>
              </table:table-cell>
              <table:table-cell office:value-type="float" office:value="0.0436157">
                <text:p>0.0436157</text:p>
                <draw:g>
                  <svg:desc>'Boa noite logan'.C11:'Boa noite logan'.K11</svg:desc>
                </draw:g>
              </table:table-cell>
              <table:table-cell office:value-type="float" office:value="0.0499724">
                <text:p>0.0499724</text:p>
                <draw:g>
                  <svg:desc>'Boa noite logan'.C12:'Boa noite logan'.K12</svg:desc>
                </draw:g>
              </table:table-cell>
            </table:table-row>
            <table:table-row>
              <table:table-cell office:value-type="float" office:value="0.132097">
                <text:p>0.132097</text:p>
              </table:table-cell>
              <table:table-cell office:value-type="float" office:value="0.1138">
                <text:p>0.1138</text:p>
              </table:table-cell>
              <table:table-cell office:value-type="float" office:value="0.146081">
                <text:p>0.146081</text:p>
              </table:table-cell>
              <table:table-cell office:value-type="float" office:value="0.12526">
                <text:p>0.12526</text:p>
              </table:table-cell>
              <table:table-cell office:value-type="float" office:value="0.111215">
                <text:p>0.111215</text:p>
              </table:table-cell>
              <table:table-cell office:value-type="float" office:value="0.165582">
                <text:p>0.165582</text:p>
              </table:table-cell>
              <table:table-cell office:value-type="float" office:value="0.132097">
                <text:p>0.132097</text:p>
              </table:table-cell>
              <table:table-cell office:value-type="float" office:value="0.0848178">
                <text:p>0.0848178</text:p>
              </table:table-cell>
              <table:table-cell office:value-type="float" office:value="0.125538">
                <text:p>0.125538</text:p>
              </table:table-cell>
              <table:table-cell office:value-type="float" office:value="0.0682003">
                <text:p>0.0682003</text:p>
              </table:table-cell>
              <table:table-cell office:value-type="float" office:value="0.0641397">
                <text:p>0.0641397</text:p>
              </table:table-cell>
            </table:table-row>
            <table:table-row>
              <table:table-cell office:value-type="float" office:value="0.167803">
                <text:p>0.167803</text:p>
              </table:table-cell>
              <table:table-cell office:value-type="float" office:value="0.121263">
                <text:p>0.121263</text:p>
              </table:table-cell>
              <table:table-cell office:value-type="float" office:value="0.211169">
                <text:p>0.211169</text:p>
              </table:table-cell>
              <table:table-cell office:value-type="float" office:value="0.16108">
                <text:p>0.16108</text:p>
              </table:table-cell>
              <table:table-cell office:value-type="float" office:value="0.140372">
                <text:p>0.140372</text:p>
              </table:table-cell>
              <table:table-cell office:value-type="float" office:value="0.244675">
                <text:p>0.244675</text:p>
              </table:table-cell>
              <table:table-cell office:value-type="float" office:value="0.167803">
                <text:p>0.167803</text:p>
              </table:table-cell>
              <table:table-cell office:value-type="float" office:value="0.100647">
                <text:p>0.100647</text:p>
              </table:table-cell>
              <table:table-cell office:value-type="float" office:value="0.154442">
                <text:p>0.154442</text:p>
              </table:table-cell>
              <table:table-cell office:value-type="float" office:value="0.0970994">
                <text:p>0.0970994</text:p>
              </table:table-cell>
              <table:table-cell office:value-type="float" office:value="0.0755222">
                <text:p>0.0755222</text:p>
              </table:table-cell>
            </table:table-row>
            <table:table-row>
              <table:table-cell office:value-type="float" office:value="0.213834">
                <text:p>0.213834</text:p>
              </table:table-cell>
              <table:table-cell office:value-type="float" office:value="0.130626">
                <text:p>0.130626</text:p>
              </table:table-cell>
              <table:table-cell office:value-type="float" office:value="0.272023">
                <text:p>0.272023</text:p>
              </table:table-cell>
              <table:table-cell office:value-type="float" office:value="0.249053">
                <text:p>0.249053</text:p>
              </table:table-cell>
              <table:table-cell office:value-type="float" office:value="0.199125">
                <text:p>0.199125</text:p>
              </table:table-cell>
              <table:table-cell office:value-type="float" office:value="0.294255">
                <text:p>0.294255</text:p>
              </table:table-cell>
              <table:table-cell office:value-type="float" office:value="0.213834">
                <text:p>0.213834</text:p>
              </table:table-cell>
              <table:table-cell office:value-type="float" office:value="0.118154">
                <text:p>0.118154</text:p>
              </table:table-cell>
              <table:table-cell office:value-type="float" office:value="0.243091">
                <text:p>0.243091</text:p>
              </table:table-cell>
              <table:table-cell office:value-type="float" office:value="0.184993">
                <text:p>0.184993</text:p>
              </table:table-cell>
              <table:table-cell office:value-type="float" office:value="0.0988839">
                <text:p>0.0988839</text:p>
              </table:table-cell>
            </table:table-row>
            <table:table-row>
              <table:table-cell office:value-type="float" office:value="0.258199">
                <text:p>0.258199</text:p>
              </table:table-cell>
              <table:table-cell office:value-type="float" office:value="0.146472">
                <text:p>0.146472</text:p>
              </table:table-cell>
              <table:table-cell office:value-type="float" office:value="0.293472">
                <text:p>0.293472</text:p>
              </table:table-cell>
              <table:table-cell office:value-type="float" office:value="0.272722">
                <text:p>0.272722</text:p>
              </table:table-cell>
              <table:table-cell office:value-type="float" office:value="0.259236">
                <text:p>0.259236</text:p>
              </table:table-cell>
              <table:table-cell office:value-type="float" office:value="0.332796">
                <text:p>0.332796</text:p>
              </table:table-cell>
              <table:table-cell office:value-type="float" office:value="0.258199">
                <text:p>0.258199</text:p>
              </table:table-cell>
              <table:table-cell office:value-type="float" office:value="0.168005">
                <text:p>0.168005</text:p>
              </table:table-cell>
              <table:table-cell office:value-type="float" office:value="0.288503">
                <text:p>0.288503</text:p>
              </table:table-cell>
              <table:table-cell office:value-type="float" office:value="0.244649">
                <text:p>0.244649</text:p>
              </table:table-cell>
              <table:table-cell office:value-type="float" office:value="0.163267">
                <text:p>0.163267</text:p>
              </table:table-cell>
            </table:table-row>
            <table:table-row>
              <table:table-cell office:value-type="float" office:value="0.326584">
                <text:p>0.326584</text:p>
              </table:table-cell>
              <table:table-cell office:value-type="float" office:value="0.237974">
                <text:p>0.237974</text:p>
              </table:table-cell>
              <table:table-cell office:value-type="float" office:value="0.308012">
                <text:p>0.308012</text:p>
              </table:table-cell>
              <table:table-cell office:value-type="float" office:value="0.293278">
                <text:p>0.293278</text:p>
              </table:table-cell>
              <table:table-cell office:value-type="float" office:value="0.299237">
                <text:p>0.299237</text:p>
              </table:table-cell>
              <table:table-cell office:value-type="float" office:value="0.43903">
                <text:p>0.43903</text:p>
              </table:table-cell>
              <table:table-cell office:value-type="float" office:value="0.326584">
                <text:p>0.326584</text:p>
              </table:table-cell>
              <table:table-cell office:value-type="float" office:value="0.234253">
                <text:p>0.234253</text:p>
              </table:table-cell>
              <table:table-cell office:value-type="float" office:value="0.319667">
                <text:p>0.319667</text:p>
              </table:table-cell>
              <table:table-cell office:value-type="float" office:value="0.270964">
                <text:p>0.270964</text:p>
              </table:table-cell>
              <table:table-cell office:value-type="float" office:value="0.22723">
                <text:p>0.22723</text:p>
              </table:table-cell>
            </table:table-row>
            <table:table-row>
              <table:table-cell office:value-type="float" office:value="0.485921">
                <text:p>0.485921</text:p>
              </table:table-cell>
              <table:table-cell office:value-type="float" office:value="0.261083">
                <text:p>0.261083</text:p>
              </table:table-cell>
              <table:table-cell office:value-type="float" office:value="0.319894">
                <text:p>0.319894</text:p>
              </table:table-cell>
              <table:table-cell office:value-type="float" office:value="0.327889">
                <text:p>0.327889</text:p>
              </table:table-cell>
              <table:table-cell office:value-type="float" office:value="0.322782">
                <text:p>0.322782</text:p>
              </table:table-cell>
              <table:table-cell office:value-type="float" office:value="0.592986">
                <text:p>0.592986</text:p>
              </table:table-cell>
              <table:table-cell office:value-type="float" office:value="0.485921">
                <text:p>0.485921</text:p>
              </table:table-cell>
              <table:table-cell office:value-type="float" office:value="0.273449">
                <text:p>0.273449</text:p>
              </table:table-cell>
              <table:table-cell office:value-type="float" office:value="0.336045">
                <text:p>0.336045</text:p>
              </table:table-cell>
              <table:table-cell office:value-type="float" office:value="0.509227">
                <text:p>0.509227</text:p>
              </table:table-cell>
              <table:table-cell office:value-type="float" office:value="0.280031">
                <text:p>0.280031</text:p>
              </table:table-cell>
            </table:table-row>
            <table:table-row>
              <table:table-cell office:value-type="float" office:value="0.55126">
                <text:p>0.55126</text:p>
              </table:table-cell>
              <table:table-cell office:value-type="float" office:value="0.376615">
                <text:p>0.376615</text:p>
              </table:table-cell>
              <table:table-cell office:value-type="float" office:value="0.340964">
                <text:p>0.340964</text:p>
              </table:table-cell>
              <table:table-cell office:value-type="float" office:value="0.515293">
                <text:p>0.515293</text:p>
              </table:table-cell>
              <table:table-cell office:value-type="float" office:value="0.344211">
                <text:p>0.344211</text:p>
              </table:table-cell>
              <table:table-cell office:value-type="float" office:value="0.662652">
                <text:p>0.662652</text:p>
              </table:table-cell>
              <table:table-cell office:value-type="float" office:value="0.55126">
                <text:p>0.55126</text:p>
              </table:table-cell>
              <table:table-cell office:value-type="float" office:value="0.31385">
                <text:p>0.31385</text:p>
              </table:table-cell>
              <table:table-cell office:value-type="float" office:value="0.552987">
                <text:p>0.552987</text:p>
              </table:table-cell>
              <table:table-cell office:value-type="float" office:value="0.576787">
                <text:p>0.576787</text:p>
              </table:table-cell>
              <table:table-cell office:value-type="float" office:value="0.491391">
                <text:p>0.491391</text:p>
              </table:table-cell>
            </table:table-row>
            <table:table-row>
              <table:table-cell office:value-type="float" office:value="0.666635">
                <text:p>0.666635</text:p>
              </table:table-cell>
              <table:table-cell office:value-type="float" office:value="0.598345">
                <text:p>0.598345</text:p>
              </table:table-cell>
              <table:table-cell office:value-type="float" office:value="0.587248">
                <text:p>0.587248</text:p>
              </table:table-cell>
              <table:table-cell office:value-type="float" office:value="0.632367">
                <text:p>0.632367</text:p>
              </table:table-cell>
              <table:table-cell office:value-type="float" office:value="0.545932">
                <text:p>0.545932</text:p>
              </table:table-cell>
              <table:table-cell office:value-type="float" office:value="0.803065">
                <text:p>0.803065</text:p>
              </table:table-cell>
              <table:table-cell office:value-type="float" office:value="0.666635">
                <text:p>0.666635</text:p>
              </table:table-cell>
              <table:table-cell office:value-type="float" office:value="0.594268">
                <text:p>0.594268</text:p>
              </table:table-cell>
              <table:table-cell office:value-type="float" office:value="0.636256">
                <text:p>0.636256</text:p>
              </table:table-cell>
              <table:table-cell office:value-type="float" office:value="0.613525">
                <text:p>0.613525</text:p>
              </table:table-cell>
              <table:table-cell office:value-type="float" office:value="0.622235">
                <text:p>0.622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4cm" svg:height="9.006cm" xlink:href=".." xlink:type="simple" chart:class="chart:line" chart:row-mapping="8 0 1 2 3 4 5 6 7 8" chart:style-name="ch1">
        <chart:legend chart:legend-position="end" svg:x="20.184cm" svg:y="1.963cm" style:legend-expansion="high" chart:style-name="ch2"/>
        <chart:plot-area chart:style-name="ch3" table:cell-range-address="'Bom dia logan'.C2:'Bom dia logan'.K11" chart:data-source-has-labels="row" svg:x="0.456cm" svg:y="0.18cm" svg:width="19.272cm" svg:height="8.646cm">
          <chartooo:coordinate-region svg:x="1.25cm" svg:y="0.379cm" svg:width="17.775cm" svg:height="7.8cm"/>
          <chart:axis chart:dimension="x" chart:name="primary-x" chart:style-name="ch4" chartooo:axis-type="auto">
            <chartooo:date-scale/>
            <chart:categories table:cell-range-address="'Bom dia logan'.C11:'Bom dia logan'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m dia logan'.C2:'Bom dia logan'.K2" chart:class="chart:line">
            <chart:data-point chart:repeated="9"/>
          </chart:series>
          <chart:series chart:style-name="ch7" chart:values-cell-range-address="'Bom dia logan'.C3:'Bom dia logan'.K3" chart:class="chart:line">
            <chart:data-point chart:repeated="9"/>
          </chart:series>
          <chart:series chart:style-name="ch8" chart:values-cell-range-address="'Bom dia logan'.C4:'Bom dia logan'.K4" chart:class="chart:line">
            <chart:data-point chart:repeated="9"/>
          </chart:series>
          <chart:series chart:style-name="ch9" chart:values-cell-range-address="'Bom dia logan'.C5:'Bom dia logan'.K5" chart:class="chart:line">
            <chart:data-point chart:repeated="9"/>
          </chart:series>
          <chart:series chart:style-name="ch10" chart:values-cell-range-address="'Bom dia logan'.C6:'Bom dia logan'.K6" chart:class="chart:line">
            <chart:data-point chart:repeated="9"/>
          </chart:series>
          <chart:series chart:style-name="ch11" chart:values-cell-range-address="'Bom dia logan'.C7:'Bom dia logan'.K7" chart:class="chart:line">
            <chart:data-point chart:repeated="9"/>
          </chart:series>
          <chart:series chart:style-name="ch12" chart:values-cell-range-address="'Bom dia logan'.C8:'Bom dia logan'.K8" chart:class="chart:line">
            <chart:data-point chart:repeated="9"/>
          </chart:series>
          <chart:series chart:style-name="ch13" chart:values-cell-range-address="'Bom dia logan'.C9:'Bom dia logan'.K9" chart:class="chart:line">
            <chart:data-point chart:repeated="9"/>
          </chart:series>
          <chart:series chart:style-name="ch14" chart:values-cell-range-address="'Bom dia logan'.C10:'Bom dia logan'.K10" chart:class="chart:line">
            <chart:data-point chart:repeated="9"/>
          </chart:series>
          <chart:series chart:style-name="ch15" chart:values-cell-range-address="'Bom dia logan'.C11:'Bom dia logan'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379609">
                <text:p>0.0379609</text:p>
                <draw:g>
                  <svg:desc>'Bom dia logan'.C11:'Bom dia logan'.K11</svg:desc>
                </draw:g>
              </table:table-cell>
              <table:table-cell office:value-type="float" office:value="0.0981819">
                <text:p>0.0981819</text:p>
              </table:table-cell>
              <table:table-cell office:value-type="float" office:value="0.219956">
                <text:p>0.219956</text:p>
              </table:table-cell>
              <table:table-cell office:value-type="float" office:value="0.36272">
                <text:p>0.36272</text:p>
              </table:table-cell>
              <table:table-cell office:value-type="float" office:value="0.423166">
                <text:p>0.423166</text:p>
              </table:table-cell>
              <table:table-cell office:value-type="float" office:value="0.451165">
                <text:p>0.451165</text:p>
              </table:table-cell>
              <table:table-cell office:value-type="float" office:value="0.470945">
                <text:p>0.470945</text:p>
              </table:table-cell>
              <table:table-cell office:value-type="float" office:value="0.581794">
                <text:p>0.581794</text:p>
              </table:table-cell>
              <table:table-cell office:value-type="float" office:value="0.681985">
                <text:p>0.68198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.0803343">
                <text:p>0.0803343</text:p>
                <draw:g>
                  <svg:desc>'Bom dia logan'.C2:'Bom dia logan'.K2</svg:desc>
                </draw:g>
              </table:table-cell>
              <table:table-cell office:value-type="float" office:value="0.138784">
                <text:p>0.138784</text:p>
              </table:table-cell>
              <table:table-cell office:value-type="float" office:value="0.276001">
                <text:p>0.276001</text:p>
              </table:table-cell>
              <table:table-cell office:value-type="float" office:value="0.329875">
                <text:p>0.329875</text:p>
              </table:table-cell>
              <table:table-cell office:value-type="float" office:value="0.359865">
                <text:p>0.359865</text:p>
              </table:table-cell>
              <table:table-cell office:value-type="float" office:value="0.373699">
                <text:p>0.373699</text:p>
              </table:table-cell>
              <table:table-cell office:value-type="float" office:value="0.392647">
                <text:p>0.392647</text:p>
              </table:table-cell>
              <table:table-cell office:value-type="float" office:value="0.435336">
                <text:p>0.435336</text:p>
              </table:table-cell>
              <table:table-cell office:value-type="float" office:value="0.523326">
                <text:p>0.523326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498652">
                <text:p>0.0498652</text:p>
                <draw:g>
                  <svg:desc>'Bom dia logan'.C3:'Bom dia logan'.K3</svg:desc>
                </draw:g>
              </table:table-cell>
              <table:table-cell office:value-type="float" office:value="0.0961302">
                <text:p>0.0961302</text:p>
              </table:table-cell>
              <table:table-cell office:value-type="float" office:value="0.273161">
                <text:p>0.273161</text:p>
              </table:table-cell>
              <table:table-cell office:value-type="float" office:value="0.355352">
                <text:p>0.355352</text:p>
              </table:table-cell>
              <table:table-cell office:value-type="float" office:value="0.39742">
                <text:p>0.39742</text:p>
              </table:table-cell>
              <table:table-cell office:value-type="float" office:value="0.411186">
                <text:p>0.411186</text:p>
              </table:table-cell>
              <table:table-cell office:value-type="float" office:value="0.422218">
                <text:p>0.422218</text:p>
              </table:table-cell>
              <table:table-cell office:value-type="float" office:value="0.447882">
                <text:p>0.447882</text:p>
              </table:table-cell>
              <table:table-cell office:value-type="float" office:value="0.551386">
                <text:p>0.551386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709458">
                <text:p>0.0709458</text:p>
                <draw:g>
                  <svg:desc>'Bom dia logan'.C4:'Bom dia logan'.K4</svg:desc>
                </draw:g>
              </table:table-cell>
              <table:table-cell office:value-type="float" office:value="0.110983">
                <text:p>0.110983</text:p>
              </table:table-cell>
              <table:table-cell office:value-type="float" office:value="0.175335">
                <text:p>0.175335</text:p>
              </table:table-cell>
              <table:table-cell office:value-type="float" office:value="0.351844">
                <text:p>0.351844</text:p>
              </table:table-cell>
              <table:table-cell office:value-type="float" office:value="0.393756">
                <text:p>0.393756</text:p>
              </table:table-cell>
              <table:table-cell office:value-type="float" office:value="0.410447">
                <text:p>0.410447</text:p>
              </table:table-cell>
              <table:table-cell office:value-type="float" office:value="0.422254">
                <text:p>0.422254</text:p>
              </table:table-cell>
              <table:table-cell office:value-type="float" office:value="0.451288">
                <text:p>0.451288</text:p>
              </table:table-cell>
              <table:table-cell office:value-type="float" office:value="0.558253">
                <text:p>0.55825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111952">
                <text:p>0.111952</text:p>
                <draw:g>
                  <svg:desc>'Bom dia logan'.C5:'Bom dia logan'.K5</svg:desc>
                </draw:g>
              </table:table-cell>
              <table:table-cell office:value-type="float" office:value="0.168449">
                <text:p>0.168449</text:p>
              </table:table-cell>
              <table:table-cell office:value-type="float" office:value="0.215898">
                <text:p>0.215898</text:p>
              </table:table-cell>
              <table:table-cell office:value-type="float" office:value="0.32177">
                <text:p>0.32177</text:p>
              </table:table-cell>
              <table:table-cell office:value-type="float" office:value="0.345946">
                <text:p>0.345946</text:p>
              </table:table-cell>
              <table:table-cell office:value-type="float" office:value="0.368216">
                <text:p>0.368216</text:p>
              </table:table-cell>
              <table:table-cell office:value-type="float" office:value="0.407901">
                <text:p>0.407901</text:p>
              </table:table-cell>
              <table:table-cell office:value-type="float" office:value="0.446943">
                <text:p>0.446943</text:p>
              </table:table-cell>
              <table:table-cell office:value-type="float" office:value="0.539093">
                <text:p>0.539093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83044">
                <text:p>0.083044</text:p>
                <draw:g>
                  <svg:desc>'Bom dia logan'.C6:'Bom dia logan'.K6</svg:desc>
                </draw:g>
              </table:table-cell>
              <table:table-cell office:value-type="float" office:value="0.118515">
                <text:p>0.118515</text:p>
              </table:table-cell>
              <table:table-cell office:value-type="float" office:value="0.163683">
                <text:p>0.163683</text:p>
              </table:table-cell>
              <table:table-cell office:value-type="float" office:value="0.19002">
                <text:p>0.19002</text:p>
              </table:table-cell>
              <table:table-cell office:value-type="float" office:value="0.322576">
                <text:p>0.322576</text:p>
              </table:table-cell>
              <table:table-cell office:value-type="float" office:value="0.381494">
                <text:p>0.381494</text:p>
              </table:table-cell>
              <table:table-cell office:value-type="float" office:value="0.422435">
                <text:p>0.422435</text:p>
              </table:table-cell>
              <table:table-cell office:value-type="float" office:value="0.45969">
                <text:p>0.45969</text:p>
              </table:table-cell>
              <table:table-cell office:value-type="float" office:value="0.543374">
                <text:p>0.543374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630821">
                <text:p>0.0630821</text:p>
                <draw:g>
                  <svg:desc>'Bom dia logan'.C7:'Bom dia logan'.K7</svg:desc>
                </draw:g>
              </table:table-cell>
              <table:table-cell office:value-type="float" office:value="0.108258">
                <text:p>0.108258</text:p>
              </table:table-cell>
              <table:table-cell office:value-type="float" office:value="0.213777">
                <text:p>0.213777</text:p>
              </table:table-cell>
              <table:table-cell office:value-type="float" office:value="0.316608">
                <text:p>0.316608</text:p>
              </table:table-cell>
              <table:table-cell office:value-type="float" office:value="0.387364">
                <text:p>0.387364</text:p>
              </table:table-cell>
              <table:table-cell office:value-type="float" office:value="0.422094">
                <text:p>0.422094</text:p>
              </table:table-cell>
              <table:table-cell office:value-type="float" office:value="0.464204">
                <text:p>0.464204</text:p>
              </table:table-cell>
              <table:table-cell office:value-type="float" office:value="0.546471">
                <text:p>0.546471</text:p>
              </table:table-cell>
              <table:table-cell office:value-type="float" office:value="0.653876">
                <text:p>0.653876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995925">
                <text:p>0.0995925</text:p>
                <draw:g>
                  <svg:desc>'Bom dia logan'.C8:'Bom dia logan'.K8</svg:desc>
                </draw:g>
              </table:table-cell>
              <table:table-cell office:value-type="float" office:value="0.123926">
                <text:p>0.123926</text:p>
              </table:table-cell>
              <table:table-cell office:value-type="float" office:value="0.150152">
                <text:p>0.150152</text:p>
              </table:table-cell>
              <table:table-cell office:value-type="float" office:value="0.201638">
                <text:p>0.201638</text:p>
              </table:table-cell>
              <table:table-cell office:value-type="float" office:value="0.386493">
                <text:p>0.386493</text:p>
              </table:table-cell>
              <table:table-cell office:value-type="float" office:value="0.429656">
                <text:p>0.429656</text:p>
              </table:table-cell>
              <table:table-cell office:value-type="float" office:value="0.456577">
                <text:p>0.456577</text:p>
              </table:table-cell>
              <table:table-cell office:value-type="float" office:value="0.497132">
                <text:p>0.497132</text:p>
              </table:table-cell>
              <table:table-cell office:value-type="float" office:value="0.644986">
                <text:p>0.644986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521114">
                <text:p>0.0521114</text:p>
                <draw:g>
                  <svg:desc>'Bom dia logan'.C9:'Bom dia logan'.K9</svg:desc>
                </draw:g>
              </table:table-cell>
              <table:table-cell office:value-type="float" office:value="0.0995676">
                <text:p>0.0995676</text:p>
              </table:table-cell>
              <table:table-cell office:value-type="float" office:value="0.192627">
                <text:p>0.192627</text:p>
              </table:table-cell>
              <table:table-cell office:value-type="float" office:value="0.360698">
                <text:p>0.360698</text:p>
              </table:table-cell>
              <table:table-cell office:value-type="float" office:value="0.417067">
                <text:p>0.417067</text:p>
              </table:table-cell>
              <table:table-cell office:value-type="float" office:value="0.438975">
                <text:p>0.438975</text:p>
              </table:table-cell>
              <table:table-cell office:value-type="float" office:value="0.479548">
                <text:p>0.479548</text:p>
              </table:table-cell>
              <table:table-cell office:value-type="float" office:value="0.606186">
                <text:p>0.606186</text:p>
              </table:table-cell>
              <table:table-cell office:value-type="float" office:value="0.746084">
                <text:p>0.746084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470236">
                <text:p>0.0470236</text:p>
                <draw:g>
                  <svg:desc>'Bom dia logan'.C10:'Bom dia logan'.K10</svg:desc>
                </draw:g>
              </table:table-cell>
              <table:table-cell office:value-type="float" office:value="0.0897164">
                <text:p>0.0897164</text:p>
              </table:table-cell>
              <table:table-cell office:value-type="float" office:value="0.16039">
                <text:p>0.16039</text:p>
              </table:table-cell>
              <table:table-cell office:value-type="float" office:value="0.319506">
                <text:p>0.319506</text:p>
              </table:table-cell>
              <table:table-cell office:value-type="float" office:value="0.362199">
                <text:p>0.362199</text:p>
              </table:table-cell>
              <table:table-cell office:value-type="float" office:value="0.393236">
                <text:p>0.393236</text:p>
              </table:table-cell>
              <table:table-cell office:value-type="float" office:value="0.43145">
                <text:p>0.43145</text:p>
              </table:table-cell>
              <table:table-cell office:value-type="float" office:value="0.539466">
                <text:p>0.539466</text:p>
              </table:table-cell>
              <table:table-cell office:value-type="float" office:value="0.602518">
                <text:p>0.602518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379609">
                <text:p>0.0379609</text:p>
                <draw:g>
                  <svg:desc>'Bom dia logan'.C11:'Bom dia logan'.K11</svg:desc>
                </draw:g>
              </table:table-cell>
              <table:table-cell office:value-type="float" office:value="0.0981819">
                <text:p>0.0981819</text:p>
              </table:table-cell>
              <table:table-cell office:value-type="float" office:value="0.219956">
                <text:p>0.219956</text:p>
              </table:table-cell>
              <table:table-cell office:value-type="float" office:value="0.36272">
                <text:p>0.36272</text:p>
              </table:table-cell>
              <table:table-cell office:value-type="float" office:value="0.423166">
                <text:p>0.423166</text:p>
              </table:table-cell>
              <table:table-cell office:value-type="float" office:value="0.451165">
                <text:p>0.451165</text:p>
              </table:table-cell>
              <table:table-cell office:value-type="float" office:value="0.470945">
                <text:p>0.470945</text:p>
              </table:table-cell>
              <table:table-cell office:value-type="float" office:value="0.581794">
                <text:p>0.581794</text:p>
              </table:table-cell>
              <table:table-cell office:value-type="float" office:value="0.681985">
                <text:p>0.681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6cm" svg:height="9.005cm" xlink:href=".." xlink:type="simple" chart:class="chart:line" chart:row-mapping="8 0 1 2 3 4 5 6 7 8" chart:style-name="ch1">
        <chart:legend chart:legend-position="end" svg:x="19.746cm" svg:y="1.962cm" style:legend-expansion="high" chart:style-name="ch2"/>
        <chart:plot-area chart:style-name="ch3" table:cell-range-address="Calendario.C2:Calendario.K11" chart:data-source-has-labels="row" svg:x="0.447cm" svg:y="0.18cm" svg:width="18.852cm" svg:height="8.645cm">
          <chartooo:coordinate-region svg:x="1.241cm" svg:y="0.38cm" svg:width="17.355cm" svg:height="7.798cm"/>
          <chart:axis chart:dimension="x" chart:name="primary-x" chart:style-name="ch4" chartooo:axis-type="auto">
            <chartooo:date-scale/>
            <chart:categories table:cell-range-address="Calendario.C11:Calendario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endario.C2:Calendario.K2" chart:class="chart:line">
            <chart:data-point chart:repeated="9"/>
          </chart:series>
          <chart:series chart:style-name="ch7" chart:values-cell-range-address="Calendario.C3:Calendario.K3" chart:class="chart:line">
            <chart:data-point chart:repeated="9"/>
          </chart:series>
          <chart:series chart:style-name="ch8" chart:values-cell-range-address="Calendario.C4:Calendario.K4" chart:class="chart:line">
            <chart:data-point chart:repeated="9"/>
          </chart:series>
          <chart:series chart:style-name="ch9" chart:values-cell-range-address="Calendario.C5:Calendario.K5" chart:class="chart:line">
            <chart:data-point chart:repeated="9"/>
          </chart:series>
          <chart:series chart:style-name="ch10" chart:values-cell-range-address="Calendario.C6:Calendario.K6" chart:class="chart:line">
            <chart:data-point chart:repeated="9"/>
          </chart:series>
          <chart:series chart:style-name="ch11" chart:values-cell-range-address="Calendario.C7:Calendario.K7" chart:class="chart:line">
            <chart:data-point chart:repeated="9"/>
          </chart:series>
          <chart:series chart:style-name="ch12" chart:values-cell-range-address="Calendario.C8:Calendario.K8" chart:class="chart:line">
            <chart:data-point chart:repeated="9"/>
          </chart:series>
          <chart:series chart:style-name="ch13" chart:values-cell-range-address="Calendario.C9:Calendario.K9" chart:class="chart:line">
            <chart:data-point chart:repeated="9"/>
          </chart:series>
          <chart:series chart:style-name="ch14" chart:values-cell-range-address="Calendario.C10:Calendario.K10" chart:class="chart:line">
            <chart:data-point chart:repeated="9"/>
          </chart:series>
          <chart:series chart:style-name="ch15" chart:values-cell-range-address="Calendario.C11:Calendario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840703">
                <text:p>0.0840703</text:p>
                <draw:g>
                  <svg:desc>Calendario.C11:Calendario.K11</svg:desc>
                </draw:g>
              </table:table-cell>
              <table:table-cell office:value-type="float" office:value="0.115476">
                <text:p>0.115476</text:p>
              </table:table-cell>
              <table:table-cell office:value-type="float" office:value="0.151842">
                <text:p>0.151842</text:p>
              </table:table-cell>
              <table:table-cell office:value-type="float" office:value="0.18716">
                <text:p>0.18716</text:p>
              </table:table-cell>
              <table:table-cell office:value-type="float" office:value="0.228827">
                <text:p>0.228827</text:p>
              </table:table-cell>
              <table:table-cell office:value-type="float" office:value="0.265476">
                <text:p>0.265476</text:p>
              </table:table-cell>
              <table:table-cell office:value-type="float" office:value="0.352749">
                <text:p>0.352749</text:p>
              </table:table-cell>
              <table:table-cell office:value-type="float" office:value="0.486366">
                <text:p>0.486366</text:p>
              </table:table-cell>
              <table:table-cell office:value-type="float" office:value="0.594955">
                <text:p>0.59495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.0902038">
                <text:p>0.0902038</text:p>
                <draw:g>
                  <svg:desc>Calendario.C2:Calendario.K2</svg:desc>
                </draw:g>
              </table:table-cell>
              <table:table-cell office:value-type="float" office:value="0.11081">
                <text:p>0.11081</text:p>
              </table:table-cell>
              <table:table-cell office:value-type="float" office:value="0.134474">
                <text:p>0.134474</text:p>
              </table:table-cell>
              <table:table-cell office:value-type="float" office:value="0.153541">
                <text:p>0.153541</text:p>
              </table:table-cell>
              <table:table-cell office:value-type="float" office:value="0.190588">
                <text:p>0.190588</text:p>
              </table:table-cell>
              <table:table-cell office:value-type="float" office:value="0.286723">
                <text:p>0.286723</text:p>
              </table:table-cell>
              <table:table-cell office:value-type="float" office:value="0.466227">
                <text:p>0.466227</text:p>
              </table:table-cell>
              <table:table-cell office:value-type="float" office:value="0.544466">
                <text:p>0.544466</text:p>
              </table:table-cell>
              <table:table-cell office:value-type="float" office:value="0.605033">
                <text:p>0.605033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109774">
                <text:p>0.109774</text:p>
                <draw:g>
                  <svg:desc>Calendario.C3:Calendario.K3</svg:desc>
                </draw:g>
              </table:table-cell>
              <table:table-cell office:value-type="float" office:value="0.136483">
                <text:p>0.136483</text:p>
              </table:table-cell>
              <table:table-cell office:value-type="float" office:value="0.179121">
                <text:p>0.179121</text:p>
              </table:table-cell>
              <table:table-cell office:value-type="float" office:value="0.238043">
                <text:p>0.238043</text:p>
              </table:table-cell>
              <table:table-cell office:value-type="float" office:value="0.276907">
                <text:p>0.276907</text:p>
              </table:table-cell>
              <table:table-cell office:value-type="float" office:value="0.444685">
                <text:p>0.444685</text:p>
              </table:table-cell>
              <table:table-cell office:value-type="float" office:value="0.486343">
                <text:p>0.486343</text:p>
              </table:table-cell>
              <table:table-cell office:value-type="float" office:value="0.532276">
                <text:p>0.532276</text:p>
              </table:table-cell>
              <table:table-cell office:value-type="float" office:value="0.577624">
                <text:p>0.577624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107698">
                <text:p>0.107698</text:p>
                <draw:g>
                  <svg:desc>Calendario.C4:Calendario.K4</svg:desc>
                </draw:g>
              </table:table-cell>
              <table:table-cell office:value-type="float" office:value="0.129581">
                <text:p>0.129581</text:p>
              </table:table-cell>
              <table:table-cell office:value-type="float" office:value="0.144865">
                <text:p>0.144865</text:p>
              </table:table-cell>
              <table:table-cell office:value-type="float" office:value="0.167086">
                <text:p>0.167086</text:p>
              </table:table-cell>
              <table:table-cell office:value-type="float" office:value="0.223283">
                <text:p>0.223283</text:p>
              </table:table-cell>
              <table:table-cell office:value-type="float" office:value="0.299398">
                <text:p>0.299398</text:p>
              </table:table-cell>
              <table:table-cell office:value-type="float" office:value="0.512737">
                <text:p>0.512737</text:p>
              </table:table-cell>
              <table:table-cell office:value-type="float" office:value="0.54791">
                <text:p>0.54791</text:p>
              </table:table-cell>
              <table:table-cell office:value-type="float" office:value="0.607145">
                <text:p>0.607145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114867">
                <text:p>0.114867</text:p>
                <draw:g>
                  <svg:desc>Calendario.C5:Calendario.K5</svg:desc>
                </draw:g>
              </table:table-cell>
              <table:table-cell office:value-type="float" office:value="0.135795">
                <text:p>0.135795</text:p>
              </table:table-cell>
              <table:table-cell office:value-type="float" office:value="0.163108">
                <text:p>0.163108</text:p>
              </table:table-cell>
              <table:table-cell office:value-type="float" office:value="0.205971">
                <text:p>0.205971</text:p>
              </table:table-cell>
              <table:table-cell office:value-type="float" office:value="0.273683">
                <text:p>0.273683</text:p>
              </table:table-cell>
              <table:table-cell office:value-type="float" office:value="0.418486">
                <text:p>0.418486</text:p>
              </table:table-cell>
              <table:table-cell office:value-type="float" office:value="0.478303">
                <text:p>0.478303</text:p>
              </table:table-cell>
              <table:table-cell office:value-type="float" office:value="0.521644">
                <text:p>0.521644</text:p>
              </table:table-cell>
              <table:table-cell office:value-type="float" office:value="0.577196">
                <text:p>0.577196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940079">
                <text:p>0.0940079</text:p>
                <draw:g>
                  <svg:desc>Calendario.C6:Calendario.K6</svg:desc>
                </draw:g>
              </table:table-cell>
              <table:table-cell office:value-type="float" office:value="0.145152">
                <text:p>0.145152</text:p>
              </table:table-cell>
              <table:table-cell office:value-type="float" office:value="0.190665">
                <text:p>0.190665</text:p>
              </table:table-cell>
              <table:table-cell office:value-type="float" office:value="0.262869">
                <text:p>0.262869</text:p>
              </table:table-cell>
              <table:table-cell office:value-type="float" office:value="0.298556">
                <text:p>0.298556</text:p>
              </table:table-cell>
              <table:table-cell office:value-type="float" office:value="0.344594">
                <text:p>0.344594</text:p>
              </table:table-cell>
              <table:table-cell office:value-type="float" office:value="0.424222">
                <text:p>0.424222</text:p>
              </table:table-cell>
              <table:table-cell office:value-type="float" office:value="0.510778">
                <text:p>0.510778</text:p>
              </table:table-cell>
              <table:table-cell office:value-type="float" office:value="0.580166">
                <text:p>0.580166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109791">
                <text:p>0.109791</text:p>
                <draw:g>
                  <svg:desc>Calendario.C7:Calendario.K7</svg:desc>
                </draw:g>
              </table:table-cell>
              <table:table-cell office:value-type="float" office:value="0.186787">
                <text:p>0.186787</text:p>
              </table:table-cell>
              <table:table-cell office:value-type="float" office:value="0.230465">
                <text:p>0.230465</text:p>
              </table:table-cell>
              <table:table-cell office:value-type="float" office:value="0.268499">
                <text:p>0.268499</text:p>
              </table:table-cell>
              <table:table-cell office:value-type="float" office:value="0.41961">
                <text:p>0.41961</text:p>
              </table:table-cell>
              <table:table-cell office:value-type="float" office:value="0.478292">
                <text:p>0.478292</text:p>
              </table:table-cell>
              <table:table-cell office:value-type="float" office:value="0.512348">
                <text:p>0.512348</text:p>
              </table:table-cell>
              <table:table-cell office:value-type="float" office:value="0.55536">
                <text:p>0.55536</text:p>
              </table:table-cell>
              <table:table-cell office:value-type="float" office:value="0.617709">
                <text:p>0.617709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558555">
                <text:p>0.0558555</text:p>
                <draw:g>
                  <svg:desc>Calendario.C8:Calendario.K8</svg:desc>
                </draw:g>
              </table:table-cell>
              <table:table-cell office:value-type="float" office:value="0.0786412">
                <text:p>0.0786412</text:p>
              </table:table-cell>
              <table:table-cell office:value-type="float" office:value="0.0989844">
                <text:p>0.0989844</text:p>
              </table:table-cell>
              <table:table-cell office:value-type="float" office:value="0.14883">
                <text:p>0.14883</text:p>
              </table:table-cell>
              <table:table-cell office:value-type="float" office:value="0.205939">
                <text:p>0.205939</text:p>
              </table:table-cell>
              <table:table-cell office:value-type="float" office:value="0.254499">
                <text:p>0.254499</text:p>
              </table:table-cell>
              <table:table-cell office:value-type="float" office:value="0.321282">
                <text:p>0.321282</text:p>
              </table:table-cell>
              <table:table-cell office:value-type="float" office:value="0.501318">
                <text:p>0.501318</text:p>
              </table:table-cell>
              <table:table-cell office:value-type="float" office:value="0.603677">
                <text:p>0.603677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530438">
                <text:p>0.0530438</text:p>
                <draw:g>
                  <svg:desc>Calendario.C9:Calendario.K9</svg:desc>
                </draw:g>
              </table:table-cell>
              <table:table-cell office:value-type="float" office:value="0.101811">
                <text:p>0.101811</text:p>
              </table:table-cell>
              <table:table-cell office:value-type="float" office:value="0.166139">
                <text:p>0.166139</text:p>
              </table:table-cell>
              <table:table-cell office:value-type="float" office:value="0.220986">
                <text:p>0.220986</text:p>
              </table:table-cell>
              <table:table-cell office:value-type="float" office:value="0.279929">
                <text:p>0.279929</text:p>
              </table:table-cell>
              <table:table-cell office:value-type="float" office:value="0.399696">
                <text:p>0.399696</text:p>
              </table:table-cell>
              <table:table-cell office:value-type="float" office:value="0.449262">
                <text:p>0.449262</text:p>
              </table:table-cell>
              <table:table-cell office:value-type="float" office:value="0.491177">
                <text:p>0.491177</text:p>
              </table:table-cell>
              <table:table-cell office:value-type="float" office:value="0.543087">
                <text:p>0.543087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59125">
                <text:p>0.059125</text:p>
                <draw:g>
                  <svg:desc>Calendario.C10:Calendario.K10</svg:desc>
                </draw:g>
              </table:table-cell>
              <table:table-cell office:value-type="float" office:value="0.0738296">
                <text:p>0.0738296</text:p>
              </table:table-cell>
              <table:table-cell office:value-type="float" office:value="0.0916534">
                <text:p>0.0916534</text:p>
              </table:table-cell>
              <table:table-cell office:value-type="float" office:value="0.174061">
                <text:p>0.174061</text:p>
              </table:table-cell>
              <table:table-cell office:value-type="float" office:value="0.268416">
                <text:p>0.268416</text:p>
              </table:table-cell>
              <table:table-cell office:value-type="float" office:value="0.426964">
                <text:p>0.426964</text:p>
              </table:table-cell>
              <table:table-cell office:value-type="float" office:value="0.459771">
                <text:p>0.459771</text:p>
              </table:table-cell>
              <table:table-cell office:value-type="float" office:value="0.507589">
                <text:p>0.507589</text:p>
              </table:table-cell>
              <table:table-cell office:value-type="float" office:value="0.56443">
                <text:p>0.56443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840703">
                <text:p>0.0840703</text:p>
                <draw:g>
                  <svg:desc>Calendario.C11:Calendario.K11</svg:desc>
                </draw:g>
              </table:table-cell>
              <table:table-cell office:value-type="float" office:value="0.115476">
                <text:p>0.115476</text:p>
              </table:table-cell>
              <table:table-cell office:value-type="float" office:value="0.151842">
                <text:p>0.151842</text:p>
              </table:table-cell>
              <table:table-cell office:value-type="float" office:value="0.18716">
                <text:p>0.18716</text:p>
              </table:table-cell>
              <table:table-cell office:value-type="float" office:value="0.228827">
                <text:p>0.228827</text:p>
              </table:table-cell>
              <table:table-cell office:value-type="float" office:value="0.265476">
                <text:p>0.265476</text:p>
              </table:table-cell>
              <table:table-cell office:value-type="float" office:value="0.352749">
                <text:p>0.352749</text:p>
              </table:table-cell>
              <table:table-cell office:value-type="float" office:value="0.486366">
                <text:p>0.486366</text:p>
              </table:table-cell>
              <table:table-cell office:value-type="float" office:value="0.594955">
                <text:p>0.594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61cm" svg:height="9.005cm" xlink:href=".." xlink:type="simple" chart:class="chart:line" chart:row-mapping="8 0 1 2 3 4 5 6 7 8" chart:style-name="ch1">
        <chart:legend chart:legend-position="end" svg:x="21.921cm" svg:y="1.962cm" style:legend-expansion="high" chart:style-name="ch2"/>
        <chart:plot-area chart:style-name="ch3" table:cell-range-address="'Como esta o tempo hoje'.D3:'Como esta o tempo hoje'.L12" chart:data-source-has-labels="row" svg:x="0.491cm" svg:y="0.18cm" svg:width="20.939cm" svg:height="8.645cm">
          <chartooo:coordinate-region svg:x="1.285cm" svg:y="0.379cm" svg:width="19.535cm" svg:height="7.799cm"/>
          <chart:axis chart:dimension="x" chart:name="primary-x" chart:style-name="ch4" chartooo:axis-type="auto">
            <chartooo:date-scale/>
            <chart:categories table:cell-range-address="'Como esta o tempo hoje'.D12:'Como esta o tempo hoje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o esta o tempo hoje'.D3:'Como esta o tempo hoje'.L3" chart:class="chart:line">
            <chart:data-point chart:repeated="9"/>
          </chart:series>
          <chart:series chart:style-name="ch7" chart:values-cell-range-address="'Como esta o tempo hoje'.D4:'Como esta o tempo hoje'.L4" chart:class="chart:line">
            <chart:data-point chart:repeated="9"/>
          </chart:series>
          <chart:series chart:style-name="ch8" chart:values-cell-range-address="'Como esta o tempo hoje'.D5:'Como esta o tempo hoje'.L5" chart:class="chart:line">
            <chart:data-point chart:repeated="9"/>
          </chart:series>
          <chart:series chart:style-name="ch9" chart:values-cell-range-address="'Como esta o tempo hoje'.D6:'Como esta o tempo hoje'.L6" chart:class="chart:line">
            <chart:data-point chart:repeated="9"/>
          </chart:series>
          <chart:series chart:style-name="ch10" chart:values-cell-range-address="'Como esta o tempo hoje'.D7:'Como esta o tempo hoje'.L7" chart:class="chart:line">
            <chart:data-point chart:repeated="9"/>
          </chart:series>
          <chart:series chart:style-name="ch11" chart:values-cell-range-address="'Como esta o tempo hoje'.D8:'Como esta o tempo hoje'.L8" chart:class="chart:line">
            <chart:data-point chart:repeated="9"/>
          </chart:series>
          <chart:series chart:style-name="ch12" chart:values-cell-range-address="'Como esta o tempo hoje'.D9:'Como esta o tempo hoje'.L9" chart:class="chart:line">
            <chart:data-point chart:repeated="9"/>
          </chart:series>
          <chart:series chart:style-name="ch13" chart:values-cell-range-address="'Como esta o tempo hoje'.D10:'Como esta o tempo hoje'.L10" chart:class="chart:line">
            <chart:data-point chart:repeated="9"/>
          </chart:series>
          <chart:series chart:style-name="ch14" chart:values-cell-range-address="'Como esta o tempo hoje'.D11:'Como esta o tempo hoje'.L11" chart:class="chart:line">
            <chart:data-point chart:repeated="9"/>
          </chart:series>
          <chart:series chart:style-name="ch15" chart:values-cell-range-address="'Como esta o tempo hoje'.D12:'Como esta o tempo hoje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503853">
                <text:p>0.0503853</text:p>
                <draw:g>
                  <svg:desc>'Como esta o tempo hoje'.D12:'Como esta o tempo hoje'.L12</svg:desc>
                </draw:g>
              </table:table-cell>
              <table:table-cell office:value-type="float" office:value="0.0992263">
                <text:p>0.0992263</text:p>
              </table:table-cell>
              <table:table-cell office:value-type="float" office:value="0.160001">
                <text:p>0.160001</text:p>
              </table:table-cell>
              <table:table-cell office:value-type="float" office:value="0.299301">
                <text:p>0.299301</text:p>
              </table:table-cell>
              <table:table-cell office:value-type="float" office:value="0.330172">
                <text:p>0.330172</text:p>
              </table:table-cell>
              <table:table-cell office:value-type="float" office:value="0.357923">
                <text:p>0.357923</text:p>
              </table:table-cell>
              <table:table-cell office:value-type="float" office:value="0.47682">
                <text:p>0.47682</text:p>
              </table:table-cell>
              <table:table-cell office:value-type="float" office:value="0.656163">
                <text:p>0.656163</text:p>
              </table:table-cell>
              <table:table-cell office:value-type="float" office:value="0.73848">
                <text:p>0.7384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571413">
                <text:p>0.0571413</text:p>
                <draw:g>
                  <svg:desc>'Como esta o tempo hoje'.D3:'Como esta o tempo hoje'.L3</svg:desc>
                </draw:g>
              </table:table-cell>
              <table:table-cell office:value-type="float" office:value="0.147114">
                <text:p>0.147114</text:p>
              </table:table-cell>
              <table:table-cell office:value-type="float" office:value="0.276675">
                <text:p>0.276675</text:p>
              </table:table-cell>
              <table:table-cell office:value-type="float" office:value="0.288712">
                <text:p>0.288712</text:p>
              </table:table-cell>
              <table:table-cell office:value-type="float" office:value="0.306404">
                <text:p>0.306404</text:p>
              </table:table-cell>
              <table:table-cell office:value-type="float" office:value="0.326384">
                <text:p>0.326384</text:p>
              </table:table-cell>
              <table:table-cell office:value-type="float" office:value="0.349908">
                <text:p>0.349908</text:p>
              </table:table-cell>
              <table:table-cell office:value-type="float" office:value="0.496829">
                <text:p>0.496829</text:p>
              </table:table-cell>
              <table:table-cell office:value-type="float" office:value="0.662171">
                <text:p>0.66217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668">
                <text:p>0.0668</text:p>
                <draw:g>
                  <svg:desc>'Como esta o tempo hoje'.D4:'Como esta o tempo hoje'.L4</svg:desc>
                </draw:g>
              </table:table-cell>
              <table:table-cell office:value-type="float" office:value="0.106934">
                <text:p>0.106934</text:p>
              </table:table-cell>
              <table:table-cell office:value-type="float" office:value="0.254048">
                <text:p>0.254048</text:p>
              </table:table-cell>
              <table:table-cell office:value-type="float" office:value="0.29478">
                <text:p>0.29478</text:p>
              </table:table-cell>
              <table:table-cell office:value-type="float" office:value="0.354083">
                <text:p>0.354083</text:p>
              </table:table-cell>
              <table:table-cell office:value-type="float" office:value="0.488644">
                <text:p>0.488644</text:p>
              </table:table-cell>
              <table:table-cell office:value-type="float" office:value="0.626874">
                <text:p>0.626874</text:p>
              </table:table-cell>
              <table:table-cell office:value-type="float" office:value="0.693517">
                <text:p>0.693517</text:p>
              </table:table-cell>
              <table:table-cell office:value-type="float" office:value="0.760411">
                <text:p>0.76041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651449">
                <text:p>0.0651449</text:p>
                <draw:g>
                  <svg:desc>'Como esta o tempo hoje'.D5:'Como esta o tempo hoje'.L5</svg:desc>
                </draw:g>
              </table:table-cell>
              <table:table-cell office:value-type="float" office:value="0.26381">
                <text:p>0.26381</text:p>
              </table:table-cell>
              <table:table-cell office:value-type="float" office:value="0.288471">
                <text:p>0.288471</text:p>
              </table:table-cell>
              <table:table-cell office:value-type="float" office:value="0.300267">
                <text:p>0.300267</text:p>
              </table:table-cell>
              <table:table-cell office:value-type="float" office:value="0.311914">
                <text:p>0.311914</text:p>
              </table:table-cell>
              <table:table-cell office:value-type="float" office:value="0.326656">
                <text:p>0.326656</text:p>
              </table:table-cell>
              <table:table-cell office:value-type="float" office:value="0.344945">
                <text:p>0.344945</text:p>
              </table:table-cell>
              <table:table-cell office:value-type="float" office:value="0.392988">
                <text:p>0.392988</text:p>
              </table:table-cell>
              <table:table-cell office:value-type="float" office:value="0.711394">
                <text:p>0.711394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521305">
                <text:p>0.0521305</text:p>
                <draw:g>
                  <svg:desc>'Como esta o tempo hoje'.D6:'Como esta o tempo hoje'.L6</svg:desc>
                </draw:g>
              </table:table-cell>
              <table:table-cell office:value-type="float" office:value="0.119048">
                <text:p>0.119048</text:p>
              </table:table-cell>
              <table:table-cell office:value-type="float" office:value="0.186303">
                <text:p>0.186303</text:p>
              </table:table-cell>
              <table:table-cell office:value-type="float" office:value="0.271417">
                <text:p>0.271417</text:p>
              </table:table-cell>
              <table:table-cell office:value-type="float" office:value="0.296906">
                <text:p>0.296906</text:p>
              </table:table-cell>
              <table:table-cell office:value-type="float" office:value="0.318557">
                <text:p>0.318557</text:p>
              </table:table-cell>
              <table:table-cell office:value-type="float" office:value="0.348775">
                <text:p>0.348775</text:p>
              </table:table-cell>
              <table:table-cell office:value-type="float" office:value="0.582987">
                <text:p>0.582987</text:p>
              </table:table-cell>
              <table:table-cell office:value-type="float" office:value="0.710464">
                <text:p>0.710464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455175">
                <text:p>0.0455175</text:p>
                <draw:g>
                  <svg:desc>'Como esta o tempo hoje'.D7:'Como esta o tempo hoje'.L7</svg:desc>
                </draw:g>
              </table:table-cell>
              <table:table-cell office:value-type="float" office:value="0.0664368">
                <text:p>0.0664368</text:p>
              </table:table-cell>
              <table:table-cell office:value-type="float" office:value="0.111985">
                <text:p>0.111985</text:p>
              </table:table-cell>
              <table:table-cell office:value-type="float" office:value="0.158873">
                <text:p>0.158873</text:p>
              </table:table-cell>
              <table:table-cell office:value-type="float" office:value="0.265378">
                <text:p>0.265378</text:p>
              </table:table-cell>
              <table:table-cell office:value-type="float" office:value="0.279062">
                <text:p>0.279062</text:p>
              </table:table-cell>
              <table:table-cell office:value-type="float" office:value="0.306939">
                <text:p>0.306939</text:p>
              </table:table-cell>
              <table:table-cell office:value-type="float" office:value="0.460178">
                <text:p>0.460178</text:p>
              </table:table-cell>
              <table:table-cell office:value-type="float" office:value="0.636214">
                <text:p>0.636214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832248">
                <text:p>0.0832248</text:p>
                <draw:g>
                  <svg:desc>'Como esta o tempo hoje'.D8:'Como esta o tempo hoje'.L8</svg:desc>
                </draw:g>
              </table:table-cell>
              <table:table-cell office:value-type="float" office:value="0.121793">
                <text:p>0.121793</text:p>
              </table:table-cell>
              <table:table-cell office:value-type="float" office:value="0.139439">
                <text:p>0.139439</text:p>
              </table:table-cell>
              <table:table-cell office:value-type="float" office:value="0.171495">
                <text:p>0.171495</text:p>
              </table:table-cell>
              <table:table-cell office:value-type="float" office:value="0.280729">
                <text:p>0.280729</text:p>
              </table:table-cell>
              <table:table-cell office:value-type="float" office:value="0.315473">
                <text:p>0.315473</text:p>
              </table:table-cell>
              <table:table-cell office:value-type="float" office:value="0.338617">
                <text:p>0.338617</text:p>
              </table:table-cell>
              <table:table-cell office:value-type="float" office:value="0.470912">
                <text:p>0.470912</text:p>
              </table:table-cell>
              <table:table-cell office:value-type="float" office:value="0.613533">
                <text:p>0.613533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737346">
                <text:p>0.0737346</text:p>
                <draw:g>
                  <svg:desc>'Como esta o tempo hoje'.D9:'Como esta o tempo hoje'.L9</svg:desc>
                </draw:g>
              </table:table-cell>
              <table:table-cell office:value-type="float" office:value="0.106463">
                <text:p>0.106463</text:p>
              </table:table-cell>
              <table:table-cell office:value-type="float" office:value="0.244323">
                <text:p>0.244323</text:p>
              </table:table-cell>
              <table:table-cell office:value-type="float" office:value="0.277802">
                <text:p>0.277802</text:p>
              </table:table-cell>
              <table:table-cell office:value-type="float" office:value="0.320078">
                <text:p>0.320078</text:p>
              </table:table-cell>
              <table:table-cell office:value-type="float" office:value="0.446019">
                <text:p>0.446019</text:p>
              </table:table-cell>
              <table:table-cell office:value-type="float" office:value="0.593564">
                <text:p>0.593564</text:p>
              </table:table-cell>
              <table:table-cell office:value-type="float" office:value="0.64167">
                <text:p>0.64167</text:p>
              </table:table-cell>
              <table:table-cell office:value-type="float" office:value="0.696432">
                <text:p>0.696432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495319">
                <text:p>0.0495319</text:p>
                <draw:g>
                  <svg:desc>'Como esta o tempo hoje'.D10:'Como esta o tempo hoje'.L10</svg:desc>
                </draw:g>
              </table:table-cell>
              <table:table-cell office:value-type="float" office:value="0.0841354">
                <text:p>0.0841354</text:p>
              </table:table-cell>
              <table:table-cell office:value-type="float" office:value="0.12419">
                <text:p>0.12419</text:p>
              </table:table-cell>
              <table:table-cell office:value-type="float" office:value="0.272016">
                <text:p>0.272016</text:p>
              </table:table-cell>
              <table:table-cell office:value-type="float" office:value="0.295571">
                <text:p>0.295571</text:p>
              </table:table-cell>
              <table:table-cell office:value-type="float" office:value="0.32402">
                <text:p>0.32402</text:p>
              </table:table-cell>
              <table:table-cell office:value-type="float" office:value="0.436997">
                <text:p>0.436997</text:p>
              </table:table-cell>
              <table:table-cell office:value-type="float" office:value="0.504992">
                <text:p>0.504992</text:p>
              </table:table-cell>
              <table:table-cell office:value-type="float" office:value="0.653686">
                <text:p>0.653686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480536">
                <text:p>0.0480536</text:p>
                <draw:g>
                  <svg:desc>'Como esta o tempo hoje'.D11:'Como esta o tempo hoje'.L11</svg:desc>
                </draw:g>
              </table:table-cell>
              <table:table-cell office:value-type="float" office:value="0.0754298">
                <text:p>0.0754298</text:p>
              </table:table-cell>
              <table:table-cell office:value-type="float" office:value="0.134625">
                <text:p>0.134625</text:p>
              </table:table-cell>
              <table:table-cell office:value-type="float" office:value="0.293123">
                <text:p>0.293123</text:p>
              </table:table-cell>
              <table:table-cell office:value-type="float" office:value="0.312365">
                <text:p>0.312365</text:p>
              </table:table-cell>
              <table:table-cell office:value-type="float" office:value="0.333316">
                <text:p>0.333316</text:p>
              </table:table-cell>
              <table:table-cell office:value-type="float" office:value="0.350234">
                <text:p>0.350234</text:p>
              </table:table-cell>
              <table:table-cell office:value-type="float" office:value="0.524591">
                <text:p>0.524591</text:p>
              </table:table-cell>
              <table:table-cell office:value-type="float" office:value="0.705629">
                <text:p>0.705629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503853">
                <text:p>0.0503853</text:p>
                <draw:g>
                  <svg:desc>'Como esta o tempo hoje'.D12:'Como esta o tempo hoje'.L12</svg:desc>
                </draw:g>
              </table:table-cell>
              <table:table-cell office:value-type="float" office:value="0.0992263">
                <text:p>0.0992263</text:p>
              </table:table-cell>
              <table:table-cell office:value-type="float" office:value="0.160001">
                <text:p>0.160001</text:p>
              </table:table-cell>
              <table:table-cell office:value-type="float" office:value="0.299301">
                <text:p>0.299301</text:p>
              </table:table-cell>
              <table:table-cell office:value-type="float" office:value="0.330172">
                <text:p>0.330172</text:p>
              </table:table-cell>
              <table:table-cell office:value-type="float" office:value="0.357923">
                <text:p>0.357923</text:p>
              </table:table-cell>
              <table:table-cell office:value-type="float" office:value="0.47682">
                <text:p>0.47682</text:p>
              </table:table-cell>
              <table:table-cell office:value-type="float" office:value="0.656163">
                <text:p>0.656163</text:p>
              </table:table-cell>
              <table:table-cell office:value-type="float" office:value="0.73848">
                <text:p>0.73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row-mapping="0 1 2 3 4 5 6 7 8" chart:style-name="ch1">
        <chart:legend chart:legend-position="end" svg:x="19.718cm" svg:y="1.962cm" style:legend-expansion="high" chart:style-name="ch2"/>
        <chart:plot-area chart:style-name="ch3" table:cell-range-address="'Oi Logan'.C3:'Oi Logan'.L12" chart:data-source-has-labels="row" svg:x="0.447cm" svg:y="0.18cm" svg:width="18.824cm" svg:height="8.645cm">
          <chartooo:coordinate-region svg:x="1.174cm" svg:y="0.38cm" svg:width="18.097cm" svg:height="7.798cm"/>
          <chart:axis chart:dimension="x" chart:name="primary-x" chart:style-name="ch4" chartooo:axis-type="auto">
            <chartooo:date-scale/>
            <chart:categories table:cell-range-address="'Oi Logan'.D12:'Oi Logan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i Logan'.C3:'Oi Logan'.L3" chart:class="chart:line">
            <chart:data-point chart:repeated="10"/>
          </chart:series>
          <chart:series chart:style-name="ch7" chart:values-cell-range-address="'Oi Logan'.C4:'Oi Logan'.L4" chart:class="chart:line">
            <chart:data-point chart:repeated="10"/>
          </chart:series>
          <chart:series chart:style-name="ch8" chart:values-cell-range-address="'Oi Logan'.C5:'Oi Logan'.L5" chart:class="chart:line">
            <chart:data-point chart:repeated="10"/>
          </chart:series>
          <chart:series chart:style-name="ch9" chart:values-cell-range-address="'Oi Logan'.C6:'Oi Logan'.L6" chart:class="chart:line">
            <chart:data-point chart:repeated="10"/>
          </chart:series>
          <chart:series chart:style-name="ch10" chart:values-cell-range-address="'Oi Logan'.C7:'Oi Logan'.L7" chart:class="chart:line">
            <chart:data-point chart:repeated="10"/>
          </chart:series>
          <chart:series chart:style-name="ch11" chart:values-cell-range-address="'Oi Logan'.C8:'Oi Logan'.L8" chart:class="chart:line">
            <chart:data-point chart:repeated="10"/>
          </chart:series>
          <chart:series chart:style-name="ch12" chart:values-cell-range-address="'Oi Logan'.C9:'Oi Logan'.L9" chart:class="chart:line">
            <chart:data-point chart:repeated="10"/>
          </chart:series>
          <chart:series chart:style-name="ch13" chart:values-cell-range-address="'Oi Logan'.C10:'Oi Logan'.L10" chart:class="chart:line">
            <chart:data-point chart:repeated="10"/>
          </chart:series>
          <chart:series chart:style-name="ch14" chart:values-cell-range-address="'Oi Logan'.C11:'Oi Logan'.L11" chart:class="chart:line">
            <chart:data-point chart:repeated="10"/>
          </chart:series>
          <chart:series chart:style-name="ch15" chart:values-cell-range-address="'Oi Logan'.C12:'Oi Logan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19763">
                <text:p>0.119763</text:p>
                <draw:g>
                  <svg:desc>'Oi Logan'.D12:'Oi Logan'.L12</svg:desc>
                </draw:g>
              </table:table-cell>
              <table:table-cell office:value-type="float" office:value="0.142327">
                <text:p>0.142327</text:p>
              </table:table-cell>
              <table:table-cell office:value-type="float" office:value="0.165049">
                <text:p>0.165049</text:p>
              </table:table-cell>
              <table:table-cell office:value-type="float" office:value="0.188885">
                <text:p>0.188885</text:p>
              </table:table-cell>
              <table:table-cell office:value-type="float" office:value="0.232925">
                <text:p>0.232925</text:p>
              </table:table-cell>
              <table:table-cell office:value-type="float" office:value="0.276328">
                <text:p>0.276328</text:p>
              </table:table-cell>
              <table:table-cell office:value-type="float" office:value="0.337231">
                <text:p>0.337231</text:p>
              </table:table-cell>
              <table:table-cell office:value-type="float" office:value="0.424541">
                <text:p>0.424541</text:p>
              </table:table-cell>
              <table:table-cell office:value-type="float" office:value="0.468926">
                <text:p>0.468926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3:'Oi Logan'.L3</svg:desc>
                </draw:g>
              </table:table-cell>
              <table:table-cell office:value-type="float" office:value="0.106149">
                <text:p>0.106149</text:p>
              </table:table-cell>
              <table:table-cell office:value-type="float" office:value="0.12974">
                <text:p>0.12974</text:p>
              </table:table-cell>
              <table:table-cell office:value-type="float" office:value="0.166824">
                <text:p>0.166824</text:p>
              </table:table-cell>
              <table:table-cell office:value-type="float" office:value="0.215401">
                <text:p>0.215401</text:p>
              </table:table-cell>
              <table:table-cell office:value-type="float" office:value="0.327621">
                <text:p>0.327621</text:p>
              </table:table-cell>
              <table:table-cell office:value-type="float" office:value="0.360478">
                <text:p>0.360478</text:p>
              </table:table-cell>
              <table:table-cell office:value-type="float" office:value="0.390815">
                <text:p>0.390815</text:p>
              </table:table-cell>
              <table:table-cell office:value-type="float" office:value="0.434377">
                <text:p>0.434377</text:p>
              </table:table-cell>
              <table:table-cell office:value-type="float" office:value="0.495052">
                <text:p>0.495052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4:'Oi Logan'.L4</svg:desc>
                </draw:g>
              </table:table-cell>
              <table:table-cell office:value-type="float" office:value="0.0697235">
                <text:p>0.0697235</text:p>
              </table:table-cell>
              <table:table-cell office:value-type="float" office:value="0.0897868">
                <text:p>0.0897868</text:p>
              </table:table-cell>
              <table:table-cell office:value-type="float" office:value="0.112636">
                <text:p>0.112636</text:p>
              </table:table-cell>
              <table:table-cell office:value-type="float" office:value="0.131984">
                <text:p>0.131984</text:p>
              </table:table-cell>
              <table:table-cell office:value-type="float" office:value="0.155165">
                <text:p>0.155165</text:p>
              </table:table-cell>
              <table:table-cell office:value-type="float" office:value="0.211241">
                <text:p>0.211241</text:p>
              </table:table-cell>
              <table:table-cell office:value-type="float" office:value="0.26729">
                <text:p>0.26729</text:p>
              </table:table-cell>
              <table:table-cell office:value-type="float" office:value="0.363186">
                <text:p>0.363186</text:p>
              </table:table-cell>
              <table:table-cell office:value-type="float" office:value="0.441931">
                <text:p>0.44193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5:'Oi Logan'.L5</svg:desc>
                </draw:g>
              </table:table-cell>
              <table:table-cell office:value-type="float" office:value="0.102491">
                <text:p>0.102491</text:p>
              </table:table-cell>
              <table:table-cell office:value-type="float" office:value="0.119086">
                <text:p>0.119086</text:p>
              </table:table-cell>
              <table:table-cell office:value-type="float" office:value="0.14577">
                <text:p>0.14577</text:p>
              </table:table-cell>
              <table:table-cell office:value-type="float" office:value="0.178588">
                <text:p>0.178588</text:p>
              </table:table-cell>
              <table:table-cell office:value-type="float" office:value="0.229542">
                <text:p>0.229542</text:p>
              </table:table-cell>
              <table:table-cell office:value-type="float" office:value="0.293877">
                <text:p>0.293877</text:p>
              </table:table-cell>
              <table:table-cell office:value-type="float" office:value="0.365275">
                <text:p>0.365275</text:p>
              </table:table-cell>
              <table:table-cell office:value-type="float" office:value="0.416255">
                <text:p>0.416255</text:p>
              </table:table-cell>
              <table:table-cell office:value-type="float" office:value="0.453189">
                <text:p>0.453189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6:'Oi Logan'.L6</svg:desc>
                </draw:g>
              </table:table-cell>
              <table:table-cell office:value-type="float" office:value="0.130542">
                <text:p>0.130542</text:p>
              </table:table-cell>
              <table:table-cell office:value-type="float" office:value="0.28434">
                <text:p>0.28434</text:p>
              </table:table-cell>
              <table:table-cell office:value-type="float" office:value="0.350326">
                <text:p>0.350326</text:p>
              </table:table-cell>
              <table:table-cell office:value-type="float" office:value="0.381056">
                <text:p>0.381056</text:p>
              </table:table-cell>
              <table:table-cell office:value-type="float" office:value="0.405235">
                <text:p>0.405235</text:p>
              </table:table-cell>
              <table:table-cell office:value-type="float" office:value="0.427419">
                <text:p>0.427419</text:p>
              </table:table-cell>
              <table:table-cell office:value-type="float" office:value="0.463717">
                <text:p>0.463717</text:p>
              </table:table-cell>
              <table:table-cell office:value-type="float" office:value="0.493315">
                <text:p>0.493315</text:p>
              </table:table-cell>
              <table:table-cell office:value-type="float" office:value="0.524462">
                <text:p>0.524462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7:'Oi Logan'.L7</svg:desc>
                </draw:g>
              </table:table-cell>
              <table:table-cell office:value-type="float" office:value="0.127683">
                <text:p>0.127683</text:p>
              </table:table-cell>
              <table:table-cell office:value-type="float" office:value="0.177407">
                <text:p>0.177407</text:p>
              </table:table-cell>
              <table:table-cell office:value-type="float" office:value="0.251485">
                <text:p>0.251485</text:p>
              </table:table-cell>
              <table:table-cell office:value-type="float" office:value="0.324026">
                <text:p>0.324026</text:p>
              </table:table-cell>
              <table:table-cell office:value-type="float" office:value="0.370233">
                <text:p>0.370233</text:p>
              </table:table-cell>
              <table:table-cell office:value-type="float" office:value="0.400109">
                <text:p>0.400109</text:p>
              </table:table-cell>
              <table:table-cell office:value-type="float" office:value="0.432903">
                <text:p>0.432903</text:p>
              </table:table-cell>
              <table:table-cell office:value-type="float" office:value="0.470645">
                <text:p>0.470645</text:p>
              </table:table-cell>
              <table:table-cell office:value-type="float" office:value="0.519692">
                <text:p>0.519692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8:'Oi Logan'.L8</svg:desc>
                </draw:g>
              </table:table-cell>
              <table:table-cell office:value-type="float" office:value="0.131496">
                <text:p>0.131496</text:p>
              </table:table-cell>
              <table:table-cell office:value-type="float" office:value="0.186573">
                <text:p>0.186573</text:p>
              </table:table-cell>
              <table:table-cell office:value-type="float" office:value="0.247847">
                <text:p>0.247847</text:p>
              </table:table-cell>
              <table:table-cell office:value-type="float" office:value="0.28675">
                <text:p>0.28675</text:p>
              </table:table-cell>
              <table:table-cell office:value-type="float" office:value="0.319303">
                <text:p>0.319303</text:p>
              </table:table-cell>
              <table:table-cell office:value-type="float" office:value="0.342393">
                <text:p>0.342393</text:p>
              </table:table-cell>
              <table:table-cell office:value-type="float" office:value="0.387339">
                <text:p>0.387339</text:p>
              </table:table-cell>
              <table:table-cell office:value-type="float" office:value="0.436656">
                <text:p>0.436656</text:p>
              </table:table-cell>
              <table:table-cell office:value-type="float" office:value="0.49919">
                <text:p>0.49919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9:'Oi Logan'.L9</svg:desc>
                </draw:g>
              </table:table-cell>
              <table:table-cell office:value-type="float" office:value="0.0728059">
                <text:p>0.0728059</text:p>
              </table:table-cell>
              <table:table-cell office:value-type="float" office:value="0.101759">
                <text:p>0.101759</text:p>
              </table:table-cell>
              <table:table-cell office:value-type="float" office:value="0.121917">
                <text:p>0.121917</text:p>
              </table:table-cell>
              <table:table-cell office:value-type="float" office:value="0.142197">
                <text:p>0.142197</text:p>
              </table:table-cell>
              <table:table-cell office:value-type="float" office:value="0.168702">
                <text:p>0.168702</text:p>
              </table:table-cell>
              <table:table-cell office:value-type="float" office:value="0.203367">
                <text:p>0.203367</text:p>
              </table:table-cell>
              <table:table-cell office:value-type="float" office:value="0.23637">
                <text:p>0.23637</text:p>
              </table:table-cell>
              <table:table-cell office:value-type="float" office:value="0.404376">
                <text:p>0.404376</text:p>
              </table:table-cell>
              <table:table-cell office:value-type="float" office:value="0.516381">
                <text:p>0.51638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0:'Oi Logan'.L10</svg:desc>
                </draw:g>
              </table:table-cell>
              <table:table-cell office:value-type="float" office:value="0.06336">
                <text:p>0.06336</text:p>
              </table:table-cell>
              <table:table-cell office:value-type="float" office:value="0.0840574">
                <text:p>0.0840574</text:p>
              </table:table-cell>
              <table:table-cell office:value-type="float" office:value="0.109249">
                <text:p>0.109249</text:p>
              </table:table-cell>
              <table:table-cell office:value-type="float" office:value="0.140987">
                <text:p>0.140987</text:p>
              </table:table-cell>
              <table:table-cell office:value-type="float" office:value="0.167124">
                <text:p>0.167124</text:p>
              </table:table-cell>
              <table:table-cell office:value-type="float" office:value="0.197732">
                <text:p>0.197732</text:p>
              </table:table-cell>
              <table:table-cell office:value-type="float" office:value="0.219605">
                <text:p>0.219605</text:p>
              </table:table-cell>
              <table:table-cell office:value-type="float" office:value="0.306774">
                <text:p>0.306774</text:p>
              </table:table-cell>
              <table:table-cell office:value-type="float" office:value="0.360915">
                <text:p>0.360915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1:'Oi Logan'.L11</svg:desc>
                </draw:g>
              </table:table-cell>
              <table:table-cell office:value-type="float" office:value="0.064185">
                <text:p>0.064185</text:p>
              </table:table-cell>
              <table:table-cell office:value-type="float" office:value="0.0879291">
                <text:p>0.0879291</text:p>
              </table:table-cell>
              <table:table-cell office:value-type="float" office:value="0.109246">
                <text:p>0.109246</text:p>
              </table:table-cell>
              <table:table-cell office:value-type="float" office:value="0.158781">
                <text:p>0.158781</text:p>
              </table:table-cell>
              <table:table-cell office:value-type="float" office:value="0.236242">
                <text:p>0.236242</text:p>
              </table:table-cell>
              <table:table-cell office:value-type="float" office:value="0.321422">
                <text:p>0.321422</text:p>
              </table:table-cell>
              <table:table-cell office:value-type="float" office:value="0.357828">
                <text:p>0.357828</text:p>
              </table:table-cell>
              <table:table-cell office:value-type="float" office:value="0.377741">
                <text:p>0.377741</text:p>
              </table:table-cell>
              <table:table-cell office:value-type="float" office:value="0.43447">
                <text:p>0.43447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2:'Oi Logan'.L12</svg:desc>
                </draw:g>
              </table:table-cell>
              <table:table-cell office:value-type="float" office:value="0.119763">
                <text:p>0.119763</text:p>
              </table:table-cell>
              <table:table-cell office:value-type="float" office:value="0.142327">
                <text:p>0.142327</text:p>
              </table:table-cell>
              <table:table-cell office:value-type="float" office:value="0.165049">
                <text:p>0.165049</text:p>
              </table:table-cell>
              <table:table-cell office:value-type="float" office:value="0.188885">
                <text:p>0.188885</text:p>
              </table:table-cell>
              <table:table-cell office:value-type="float" office:value="0.232925">
                <text:p>0.232925</text:p>
              </table:table-cell>
              <table:table-cell office:value-type="float" office:value="0.276328">
                <text:p>0.276328</text:p>
              </table:table-cell>
              <table:table-cell office:value-type="float" office:value="0.337231">
                <text:p>0.337231</text:p>
              </table:table-cell>
              <table:table-cell office:value-type="float" office:value="0.424541">
                <text:p>0.424541</text:p>
              </table:table-cell>
              <table:table-cell office:value-type="float" office:value="0.468926">
                <text:p>0.4689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5cm" svg:height="9.006cm" xlink:href=".." xlink:type="simple" chart:class="chart:line" chart:row-mapping="8 0 1 2 3 4 5 6 7 8" chart:style-name="ch1">
        <chart:legend chart:legend-position="end" svg:x="19.745cm" svg:y="1.963cm" style:legend-expansion="high" chart:style-name="ch2"/>
        <chart:plot-area chart:style-name="ch3" table:cell-range-address="Pesquisar.D3:Pesquisar.L12" chart:data-source-has-labels="row" svg:x="0.447cm" svg:y="0.18cm" svg:width="18.851cm" svg:height="8.646cm">
          <chartooo:coordinate-region svg:x="1.241cm" svg:y="0.38cm" svg:width="17.354cm" svg:height="7.799cm"/>
          <chart:axis chart:dimension="x" chart:name="primary-x" chart:style-name="ch4" chartooo:axis-type="auto">
            <chartooo:date-scale/>
            <chart:categories table:cell-range-address="Pesquisar.D12:Pesquisa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squisar.D3:Pesquisar.L3" chart:class="chart:line">
            <chart:data-point chart:repeated="9"/>
          </chart:series>
          <chart:series chart:style-name="ch7" chart:values-cell-range-address="Pesquisar.D4:Pesquisar.L4" chart:class="chart:line">
            <chart:data-point chart:repeated="9"/>
          </chart:series>
          <chart:series chart:style-name="ch8" chart:values-cell-range-address="Pesquisar.D5:Pesquisar.L5" chart:class="chart:line">
            <chart:data-point chart:repeated="9"/>
          </chart:series>
          <chart:series chart:style-name="ch9" chart:values-cell-range-address="Pesquisar.D6:Pesquisar.L6" chart:class="chart:line">
            <chart:data-point chart:repeated="9"/>
          </chart:series>
          <chart:series chart:style-name="ch10" chart:values-cell-range-address="Pesquisar.D7:Pesquisar.L7" chart:class="chart:line">
            <chart:data-point chart:repeated="9"/>
          </chart:series>
          <chart:series chart:style-name="ch11" chart:values-cell-range-address="Pesquisar.D8:Pesquisar.L8" chart:class="chart:line">
            <chart:data-point chart:repeated="9"/>
          </chart:series>
          <chart:series chart:style-name="ch12" chart:values-cell-range-address="Pesquisar.D9:Pesquisar.L9" chart:class="chart:line">
            <chart:data-point chart:repeated="9"/>
          </chart:series>
          <chart:series chart:style-name="ch13" chart:values-cell-range-address="Pesquisar.D10:Pesquisar.L10" chart:class="chart:line">
            <chart:data-point chart:repeated="9"/>
          </chart:series>
          <chart:series chart:style-name="ch14" chart:values-cell-range-address="Pesquisar.D11:Pesquisar.L11" chart:class="chart:line">
            <chart:data-point chart:repeated="9"/>
          </chart:series>
          <chart:series chart:style-name="ch15" chart:values-cell-range-address="Pesquisar.D12:Pesquisar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443086">
                <text:p>0.0443086</text:p>
                <draw:g>
                  <svg:desc>Pesquisar.D12:Pesquisar.L12</svg:desc>
                </draw:g>
              </table:table-cell>
              <table:table-cell office:value-type="float" office:value="0.0641711">
                <text:p>0.0641711</text:p>
              </table:table-cell>
              <table:table-cell office:value-type="float" office:value="0.0789043">
                <text:p>0.0789043</text:p>
              </table:table-cell>
              <table:table-cell office:value-type="float" office:value="0.0961475">
                <text:p>0.0961475</text:p>
              </table:table-cell>
              <table:table-cell office:value-type="float" office:value="0.359653">
                <text:p>0.359653</text:p>
              </table:table-cell>
              <table:table-cell office:value-type="float" office:value="0.530967">
                <text:p>0.530967</text:p>
              </table:table-cell>
              <table:table-cell office:value-type="float" office:value="0.605288">
                <text:p>0.605288</text:p>
              </table:table-cell>
              <table:table-cell office:value-type="float" office:value="0.680891">
                <text:p>0.680891</text:p>
              </table:table-cell>
              <table:table-cell office:value-type="float" office:value="0.767898">
                <text:p>0.76789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809484">
                <text:p>0.0809484</text:p>
                <draw:g>
                  <svg:desc>Pesquisar.D3:Pesquisar.L3</svg:desc>
                </draw:g>
              </table:table-cell>
              <table:table-cell office:value-type="float" office:value="0.112554">
                <text:p>0.112554</text:p>
              </table:table-cell>
              <table:table-cell office:value-type="float" office:value="0.136867">
                <text:p>0.136867</text:p>
              </table:table-cell>
              <table:table-cell office:value-type="float" office:value="0.174678">
                <text:p>0.174678</text:p>
              </table:table-cell>
              <table:table-cell office:value-type="float" office:value="0.57773">
                <text:p>0.57773</text:p>
              </table:table-cell>
              <table:table-cell office:value-type="float" office:value="0.648606">
                <text:p>0.648606</text:p>
              </table:table-cell>
              <table:table-cell office:value-type="float" office:value="0.678684">
                <text:p>0.678684</text:p>
              </table:table-cell>
              <table:table-cell office:value-type="float" office:value="0.712443">
                <text:p>0.712443</text:p>
              </table:table-cell>
              <table:table-cell office:value-type="float" office:value="0.768014">
                <text:p>0.768014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858065">
                <text:p>0.0858065</text:p>
                <draw:g>
                  <svg:desc>Pesquisar.D4:Pesquisar.L4</svg:desc>
                </draw:g>
              </table:table-cell>
              <table:table-cell office:value-type="float" office:value="0.127805">
                <text:p>0.127805</text:p>
              </table:table-cell>
              <table:table-cell office:value-type="float" office:value="0.387131">
                <text:p>0.387131</text:p>
              </table:table-cell>
              <table:table-cell office:value-type="float" office:value="0.556446">
                <text:p>0.556446</text:p>
              </table:table-cell>
              <table:table-cell office:value-type="float" office:value="0.584022">
                <text:p>0.584022</text:p>
              </table:table-cell>
              <table:table-cell office:value-type="float" office:value="0.615264">
                <text:p>0.615264</text:p>
              </table:table-cell>
              <table:table-cell office:value-type="float" office:value="0.643622">
                <text:p>0.643622</text:p>
              </table:table-cell>
              <table:table-cell office:value-type="float" office:value="0.663912">
                <text:p>0.663912</text:p>
              </table:table-cell>
              <table:table-cell office:value-type="float" office:value="0.698186">
                <text:p>0.698186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117732">
                <text:p>0.117732</text:p>
                <draw:g>
                  <svg:desc>Pesquisar.D5:Pesquisar.L5</svg:desc>
                </draw:g>
              </table:table-cell>
              <table:table-cell office:value-type="float" office:value="0.239573">
                <text:p>0.239573</text:p>
              </table:table-cell>
              <table:table-cell office:value-type="float" office:value="0.459666">
                <text:p>0.459666</text:p>
              </table:table-cell>
              <table:table-cell office:value-type="float" office:value="0.57046">
                <text:p>0.57046</text:p>
              </table:table-cell>
              <table:table-cell office:value-type="float" office:value="0.595517">
                <text:p>0.595517</text:p>
              </table:table-cell>
              <table:table-cell office:value-type="float" office:value="0.617425">
                <text:p>0.617425</text:p>
              </table:table-cell>
              <table:table-cell office:value-type="float" office:value="0.645497">
                <text:p>0.645497</text:p>
              </table:table-cell>
              <table:table-cell office:value-type="float" office:value="0.676237">
                <text:p>0.676237</text:p>
              </table:table-cell>
              <table:table-cell office:value-type="float" office:value="0.716051">
                <text:p>0.71605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414311">
                <text:p>0.0414311</text:p>
                <draw:g>
                  <svg:desc>Pesquisar.D6:Pesquisar.L6</svg:desc>
                </draw:g>
              </table:table-cell>
              <table:table-cell office:value-type="float" office:value="0.0704399">
                <text:p>0.0704399</text:p>
              </table:table-cell>
              <table:table-cell office:value-type="float" office:value="0.0875381">
                <text:p>0.0875381</text:p>
              </table:table-cell>
              <table:table-cell office:value-type="float" office:value="0.100147">
                <text:p>0.100147</text:p>
              </table:table-cell>
              <table:table-cell office:value-type="float" office:value="0.116873">
                <text:p>0.116873</text:p>
              </table:table-cell>
              <table:table-cell office:value-type="float" office:value="0.14616">
                <text:p>0.14616</text:p>
              </table:table-cell>
              <table:table-cell office:value-type="float" office:value="0.440017">
                <text:p>0.440017</text:p>
              </table:table-cell>
              <table:table-cell office:value-type="float" office:value="0.609091">
                <text:p>0.609091</text:p>
              </table:table-cell>
              <table:table-cell office:value-type="float" office:value="0.676553">
                <text:p>0.676553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749525">
                <text:p>0.0749525</text:p>
                <draw:g>
                  <svg:desc>Pesquisar.D7:Pesquisar.L7</svg:desc>
                </draw:g>
              </table:table-cell>
              <table:table-cell office:value-type="float" office:value="0.118635">
                <text:p>0.118635</text:p>
              </table:table-cell>
              <table:table-cell office:value-type="float" office:value="0.231566">
                <text:p>0.231566</text:p>
              </table:table-cell>
              <table:table-cell office:value-type="float" office:value="0.368846">
                <text:p>0.368846</text:p>
              </table:table-cell>
              <table:table-cell office:value-type="float" office:value="0.390767">
                <text:p>0.390767</text:p>
              </table:table-cell>
              <table:table-cell office:value-type="float" office:value="0.423278">
                <text:p>0.423278</text:p>
              </table:table-cell>
              <table:table-cell office:value-type="float" office:value="0.557416">
                <text:p>0.557416</text:p>
              </table:table-cell>
              <table:table-cell office:value-type="float" office:value="0.60881">
                <text:p>0.60881</text:p>
              </table:table-cell>
              <table:table-cell office:value-type="float" office:value="0.677477">
                <text:p>0.677477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108786">
                <text:p>0.108786</text:p>
                <draw:g>
                  <svg:desc>Pesquisar.D8:Pesquisar.L8</svg:desc>
                </draw:g>
              </table:table-cell>
              <table:table-cell office:value-type="float" office:value="0.325772">
                <text:p>0.325772</text:p>
              </table:table-cell>
              <table:table-cell office:value-type="float" office:value="0.406781">
                <text:p>0.406781</text:p>
              </table:table-cell>
              <table:table-cell office:value-type="float" office:value="0.503759">
                <text:p>0.503759</text:p>
              </table:table-cell>
              <table:table-cell office:value-type="float" office:value="0.567788">
                <text:p>0.567788</text:p>
              </table:table-cell>
              <table:table-cell office:value-type="float" office:value="0.600682">
                <text:p>0.600682</text:p>
              </table:table-cell>
              <table:table-cell office:value-type="float" office:value="0.639068">
                <text:p>0.639068</text:p>
              </table:table-cell>
              <table:table-cell office:value-type="float" office:value="0.67724">
                <text:p>0.67724</text:p>
              </table:table-cell>
              <table:table-cell office:value-type="float" office:value="0.725249">
                <text:p>0.725249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437723">
                <text:p>0.0437723</text:p>
                <draw:g>
                  <svg:desc>Pesquisar.D9:Pesquisar.L9</svg:desc>
                </draw:g>
              </table:table-cell>
              <table:table-cell office:value-type="float" office:value="0.0612628">
                <text:p>0.0612628</text:p>
              </table:table-cell>
              <table:table-cell office:value-type="float" office:value="0.08361">
                <text:p>0.08361</text:p>
              </table:table-cell>
              <table:table-cell office:value-type="float" office:value="0.0996557">
                <text:p>0.0996557</text:p>
              </table:table-cell>
              <table:table-cell office:value-type="float" office:value="0.126399">
                <text:p>0.126399</text:p>
              </table:table-cell>
              <table:table-cell office:value-type="float" office:value="0.405508">
                <text:p>0.405508</text:p>
              </table:table-cell>
              <table:table-cell office:value-type="float" office:value="0.445531">
                <text:p>0.445531</text:p>
              </table:table-cell>
              <table:table-cell office:value-type="float" office:value="0.621327">
                <text:p>0.621327</text:p>
              </table:table-cell>
              <table:table-cell office:value-type="float" office:value="0.696115">
                <text:p>0.696115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436701">
                <text:p>0.0436701</text:p>
                <draw:g>
                  <svg:desc>Pesquisar.D10:Pesquisar.L10</svg:desc>
                </draw:g>
              </table:table-cell>
              <table:table-cell office:value-type="float" office:value="0.0631353">
                <text:p>0.0631353</text:p>
              </table:table-cell>
              <table:table-cell office:value-type="float" office:value="0.0841506">
                <text:p>0.0841506</text:p>
              </table:table-cell>
              <table:table-cell office:value-type="float" office:value="0.0992339">
                <text:p>0.0992339</text:p>
              </table:table-cell>
              <table:table-cell office:value-type="float" office:value="0.365815">
                <text:p>0.365815</text:p>
              </table:table-cell>
              <table:table-cell office:value-type="float" office:value="0.402122">
                <text:p>0.402122</text:p>
              </table:table-cell>
              <table:table-cell office:value-type="float" office:value="0.500075">
                <text:p>0.500075</text:p>
              </table:table-cell>
              <table:table-cell office:value-type="float" office:value="0.609593">
                <text:p>0.609593</text:p>
              </table:table-cell>
              <table:table-cell office:value-type="float" office:value="0.677378">
                <text:p>0.677378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714348">
                <text:p>0.0714348</text:p>
                <draw:g>
                  <svg:desc>Pesquisar.D11:Pesquisar.L11</svg:desc>
                </draw:g>
              </table:table-cell>
              <table:table-cell office:value-type="float" office:value="0.0977789">
                <text:p>0.0977789</text:p>
              </table:table-cell>
              <table:table-cell office:value-type="float" office:value="0.132245">
                <text:p>0.132245</text:p>
              </table:table-cell>
              <table:table-cell office:value-type="float" office:value="0.415888">
                <text:p>0.415888</text:p>
              </table:table-cell>
              <table:table-cell office:value-type="float" office:value="0.593078">
                <text:p>0.593078</text:p>
              </table:table-cell>
              <table:table-cell office:value-type="float" office:value="0.650773">
                <text:p>0.650773</text:p>
              </table:table-cell>
              <table:table-cell office:value-type="float" office:value="0.687043">
                <text:p>0.687043</text:p>
              </table:table-cell>
              <table:table-cell office:value-type="float" office:value="0.722033">
                <text:p>0.722033</text:p>
              </table:table-cell>
              <table:table-cell office:value-type="float" office:value="0.758449">
                <text:p>0.758449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443086">
                <text:p>0.0443086</text:p>
                <draw:g>
                  <svg:desc>Pesquisar.D12:Pesquisar.L12</svg:desc>
                </draw:g>
              </table:table-cell>
              <table:table-cell office:value-type="float" office:value="0.0641711">
                <text:p>0.0641711</text:p>
              </table:table-cell>
              <table:table-cell office:value-type="float" office:value="0.0789043">
                <text:p>0.0789043</text:p>
              </table:table-cell>
              <table:table-cell office:value-type="float" office:value="0.0961475">
                <text:p>0.0961475</text:p>
              </table:table-cell>
              <table:table-cell office:value-type="float" office:value="0.359653">
                <text:p>0.359653</text:p>
              </table:table-cell>
              <table:table-cell office:value-type="float" office:value="0.530967">
                <text:p>0.530967</text:p>
              </table:table-cell>
              <table:table-cell office:value-type="float" office:value="0.605288">
                <text:p>0.605288</text:p>
              </table:table-cell>
              <table:table-cell office:value-type="float" office:value="0.680891">
                <text:p>0.680891</text:p>
              </table:table-cell>
              <table:table-cell office:value-type="float" office:value="0.767898">
                <text:p>0.7678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31cm" svg:height="9.006cm" xlink:href=".." xlink:type="simple" chart:class="chart:line" chart:row-mapping="0 1 2 3 4 5 6 7 8" chart:style-name="ch1">
        <chart:legend chart:legend-position="end" svg:x="19.691cm" svg:y="1.963cm" style:legend-expansion="high" chart:style-name="ch2"/>
        <chart:plot-area chart:style-name="ch3" table:cell-range-address="Sair.C3:Sair.L12" chart:data-source-has-labels="row" svg:x="0.446cm" svg:y="0.18cm" svg:width="18.799cm" svg:height="8.646cm">
          <chartooo:coordinate-region svg:x="1.173cm" svg:y="0.379cm" svg:width="18.072cm" svg:height="7.8cm"/>
          <chart:axis chart:dimension="x" chart:name="primary-x" chart:style-name="ch4" chartooo:axis-type="auto">
            <chartooo:date-scale/>
            <chart:categories table:cell-range-address="Sair.D12:Sai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air.C3:Sair.L3" chart:class="chart:line">
            <chart:data-point chart:repeated="10"/>
          </chart:series>
          <chart:series chart:style-name="ch7" chart:values-cell-range-address="Sair.C4:Sair.L4" chart:class="chart:line">
            <chart:data-point chart:repeated="10"/>
          </chart:series>
          <chart:series chart:style-name="ch8" chart:values-cell-range-address="Sair.C5:Sair.L5" chart:class="chart:line">
            <chart:data-point chart:repeated="10"/>
          </chart:series>
          <chart:series chart:style-name="ch9" chart:values-cell-range-address="Sair.C6:Sair.L6" chart:class="chart:line">
            <chart:data-point chart:repeated="10"/>
          </chart:series>
          <chart:series chart:style-name="ch10" chart:values-cell-range-address="Sair.C7:Sair.L7" chart:class="chart:line">
            <chart:data-point chart:repeated="10"/>
          </chart:series>
          <chart:series chart:style-name="ch11" chart:values-cell-range-address="Sair.C8:Sair.L8" chart:class="chart:line">
            <chart:data-point chart:repeated="10"/>
          </chart:series>
          <chart:series chart:style-name="ch12" chart:values-cell-range-address="Sair.C9:Sair.L9" chart:class="chart:line">
            <chart:data-point chart:repeated="10"/>
          </chart:series>
          <chart:series chart:style-name="ch13" chart:values-cell-range-address="Sair.C10:Sair.L10" chart:class="chart:line">
            <chart:data-point chart:repeated="10"/>
          </chart:series>
          <chart:series chart:style-name="ch14" chart:values-cell-range-address="Sair.C11:Sair.L11" chart:class="chart:line">
            <chart:data-point chart:repeated="10"/>
          </chart:series>
          <chart:series chart:style-name="ch15" chart:values-cell-range-address="Sair.C12:Sair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52532">
                <text:p>0.252532</text:p>
                <draw:g>
                  <svg:desc>Sair.D12:Sair.L12</svg:desc>
                </draw:g>
              </table:table-cell>
              <table:table-cell office:value-type="float" office:value="0.311789">
                <text:p>0.311789</text:p>
              </table:table-cell>
              <table:table-cell office:value-type="float" office:value="0.34845">
                <text:p>0.34845</text:p>
              </table:table-cell>
              <table:table-cell office:value-type="float" office:value="0.370984">
                <text:p>0.370984</text:p>
              </table:table-cell>
              <table:table-cell office:value-type="float" office:value="0.392737">
                <text:p>0.392737</text:p>
              </table:table-cell>
              <table:table-cell office:value-type="float" office:value="0.457682">
                <text:p>0.457682</text:p>
              </table:table-cell>
              <table:table-cell office:value-type="float" office:value="0.550319">
                <text:p>0.550319</text:p>
              </table:table-cell>
              <table:table-cell office:value-type="float" office:value="0.638549">
                <text:p>0.638549</text:p>
              </table:table-cell>
              <table:table-cell office:value-type="float" office:value="0.72259">
                <text:p>0.72259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3:Sair.L3</svg:desc>
                </draw:g>
              </table:table-cell>
              <table:table-cell office:value-type="float" office:value="0.328922">
                <text:p>0.328922</text:p>
              </table:table-cell>
              <table:table-cell office:value-type="float" office:value="0.359889">
                <text:p>0.359889</text:p>
              </table:table-cell>
              <table:table-cell office:value-type="float" office:value="0.384429">
                <text:p>0.384429</text:p>
              </table:table-cell>
              <table:table-cell office:value-type="float" office:value="0.406807">
                <text:p>0.406807</text:p>
              </table:table-cell>
              <table:table-cell office:value-type="float" office:value="0.427987">
                <text:p>0.427987</text:p>
              </table:table-cell>
              <table:table-cell office:value-type="float" office:value="0.445516">
                <text:p>0.445516</text:p>
              </table:table-cell>
              <table:table-cell office:value-type="float" office:value="0.475752">
                <text:p>0.475752</text:p>
              </table:table-cell>
              <table:table-cell office:value-type="float" office:value="0.52752">
                <text:p>0.52752</text:p>
              </table:table-cell>
              <table:table-cell office:value-type="float" office:value="0.658282">
                <text:p>0.658282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4:Sair.L4</svg:desc>
                </draw:g>
              </table:table-cell>
              <table:table-cell office:value-type="float" office:value="0.325007">
                <text:p>0.325007</text:p>
              </table:table-cell>
              <table:table-cell office:value-type="float" office:value="0.352175">
                <text:p>0.352175</text:p>
              </table:table-cell>
              <table:table-cell office:value-type="float" office:value="0.376854">
                <text:p>0.376854</text:p>
              </table:table-cell>
              <table:table-cell office:value-type="float" office:value="0.400739">
                <text:p>0.400739</text:p>
              </table:table-cell>
              <table:table-cell office:value-type="float" office:value="0.424679">
                <text:p>0.424679</text:p>
              </table:table-cell>
              <table:table-cell office:value-type="float" office:value="0.453817">
                <text:p>0.453817</text:p>
              </table:table-cell>
              <table:table-cell office:value-type="float" office:value="0.495048">
                <text:p>0.495048</text:p>
              </table:table-cell>
              <table:table-cell office:value-type="float" office:value="0.565499">
                <text:p>0.565499</text:p>
              </table:table-cell>
              <table:table-cell office:value-type="float" office:value="0.671847">
                <text:p>0.671847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5:Sair.L5</svg:desc>
                </draw:g>
              </table:table-cell>
              <table:table-cell office:value-type="float" office:value="0.270117">
                <text:p>0.270117</text:p>
              </table:table-cell>
              <table:table-cell office:value-type="float" office:value="0.304981">
                <text:p>0.304981</text:p>
              </table:table-cell>
              <table:table-cell office:value-type="float" office:value="0.335314">
                <text:p>0.335314</text:p>
              </table:table-cell>
              <table:table-cell office:value-type="float" office:value="0.356115">
                <text:p>0.356115</text:p>
              </table:table-cell>
              <table:table-cell office:value-type="float" office:value="0.371856">
                <text:p>0.371856</text:p>
              </table:table-cell>
              <table:table-cell office:value-type="float" office:value="0.387331">
                <text:p>0.387331</text:p>
              </table:table-cell>
              <table:table-cell office:value-type="float" office:value="0.423255">
                <text:p>0.423255</text:p>
              </table:table-cell>
              <table:table-cell office:value-type="float" office:value="0.544176">
                <text:p>0.544176</text:p>
              </table:table-cell>
              <table:table-cell office:value-type="float" office:value="0.641502">
                <text:p>0.641502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6:Sair.L6</svg:desc>
                </draw:g>
              </table:table-cell>
              <table:table-cell office:value-type="float" office:value="0.168922">
                <text:p>0.168922</text:p>
              </table:table-cell>
              <table:table-cell office:value-type="float" office:value="0.196445">
                <text:p>0.196445</text:p>
              </table:table-cell>
              <table:table-cell office:value-type="float" office:value="0.239324">
                <text:p>0.239324</text:p>
              </table:table-cell>
              <table:table-cell office:value-type="float" office:value="0.265129">
                <text:p>0.265129</text:p>
              </table:table-cell>
              <table:table-cell office:value-type="float" office:value="0.287988">
                <text:p>0.287988</text:p>
              </table:table-cell>
              <table:table-cell office:value-type="float" office:value="0.328729">
                <text:p>0.328729</text:p>
              </table:table-cell>
              <table:table-cell office:value-type="float" office:value="0.378585">
                <text:p>0.378585</text:p>
              </table:table-cell>
              <table:table-cell office:value-type="float" office:value="0.502069">
                <text:p>0.502069</text:p>
              </table:table-cell>
              <table:table-cell office:value-type="float" office:value="0.620679">
                <text:p>0.620679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7:Sair.L7</svg:desc>
                </draw:g>
              </table:table-cell>
              <table:table-cell office:value-type="float" office:value="0.304598">
                <text:p>0.304598</text:p>
              </table:table-cell>
              <table:table-cell office:value-type="float" office:value="0.368245">
                <text:p>0.368245</text:p>
              </table:table-cell>
              <table:table-cell office:value-type="float" office:value="0.419274">
                <text:p>0.419274</text:p>
              </table:table-cell>
              <table:table-cell office:value-type="float" office:value="0.481403">
                <text:p>0.481403</text:p>
              </table:table-cell>
              <table:table-cell office:value-type="float" office:value="0.524727">
                <text:p>0.524727</text:p>
              </table:table-cell>
              <table:table-cell office:value-type="float" office:value="0.560458">
                <text:p>0.560458</text:p>
              </table:table-cell>
              <table:table-cell office:value-type="float" office:value="0.605716">
                <text:p>0.605716</text:p>
              </table:table-cell>
              <table:table-cell office:value-type="float" office:value="0.654176">
                <text:p>0.654176</text:p>
              </table:table-cell>
              <table:table-cell office:value-type="float" office:value="0.700235">
                <text:p>0.700235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8:Sair.L8</svg:desc>
                </draw:g>
              </table:table-cell>
              <table:table-cell office:value-type="float" office:value="0.347006">
                <text:p>0.347006</text:p>
              </table:table-cell>
              <table:table-cell office:value-type="float" office:value="0.395027">
                <text:p>0.395027</text:p>
              </table:table-cell>
              <table:table-cell office:value-type="float" office:value="0.432342">
                <text:p>0.432342</text:p>
              </table:table-cell>
              <table:table-cell office:value-type="float" office:value="0.47504">
                <text:p>0.47504</text:p>
              </table:table-cell>
              <table:table-cell office:value-type="float" office:value="0.509866">
                <text:p>0.509866</text:p>
              </table:table-cell>
              <table:table-cell office:value-type="float" office:value="0.5408">
                <text:p>0.5408</text:p>
              </table:table-cell>
              <table:table-cell office:value-type="float" office:value="0.569059">
                <text:p>0.569059</text:p>
              </table:table-cell>
              <table:table-cell office:value-type="float" office:value="0.60239">
                <text:p>0.60239</text:p>
              </table:table-cell>
              <table:table-cell office:value-type="float" office:value="0.656417">
                <text:p>0.656417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9:Sair.L9</svg:desc>
                </draw:g>
              </table:table-cell>
              <table:table-cell office:value-type="float" office:value="0.159626">
                <text:p>0.159626</text:p>
              </table:table-cell>
              <table:table-cell office:value-type="float" office:value="0.193649">
                <text:p>0.193649</text:p>
              </table:table-cell>
              <table:table-cell office:value-type="float" office:value="0.22832">
                <text:p>0.22832</text:p>
              </table:table-cell>
              <table:table-cell office:value-type="float" office:value="0.265341">
                <text:p>0.265341</text:p>
              </table:table-cell>
              <table:table-cell office:value-type="float" office:value="0.301551">
                <text:p>0.301551</text:p>
              </table:table-cell>
              <table:table-cell office:value-type="float" office:value="0.34242">
                <text:p>0.34242</text:p>
              </table:table-cell>
              <table:table-cell office:value-type="float" office:value="0.392969">
                <text:p>0.392969</text:p>
              </table:table-cell>
              <table:table-cell office:value-type="float" office:value="0.47511">
                <text:p>0.47511</text:p>
              </table:table-cell>
              <table:table-cell office:value-type="float" office:value="0.563571">
                <text:p>0.56357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0:Sair.L10</svg:desc>
                </draw:g>
              </table:table-cell>
              <table:table-cell office:value-type="float" office:value="0.110983">
                <text:p>0.110983</text:p>
              </table:table-cell>
              <table:table-cell office:value-type="float" office:value="0.144611">
                <text:p>0.144611</text:p>
              </table:table-cell>
              <table:table-cell office:value-type="float" office:value="0.165387">
                <text:p>0.165387</text:p>
              </table:table-cell>
              <table:table-cell office:value-type="float" office:value="0.196305">
                <text:p>0.196305</text:p>
              </table:table-cell>
              <table:table-cell office:value-type="float" office:value="0.247957">
                <text:p>0.247957</text:p>
              </table:table-cell>
              <table:table-cell office:value-type="float" office:value="0.293574">
                <text:p>0.293574</text:p>
              </table:table-cell>
              <table:table-cell office:value-type="float" office:value="0.369986">
                <text:p>0.369986</text:p>
              </table:table-cell>
              <table:table-cell office:value-type="float" office:value="0.466639">
                <text:p>0.466639</text:p>
              </table:table-cell>
              <table:table-cell office:value-type="float" office:value="0.594909">
                <text:p>0.594909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1:Sair.L11</svg:desc>
                </draw:g>
              </table:table-cell>
              <table:table-cell office:value-type="float" office:value="0.244149">
                <text:p>0.244149</text:p>
              </table:table-cell>
              <table:table-cell office:value-type="float" office:value="0.263973">
                <text:p>0.263973</text:p>
              </table:table-cell>
              <table:table-cell office:value-type="float" office:value="0.278672">
                <text:p>0.278672</text:p>
              </table:table-cell>
              <table:table-cell office:value-type="float" office:value="0.294652">
                <text:p>0.294652</text:p>
              </table:table-cell>
              <table:table-cell office:value-type="float" office:value="0.315456">
                <text:p>0.315456</text:p>
              </table:table-cell>
              <table:table-cell office:value-type="float" office:value="0.336826">
                <text:p>0.336826</text:p>
              </table:table-cell>
              <table:table-cell office:value-type="float" office:value="0.39253">
                <text:p>0.39253</text:p>
              </table:table-cell>
              <table:table-cell office:value-type="float" office:value="0.446086">
                <text:p>0.446086</text:p>
              </table:table-cell>
              <table:table-cell office:value-type="float" office:value="0.551992">
                <text:p>0.551992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2:Sair.L12</svg:desc>
                </draw:g>
              </table:table-cell>
              <table:table-cell office:value-type="float" office:value="0.252532">
                <text:p>0.252532</text:p>
              </table:table-cell>
              <table:table-cell office:value-type="float" office:value="0.311789">
                <text:p>0.311789</text:p>
              </table:table-cell>
              <table:table-cell office:value-type="float" office:value="0.34845">
                <text:p>0.34845</text:p>
              </table:table-cell>
              <table:table-cell office:value-type="float" office:value="0.370984">
                <text:p>0.370984</text:p>
              </table:table-cell>
              <table:table-cell office:value-type="float" office:value="0.392737">
                <text:p>0.392737</text:p>
              </table:table-cell>
              <table:table-cell office:value-type="float" office:value="0.457682">
                <text:p>0.457682</text:p>
              </table:table-cell>
              <table:table-cell office:value-type="float" office:value="0.550319">
                <text:p>0.550319</text:p>
              </table:table-cell>
              <table:table-cell office:value-type="float" office:value="0.638549">
                <text:p>0.638549</text:p>
              </table:table-cell>
              <table:table-cell office:value-type="float" office:value="0.72259">
                <text:p>0.722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